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1" svg:font-family="Arial1"/>
  </office:font-face-decls>
  <office:automatic-styles>
    <style:style style:name="ce1" style:family="table-cell" style:parent-style-name="Default" style:data-style-name="N0"/>
    <style:style style:name="ce2" style:family="table-cell" style:parent-style-name="CategoryHeader" style:data-style-name="N0">
      <style:table-cell-properties fo:border="thin solid #000000" style:vertical-align="top" fo:wrap-option="wrap" fo:background-color="#000000"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 style:family="table-cell" style:parent-style-name="Default" style:data-style-name="N0">
      <style:table-cell-properties fo:border="none" style:vertical-align="top" fo:wrap-option="no-wrap"/>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none" style:vertical-align="top" fo:wrap-option="no-wrap"/>
      <style:text-properties fo:font-size="10pt" style:font-size-asian="10pt" style:font-size-complex="10pt"/>
    </style:style>
    <style:style style:name="ce5" style:family="table-cell" style:parent-style-name="Default" style:data-style-name="N0">
      <style:table-cell-properties fo:border="none"/>
      <style:text-properties fo:font-size="10pt" style:font-size-asian="10pt" style:font-size-complex="10pt"/>
    </style:style>
    <style:style style:name="ce6" style:family="table-cell" style:parent-style-name="Default" style:data-style-name="N0">
      <style:table-cell-properties fo:border-top="thin solid #000000" fo:border-bottom="thin solid #000000" fo:border-left="none" fo:border-right="none"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top" fo:wrap-option="no-wrap"/>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fo:border="none"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none" style:vertical-align="top" fo:wrap-option="no-wrap"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fo:border="none" style:vertical-align="top" fo:wrap-option="no-wrap" fo:background-color="transparent"/>
      <style:text-properties fo:font-size="10pt" style:font-size-asian="10pt" style:font-size-complex="10pt"/>
    </style:style>
    <style:style style:name="ce11" style:family="table-cell" style:parent-style-name="Default" style:data-style-name="N0">
      <style:table-cell-properties fo:border="none" style:vertical-align="top" fo:wrap-option="no-wrap" fo:background-color="transparent" style:repeat-content="false"/>
      <style:paragraph-properties fo:text-align="center"/>
      <style:text-properties fo:font-size="10pt" style:font-size-asian="10pt" style:font-size-complex="10pt"/>
    </style:style>
    <style:style style:name="ce12" style:family="table-cell" style:parent-style-name="Default" style:data-style-name="N13">
      <style:table-cell-properties fo:border="none" style:vertical-align="top" fo:wrap-option="no-wrap" fo:background-color="transparent"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fo:border="thin solid #000000" style:vertical-align="top"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4" style:family="table-cell" style:parent-style-name="Default" style:data-style-name="N13">
      <style:table-cell-properties fo:border="thin solid #000000" style:vertical-align="top" fo:wrap-option="no-wrap" fo:background-color="#000000" style:cell-protect="protected" style:repeat-content="false"/>
      <style:paragraph-properties fo:text-align="start" fo:margin-left="0cm"/>
      <style:text-properties fo:color="#FFFFFF" fo:font-size="10pt" style:font-size-asian="10pt" style:font-size-complex="10pt" fo:font-weight="bold" style:font-weight-asian="bold" style:font-weight-complex="bold"/>
    </style:style>
    <style:style style:name="ce15" style:family="table-cell" style:parent-style-name="Default" style:data-style-name="N13">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6" style:family="table-cell" style:parent-style-name="Default" style:data-style-name="N0">
      <style:table-cell-properties fo:border="thin solid #000000" style:vertical-align="top" fo:wrap-option="no-wrap"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fo:border-top="thin solid #000000" fo:border-bottom="thin solid #000000" fo:border-left="thin solid #000000" fo:border-right="none" style:vertical-align="top" fo:wrap-option="no-wrap"/>
      <style:text-properties fo:font-size="10pt" style:font-size-asian="10pt" style:font-size-complex="10pt"/>
    </style:style>
    <style:style style:name="ce18" style:family="table-cell" style:parent-style-name="Default" style:data-style-name="N0">
      <style:table-cell-properties fo:border-top="thin solid #000000" fo:border-bottom="thin solid #000000" fo:border-left="none" fo:border-right="thin solid #000000" style:vertical-align="top" fo:wrap-option="no-wrap" style:repeat-content="false"/>
      <style:paragraph-properties fo:text-align="start" fo:margin-left="0cm"/>
      <style:text-properties fo:font-size="10pt" style:font-size-asian="10pt" style:font-size-complex="10pt"/>
    </style:style>
    <style:style style:name="ce19" style:family="table-cell" style:parent-style-name="Default" style:data-style-name="N0">
      <style:table-cell-properties fo:border="none" fo:background-color="transparent"/>
      <style:text-properties fo:font-size="10pt" style:font-size-asian="10pt" style:font-size-complex="10pt"/>
    </style:style>
    <style:style style:name="ce20" style:family="table-cell" style:parent-style-name="CategoryHeader" style:data-style-name="N13">
      <style:table-cell-properties fo:border="none" style:vertical-align="top" fo:wrap-option="wrap" fo:background-color="transparent"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1" style:family="table-cell" style:parent-style-name="CategoryHeader" style:data-style-name="N0">
      <style:table-cell-properties fo:border="none" style:vertical-align="top" fo:wrap-option="wrap" fo:background-color="transparent"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2" style:family="table-cell" style:parent-style-name="Default" style:data-style-name="N13">
      <style:table-cell-properties fo:border="none" style:vertical-align="top" fo:wrap-option="no-wrap" fo:background-color="transparent"/>
      <style:text-properties fo:font-size="10pt" style:font-size-asian="10pt" style:font-size-complex="10pt"/>
    </style:style>
    <style:style style:name="ce23" style:family="table-cell" style:parent-style-name="Default" style:data-style-name="N0">
      <style:table-cell-properties fo:border="none" style:vertical-align="top" fo:wrap-option="no-wrap" style:repeat-content="false"/>
      <style:paragraph-properties fo:text-align="center"/>
      <style:text-properties fo:font-size="10pt" style:font-size-asian="10pt" style:font-size-complex="10pt"/>
    </style:style>
    <style:style style:name="ce24" style:family="table-cell" style:parent-style-name="CategoryHeader" style:data-style-name="N13">
      <style:table-cell-properties fo:border="none" style:vertical-align="middle" fo:wrap-option="wrap" fo:background-color="transparent"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5" style:family="table-cell" style:parent-style-name="CategoryHeader" style:data-style-name="N13">
      <style:table-cell-properties fo:border="none" style:vertical-align="middle" fo:wrap-option="wrap" fo:background-color="transparent"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normal" style:font-weight-asian="normal" style:font-weight-complex="normal"/>
    </style:style>
    <style:style style:name="ce26" style:family="table-cell" style:parent-style-name="Default" style:data-style-name="N0">
      <style:table-cell-properties fo:border="none" style:vertical-align="top" fo:wrap-option="no-wrap" fo:background-color="transparent" style:cell-protect="protected"/>
      <style:text-properties fo:font-size="10pt" style:font-size-asian="10pt" style:font-size-complex="10pt"/>
    </style:style>
    <style:style style:name="ce27" style:family="table-cell" style:parent-style-name="Default" style:data-style-name="N0">
      <style:table-cell-properties fo:border="none" style:vertical-align="top" fo:wrap-option="wrap"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Default" style:data-style-name="N13">
      <style:table-cell-properties fo:border="none" style:vertical-align="top" fo:wrap-option="wrap" style:repeat-content="false"/>
      <style:paragraph-properties fo:text-align="center"/>
      <style:text-properties fo:font-size="10pt" style:font-size-asian="10pt" style:font-size-complex="10pt"/>
    </style:style>
    <style:style style:name="ce29" style:family="table-cell" style:parent-style-name="CategoryHeader" style:data-style-name="N0">
      <style:table-cell-properties fo:border="thin solid #000000" style:vertical-align="top" fo:wrap-option="wrap" fo:background-color="#000000"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0" style:family="table-cell" style:parent-style-name="CategoryHeader" style:data-style-name="N0">
      <style:table-cell-properties fo:border="thin solid #000000" style:vertical-align="middle" fo:wrap-option="wrap" fo:background-color="#000000"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1" style:family="table-cell" style:parent-style-name="Default" style:data-style-name="N0">
      <style:table-cell-properties fo:border="thin solid #000000"/>
    </style:style>
    <style:style style:name="ce32"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fo:font-style="italic" style:font-style-asian="italic" style:font-style-complex="italic"/>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34" style:family="table-cell" style:parent-style-name="Default" style:data-style-name="N0">
      <style:table-cell-properties fo:border="thin solid #000000" style:vertical-align="middle" fo:wrap-option="no-wrap" fo:background-color="#000000" style:repeat-content="false"/>
      <style:paragraph-properties fo:text-align="center"/>
      <style:text-properties fo:font-size="10pt" style:font-size-asian="10pt" style:font-size-complex="10pt" fo:font-weight="bold" style:font-weight-asian="bold" style:font-weight-complex="bold"/>
    </style:style>
    <style:style style:name="ce35" style:family="table-cell" style:parent-style-name="Default" style:data-style-name="N13">
      <style:table-cell-properties fo:border="thin solid #000000" style:vertical-align="middle" fo:wrap-option="no-wrap" fo:background-color="transparent" style:repeat-content="false"/>
      <style:paragraph-properties fo:text-align="center"/>
      <style:text-properties fo:font-size="10pt" style:font-size-asian="10pt" style:font-size-complex="10pt"/>
    </style:style>
    <style:style style:name="ce36"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style:style>
    <style:style style:name="ce37" style:family="table-cell" style:parent-style-name="Default" style:data-style-name="N0">
      <style:table-cell-properties fo:border="thin solid #000000" style:vertical-align="middle" fo:wrap-option="wrap" style:repeat-content="false"/>
      <style:paragraph-properties fo:text-align="end" fo:margin-right="0cm"/>
      <style:text-properties fo:font-size="10pt" style:font-size-asian="10pt" style:font-size-complex="10pt" fo:font-weight="bold" style:font-weight-asian="bold" style:font-weight-complex="bold"/>
    </style:style>
    <style:style style:name="ce38" style:family="table-cell" style:parent-style-name="Default" style:data-style-name="N0">
      <style:table-cell-properties fo:border-top="none" fo:border-bottom="thin solid #000000" fo:border-left="none" fo:border-right="none" style:vertical-align="middle" fo:wrap-option="no-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40" style:family="table-cell" style:parent-style-name="CategoryHeader" style:data-style-name="N0">
      <style:table-cell-properties fo:border="thin solid #000000" style:vertical-align="top" fo:wrap-option="wrap" fo:background-color="#000000" style:cell-protect="protected" style:repeat-content="false"/>
      <style:paragraph-properties fo:text-align="start" fo:margin-left="0cm"/>
      <style:text-properties fo:color="#FFFFFF" style:font-name="Calibri1" style:font-name-asian="Calibri1" style:font-name-complex="Calibri1" fo:font-size="10pt" style:font-size-asian="10pt" style:font-size-complex="10pt" fo:font-weight="bold" style:font-weight-asian="bold" style:font-weight-complex="bold"/>
    </style:style>
    <style:style style:name="ce41" style:family="table-cell" style:parent-style-name="Default" style:data-style-name="N0">
      <style:table-cell-properties fo:border="none" style:vertical-align="top" fo:wrap-option="wrap" style:repeat-content="false"/>
      <style:paragraph-properties fo:text-align="start" fo:margin-left="0cm"/>
      <style:text-properties fo:font-size="10pt" style:font-size-asian="10pt" style:font-size-complex="10pt"/>
    </style:style>
    <style:style style:name="ce42" style:family="table-cell" style:parent-style-name="CategoryHeader" style:data-style-name="N13">
      <style:table-cell-properties fo:border-top="thin solid #000000" fo:border-bottom="thin solid #000000" fo:border-left="thin solid #000000" fo:border-right="none" style:vertical-align="top" fo:wrap-option="wrap" fo:background-color="#000000"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3" style:family="table-cell" style:parent-style-name="CategoryHeader" style:data-style-name="N13">
      <style:table-cell-properties fo:border-top="thin solid #000000" fo:border-bottom="thin solid #000000" fo:border-left="none" fo:border-right="none" style:vertical-align="top" fo:wrap-option="wrap" fo:background-color="#000000"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4" style:family="table-cell" style:parent-style-name="CategoryHeader" style:data-style-name="N0">
      <style:table-cell-properties fo:border-top="thin solid #000000" fo:border-bottom="thin solid #000000" fo:border-left="none" fo:border-right="thin solid #000000" style:vertical-align="top" fo:wrap-option="wrap" fo:background-color="#000000"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5" style:family="table-cell" style:parent-style-name="Default" style:data-style-name="N0">
      <style:table-cell-properties fo:border="none"/>
    </style:style>
    <style:style style:name="ce46" style:family="table-cell" style:parent-style-name="Default" style:data-style-name="N0">
      <style:table-cell-properties fo:border-top="thin solid #000000" fo:border-bottom="none" fo:border-left="thin solid #000000" fo:border-right="none" style:vertical-align="top" fo:wrap-option="no-wrap"/>
      <style:text-properties fo:font-size="10pt" style:font-size-asian="10pt" style:font-size-complex="10pt"/>
    </style:style>
    <style:style style:name="ce47" style:family="table-cell" style:parent-style-name="Default" style:data-style-name="N0">
      <style:table-cell-properties fo:border-top="thin solid #000000" fo:border-bottom="none" fo:border-left="none" fo:border-right="none" style:vertical-align="top" fo:wrap-option="no-wrap" style:repeat-content="false"/>
      <style:paragraph-properties fo:text-align="center"/>
      <style:text-properties fo:font-size="10pt" style:font-size-asian="10pt" style:font-size-complex="10pt"/>
    </style:style>
    <style:style style:name="ce48" style:family="table-cell" style:parent-style-name="Default" style:data-style-name="N13">
      <style:table-cell-properties fo:border-top="none" fo:border-bottom="none" fo:border-left="none" fo:border-right="thin solid #000000" style:vertical-align="top" fo:wrap-option="wrap" style:repeat-content="false"/>
      <style:paragraph-properties fo:text-align="center"/>
      <style:text-properties fo:font-size="10pt" style:font-size-asian="10pt" style:font-size-complex="10pt"/>
    </style:style>
    <style:style style:name="ce49" style:family="table-cell" style:parent-style-name="Default" style:data-style-name="N0">
      <style:table-cell-properties fo:border-top="none" fo:border-bottom="none" fo:border-left="thin solid #000000" fo:border-right="thin solid #000000" fo:background-color="transparent"/>
      <style:text-properties fo:font-size="10pt" style:font-size-asian="10pt" style:font-size-complex="10pt" fo:font-style="italic" style:font-style-asian="italic" style:font-style-complex="italic"/>
    </style:style>
    <style:style style:name="ce50" style:family="table-cell" style:parent-style-name="Default" style:data-style-name="N0">
      <style:table-cell-properties fo:border-top="none" fo:border-bottom="none" fo:border-left="thin solid #000000" fo:border-right="none" style:vertical-align="top" fo:wrap-option="no-wrap"/>
      <style:text-properties fo:font-size="10pt" style:font-size-asian="10pt" style:font-size-complex="10pt"/>
    </style:style>
    <style:style style:name="ce51" style:family="table-cell" style:parent-style-name="Default" style:data-style-name="N0">
      <style:table-cell-properties fo:border-top="none" fo:border-bottom="none" fo:border-left="thin solid #000000" fo:border-right="thin solid #000000"/>
      <style:text-properties fo:font-size="10pt" style:font-size-asian="10pt" style:font-size-complex="10pt" fo:font-style="italic" style:font-style-asian="italic" style:font-style-complex="italic"/>
    </style:style>
    <style:style style:name="ce52" style:family="table-cell" style:parent-style-name="Default" style:data-style-name="N0">
      <style:table-cell-properties fo:border-top="none" fo:border-bottom="none" fo:border-left="thin solid #000000" fo:border-right="thin solid #000000" style:vertical-align="top" fo:wrap-option="no-wrap"/>
      <style:text-properties fo:font-size="10pt" style:font-size-asian="10pt" style:font-size-complex="10pt" fo:font-style="italic" style:font-style-asian="italic" style:font-style-complex="italic"/>
    </style:style>
    <style:style style:name="ce53" style:family="table-cell" style:parent-style-name="Default" style:data-style-name="N0">
      <style:table-cell-properties fo:border-top="none" fo:border-bottom="thin solid #000000" fo:border-left="thin solid #000000" fo:border-right="none" style:vertical-align="top" fo:wrap-option="no-wrap"/>
      <style:text-properties fo:font-size="10pt" style:font-size-asian="10pt" style:font-size-complex="10pt"/>
    </style:style>
    <style:style style:name="ce54" style:family="table-cell" style:parent-style-name="Default" style:data-style-name="N0">
      <style:table-cell-properties fo:border-top="none" fo:border-bottom="thin solid #000000" fo:border-left="none" fo:border-right="none" style:vertical-align="top" fo:wrap-option="no-wrap" style:repeat-content="false"/>
      <style:paragraph-properties fo:text-align="center"/>
      <style:text-properties fo:font-size="10pt" style:font-size-asian="10pt" style:font-size-complex="10pt"/>
    </style:style>
    <style:style style:name="ce55" style:family="table-cell" style:parent-style-name="Default" style:data-style-name="N13">
      <style:table-cell-properties fo:border-top="none" fo:border-bottom="thin solid #000000" fo:border-left="none" fo:border-right="none" style:vertical-align="top" fo:wrap-option="wrap" style:repeat-content="false"/>
      <style:paragraph-properties fo:text-align="center"/>
      <style:text-properties fo:font-size="10pt" style:font-size-asian="10pt" style:font-size-complex="10pt"/>
    </style:style>
    <style:style style:name="ce56" style:family="table-cell" style:parent-style-name="Default" style:data-style-name="N13">
      <style:table-cell-properties fo:border-top="none" fo:border-bottom="thin solid #000000" fo:border-left="none" fo:border-right="thin solid #000000" style:vertical-align="top" fo:wrap-option="wrap" style:repeat-content="false"/>
      <style:paragraph-properties fo:text-align="center"/>
      <style:text-properties fo:font-size="10pt" style:font-size-asian="10pt" style:font-size-complex="10pt"/>
    </style:style>
    <style:style style:name="ce57"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fo:font-style="italic" style:font-style-asian="italic" style:font-style-complex="italic"/>
    </style:style>
    <style:style style:name="ce58" style:family="table-cell" style:parent-style-name="Default" style:data-style-name="N0">
      <style:table-cell-properties fo:border="none" style:vertical-align="top" fo:wrap-option="no-wrap" style:repeat-content="false"/>
      <style:paragraph-properties fo:text-align="end" fo:margin-right="0cm"/>
      <style:text-properties fo:font-size="10pt" style:font-size-asian="10pt" style:font-size-complex="10pt" fo:font-weight="bold" style:font-weight-asian="bold" style:font-weight-complex="bold"/>
    </style:style>
    <style:style style:name="ce59" style:family="table-cell" style:parent-style-name="Default" style:data-style-name="N13">
      <style:table-cell-properties fo:border="none" style:vertical-align="top" fo:wrap-option="wrap"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61" style:family="table-cell" style:parent-style-name="Default" style:data-style-name="N0">
      <style:table-cell-properties fo:border="thin solid #000000" style:vertical-align="top" fo:wrap-option="wrap" style:repeat-content="false"/>
      <style:paragraph-properties fo:text-align="start" fo:margin-left="0cm"/>
      <style:text-properties fo:font-size="9pt" style:font-size-asian="9pt" style:font-size-complex="9pt"/>
    </style:style>
    <style:style style:name="ce62" style:family="table-cell" style:parent-style-name="Default" style:data-style-name="N0">
      <style:table-cell-properties fo:border="none" style:vertical-align="top" fo:wrap-option="wrap" style:repeat-content="false"/>
      <style:paragraph-properties fo:text-align="start" fo:margin-left="0cm"/>
      <style:text-properties fo:color="#333333" style:font-name="Arial1" style:font-name-asian="Arial1" style:font-name-complex="Arial1" fo:font-size="10pt" style:font-size-asian="10pt" style:font-size-complex="10pt"/>
    </style:style>
    <style:style style:name="ce63" style:family="table-cell" style:parent-style-name="Default" style:data-style-name="N0">
      <style:table-cell-properties fo:border="none" style:vertical-align="top" fo:wrap-option="wrap"/>
      <style:text-properties fo:font-size="10pt" style:font-size-asian="10pt" style:font-size-complex="10pt"/>
    </style:style>
    <style:style style:name="ce64" style:family="table-cell" style:parent-style-name="CategoryHeader" style:data-style-name="N0">
      <style:table-cell-properties fo:border="thin solid #000000" style:vertical-align="top" fo:wrap-option="wrap" fo:background-color="#000000" style:cell-protect="protected" style:repeat-content="false"/>
      <style:paragraph-properties fo:text-align="start" fo:margin-left="0cm"/>
      <style:text-properties fo:color="#FFFFFF" style:font-name="Calibri1" style:font-name-asian="Calibri1" style:font-name-complex="Calibri1" fo:font-size="10pt" style:font-size-asian="10pt" style:font-size-complex="10pt" fo:font-weight="bold" style:font-weight-asian="bold" style:font-weight-complex="bold"/>
    </style:style>
    <style:style style:name="ce65"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style:style>
    <style:style style:name="ce66" style:family="table-cell" style:parent-style-name="CategoryHeader" style:data-style-name="N0">
      <style:table-cell-properties fo:border="thin solid #000000" style:vertical-align="top" fo:wrap-option="wrap" fo:background-color="#000000" style:cell-protect="protected"/>
      <style:text-properties fo:color="#FFFFFF" style:font-name="Calibri1" style:font-name-asian="Calibri1" style:font-name-complex="Calibri1" fo:font-size="10pt" style:font-size-asian="10pt" style:font-size-complex="10pt" fo:font-weight="bold" style:font-weight-asian="bold" style:font-weight-complex="bold"/>
    </style:style>
    <style:style style:name="ce67" style:family="table-cell" style:parent-style-name="Default" style:data-style-name="N14">
      <style:table-cell-properties fo:border="none" style:vertical-align="top" fo:wrap-option="wrap" fo:background-color="#FFFFFF"/>
      <style:text-properties fo:font-size="10pt" style:font-size-asian="10pt" style:font-size-complex="10pt"/>
    </style:style>
    <style:style style:name="ce68" style:family="table-cell" style:parent-style-name="Default" style:data-style-name="N0">
      <style:table-cell-properties fo:border="none" style:vertical-align="top" fo:wrap-option="wrap" fo:background-color="#FFFFFF"/>
      <style:text-properties fo:font-size="10pt" style:font-size-asian="10pt" style:font-size-complex="10pt"/>
    </style:style>
    <style:style style:name="ce69" style:family="table-cell" style:parent-style-name="Default" style:data-style-name="N0">
      <style:table-cell-properties fo:border="thin solid #000000" style:vertical-align="automatic" fo:wrap-option="wrap"/>
      <style:text-properties fo:font-size="10pt" style:font-size-asian="10pt" style:font-size-complex="10pt" fo:font-weight="bold" style:font-weight-asian="bold" style:font-weight-complex="bold"/>
    </style:style>
    <style:style style:name="ce70" style:family="table-cell" style:parent-style-name="Default" style:data-style-name="N0">
      <style:table-cell-properties fo:border="thin solid #000000" style:vertical-align="top" fo:wrap-option="wrap" fo:background-color="#FFFFFF"/>
      <style:text-properties fo:font-size="10pt" style:font-size-asian="10pt" style:font-size-complex="10pt"/>
    </style:style>
    <style:style style:name="ce71"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style>
    <style:style style:name="ce72" style:family="table-cell" style:parent-style-name="Default" style:data-style-name="N39">
      <style:table-cell-properties fo:border="none" style:vertical-align="top" fo:wrap-option="wrap" fo:background-color="#FFFFFF"/>
      <style:text-properties fo:font-size="10pt" style:font-size-asian="10pt" style:font-size-complex="10pt"/>
    </style:style>
    <style:style style:name="ce73" style:family="table-cell" style:parent-style-name="Default" style:data-style-name="N0">
      <style:table-cell-properties fo:border="thin solid #000000" style:vertical-align="top" fo:wrap-option="wrap"/>
      <style:text-properties fo:font-size="10pt" style:font-size-asian="10pt" style:font-size-complex="10pt" fo:font-weight="bold" style:font-weight-asian="bold" style:font-weight-complex="bold"/>
    </style:style>
    <style:style style:name="ce74" style:family="table-cell" style:parent-style-name="Default" style:data-style-name="N0">
      <style:table-cell-properties fo:border="thin solid #000000" style:vertical-align="top" fo:wrap-option="wrap" fo:background-color="#000000"/>
      <style:text-properties fo:color="#FFFFFF" fo:font-size="10pt" style:font-size-asian="10pt" style:font-size-complex="10pt" fo:font-weight="bold" style:font-weight-asian="bold" style:font-weight-complex="bold"/>
    </style:style>
    <style:style style:name="ce75"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76" style:family="table-cell" style:parent-style-name="Default" style:data-style-name="N36">
      <style:table-cell-properties fo:border="thin solid #000000" style:vertical-align="top" fo:wrap-option="wrap" fo:background-color="#000000"/>
      <style:text-properties fo:color="#FFFFFF" fo:font-size="10pt" style:font-size-asian="10pt" style:font-size-complex="10pt" fo:font-weight="bold" style:font-weight-asian="bold" style:font-weight-complex="bold"/>
    </style:style>
    <style:style style:name="ce77" style:family="table-cell" style:parent-style-name="Default" style:data-style-name="N36">
      <style:table-cell-properties fo:border="none" style:vertical-align="top" fo:wrap-option="wrap" fo:background-color="#FFFFFF"/>
      <style:text-properties fo:font-size="10pt" style:font-size-asian="10pt" style:font-size-complex="10pt" fo:font-weight="bold" style:font-weight-asian="bold" style:font-weight-complex="bold"/>
    </style:style>
    <style:style style:name="ce78" style:family="table-cell" style:parent-style-name="Default" style:data-style-name="N0">
      <style:table-cell-properties fo:border="none" style:vertical-align="top" fo:wrap-option="wrap" fo:background-color="#FFFFFF"/>
      <style:text-properties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style:vertical-align="top" fo:wrap-option="wrap"/>
      <style:text-properties fo:font-size="10pt" style:font-size-asian="10pt" style:font-size-complex="10pt"/>
    </style:style>
    <style:style style:name="ce8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81" style:family="table-cell" style:parent-style-name="Default" style:data-style-name="N0">
      <style:table-cell-properties fo:border="none" style:vertical-align="top" fo:wrap-option="wrap" fo:background-color="#FFFFFF" style:repeat-content="false"/>
      <style:paragraph-properties fo:text-align="center"/>
      <style:text-properties fo:font-size="10pt" style:font-size-asian="10pt" style:font-size-complex="10pt"/>
    </style:style>
    <style:style style:name="ce82" style:family="table-cell" style:parent-style-name="Default" style:data-style-name="N39">
      <style:table-cell-properties fo:border="thin solid #000000" style:vertical-align="top" fo:wrap-option="wrap" fo:background-color="#FFFFFF" style:repeat-content="false"/>
      <style:paragraph-properties fo:text-align="start" fo:margin-left="0cm"/>
      <style:text-properties fo:font-size="10pt" style:font-size-asian="10pt" style:font-size-complex="10pt"/>
    </style:style>
    <style:style style:name="ce83"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ce8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8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86" style:family="table-cell" style:parent-style-name="Default" style:data-style-name="N0">
      <style:table-cell-properties fo:border="thin solid #000000" style:vertical-align="top" fo:wrap-option="wrap" fo:background-color="#000000"/>
      <style:text-properties fo:color="#FFFFFF" fo:font-size="10pt" style:font-size-asian="10pt" style:font-size-complex="10pt" fo:font-style="italic" style:font-style-asian="italic" style:font-style-complex="italic" fo:font-weight="bold" style:font-weight-asian="bold" style:font-weight-complex="bold"/>
    </style:style>
    <style:style style:name="ce87" style:family="table-cell" style:parent-style-name="Default" style:data-style-name="N0">
      <style:table-cell-properties fo:border="thin solid #000000" style:vertical-align="top" fo:wrap-option="wrap" fo:background-color="#FFFFFF"/>
      <style:text-properties fo:font-size="10pt" style:font-size-asian="10pt" style:font-size-complex="10pt" fo:font-weight="bold" style:font-weight-asian="bold" style:font-weight-complex="bold"/>
    </style:style>
    <style:style style:name="ce88" style:family="table-cell" style:parent-style-name="Default" style:data-style-name="N0">
      <style:table-cell-properties fo:border="none" style:vertical-align="top" fo:wrap-option="no-wrap" style:repeat-content="false"/>
      <style:paragraph-properties fo:text-align="center"/>
      <style:text-properties fo:font-size="16pt" style:font-size-asian="16pt" style:font-size-complex="16pt"/>
    </style:style>
    <style:style style:name="ce89" style:family="table-cell" style:parent-style-name="Default" style:data-style-name="N0">
      <style:table-cell-properties fo:border="none" style:vertical-align="top" fo:wrap-option="no-wrap"/>
      <style:text-properties fo:font-size="16pt" style:font-size-asian="16pt" style:font-size-complex="16pt"/>
    </style:style>
    <style:style style:name="ce90" style:family="table-cell" style:parent-style-name="Default" style:data-style-name="N0">
      <style:table-cell-properties fo:border="none" style:vertical-align="top" fo:wrap-option="no-wrap" style:repeat-content="false"/>
      <style:paragraph-properties fo:text-align="center"/>
      <style:text-properties fo:font-size="24pt" style:font-size-asian="24pt" style:font-size-complex="24pt"/>
    </style:style>
    <style:style style:name="ce91" style:family="table-cell" style:parent-style-name="Default" style:data-style-name="N0">
      <style:table-cell-properties fo:border="none" style:vertical-align="top" fo:wrap-option="no-wrap"/>
      <style:text-properties fo:font-size="24pt" style:font-size-asian="24pt" style:font-size-complex="24pt"/>
    </style:style>
    <style:style style:name="ce92" style:family="table-cell" style:parent-style-name="Default" style:data-style-name="N0">
      <style:table-cell-properties fo:border="none" style:vertical-align="top" fo:wrap-option="no-wrap"/>
    </style:style>
    <style:style style:name="ce93" style:family="table-cell" style:parent-style-name="Default" style:data-style-name="N0">
      <style:table-cell-properties fo:border="none" style:vertical-align="top" fo:wrap-option="no-wrap" style:repeat-content="false"/>
      <style:paragraph-properties fo:text-align="center"/>
    </style:style>
    <style:style style:name="ce94" style:family="table-cell" style:parent-style-name="Default" style:data-style-name="N13">
      <style:table-cell-properties fo:border="none" style:vertical-align="top" fo:wrap-option="no-wrap" fo:background-color="transparent" style:cell-protect="protected" style:repeat-content="false"/>
      <style:paragraph-properties fo:text-align="center"/>
    </style:style>
    <style:style style:name="ce95" style:family="table-cell" style:parent-style-name="Default" style:data-style-name="N37">
      <style:table-cell-properties fo:border="none" style:vertical-align="top" fo:wrap-option="no-wrap" fo:background-color="transparent" style:cell-protect="protected" style:repeat-content="false"/>
      <style:paragraph-properties fo:text-align="center"/>
    </style:style>
    <style:style style:name="ce96" style:family="table-cell" style:parent-style-name="Default" style:data-style-name="N0">
      <style:table-cell-properties fo:border-top="thin solid #000000" fo:border-bottom="none" fo:border-left="thin solid #000000" fo:border-right="thin solid #000000" style:vertical-align="middle"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97" style:family="table-cell" style:parent-style-name="Default" style:data-style-name="N13">
      <style:table-cell-properties fo:border="thin solid #000000"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98" style:family="table-cell" style:parent-style-name="Default" style:data-style-name="N13">
      <style:table-cell-properties fo:border="none" style:vertical-align="top" fo:wrap-option="no-wrap" fo:background-color="transparent" style:cell-protect="protected" style:repeat-content="false"/>
      <style:paragraph-properties fo:text-align="end" fo:margin-right="0cm"/>
      <style:text-properties fo:font-weight="bold" style:font-weight-asian="bold" style:font-weight-complex="bold"/>
    </style:style>
    <style:style style:name="ce99" style:family="table-cell" style:parent-style-name="CategoryHeader" style:data-style-name="N37">
      <style:table-cell-properties fo:border-top="thin solid #000000" fo:border-bottom="thin solid #000000" fo:border-left="none" fo:border-right="thin solid #000000" style:vertical-align="top" fo:wrap-option="wrap" fo:background-color="#000000" style:cell-protect="protected"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100" style:family="table-cell" style:parent-style-name="Default" style:data-style-name="N13">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01" style:family="table-cell" style:parent-style-name="Default" style:data-style-name="N37">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02" style:family="table-cell" style:parent-style-name="Default" style:data-style-name="N13">
      <style:table-cell-properties fo:border-top="thin solid #000000"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3" style:family="table-cell" style:parent-style-name="Default" style:data-style-name="N37">
      <style:table-cell-properties fo:border-top="thin solid #000000" fo:border-bottom="none"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4" style:family="table-cell" style:parent-style-name="Default" style:data-style-name="N13">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5" style:family="table-cell" style:parent-style-name="Default" style:data-style-name="N37">
      <style:table-cell-properties fo:border-top="none" fo:border-bottom="none"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6" style:family="table-cell" style:parent-style-name="Default" style:data-style-name="N38">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7" style:family="table-cell" style:parent-style-name="Default" style:data-style-name="N38">
      <style:table-cell-properties fo:border-top="none" fo:border-bottom="thin solid #000000"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8" style:family="table-cell" style:parent-style-name="Default" style:data-style-name="N37">
      <style:table-cell-properties fo:border-top="none" fo:border-bottom="thin solid #000000"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9" style:family="table-cell" style:parent-style-name="Default" style:data-style-name="N13">
      <style:table-cell-properties fo:border="none" style:vertical-align="top" fo:wrap-option="no-wrap" fo:background-color="transparent" style:cell-protect="protected" style:repeat-content="false"/>
      <style:paragraph-properties fo:text-align="end" fo:margin-right="0cm"/>
      <style:text-properties fo:font-size="10pt" style:font-size-asian="10pt" style:font-size-complex="10pt" fo:font-weight="bold" style:font-weight-asian="bold" style:font-weight-complex="bold"/>
    </style:style>
    <style:style style:name="ce110" style:family="table-cell" style:parent-style-name="Default" style:data-style-name="N37">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11" style:family="table-cell" style:parent-style-name="Default" style:data-style-name="N37">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12" style:family="table-cell" style:parent-style-name="Default" style:data-style-name="N0">
      <style:text-properties fo:font-size="10pt" style:font-size-asian="10pt" style:font-size-complex="10pt"/>
    </style:style>
    <style:style style:name="ce113" style:family="table-cell" style:parent-style-name="Default" style:data-style-name="N0">
      <style:table-cell-properties fo:border="none" style:vertical-align="top" fo:wrap-option="no-wrap"/>
      <style:text-properties fo:font-weight="bold" style:font-weight-asian="bold" style:font-weight-complex="bold"/>
    </style:style>
    <style:style style:name="ce114"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fo:font-size="24pt" style:font-size-asian="24pt" style:font-size-complex="24pt" fo:font-weight="bold" style:font-weight-asian="bold" style:font-weight-complex="bold"/>
    </style:style>
    <style:style style:name="ce115" style:family="table-cell" style:parent-style-name="Default" style:data-style-name="N0">
      <style:table-cell-properties fo:border="thin solid #000000" style:vertical-align="middle" fo:wrap-option="no-wrap" fo:background-color="#000000" style:repeat-content="false"/>
      <style:paragraph-properties fo:text-align="center"/>
      <style:text-properties fo:color="#FFFFFF" fo:font-size="16pt" style:font-size-asian="16pt" style:font-size-complex="16pt" fo:font-weight="bold" style:font-weight-asian="bold" style:font-weight-complex="bold"/>
    </style:style>
    <style:style style:name="ce116" style:family="table-cell" style:parent-style-name="Default" style:data-style-name="N0">
      <style:table-cell-properties fo:border-top="thin solid #000000" fo:border-bottom="none" fo:border-left="thin solid #000000" fo:border-right="thin solid #000000" style:vertical-align="middle" fo:wrap-option="no-wrap" fo:background-color="#000000" style:repeat-content="false"/>
      <style:paragraph-properties fo:text-align="center"/>
      <style:text-properties fo:color="#FFFFFF" fo:font-size="16pt" style:font-size-asian="16pt" style:font-size-complex="16pt" fo:font-weight="bold" style:font-weight-asian="bold" style:font-weight-complex="bold"/>
    </style:style>
    <style:style style:name="ce117" style:family="table-cell" style:parent-style-name="Default" style:data-style-name="N13">
      <style:table-cell-properties fo:border-top="none" fo:border-bottom="thin solid #000000" fo:border-left="thin solid #000000" fo:border-right="thin solid #000000" style:vertical-align="top" fo:wrap-option="no-wrap" fo:background-color="transparent" style:cell-protect="protected" style:repeat-content="false"/>
      <style:paragraph-properties fo:text-align="center"/>
      <style:text-properties fo:font-size="20pt" style:font-size-asian="20pt" style:font-size-complex="20pt" fo:font-weight="bold" style:font-weight-asian="bold" style:font-weight-complex="bold"/>
    </style:style>
    <style:style style:name="ce118" style:family="table-cell" style:parent-style-name="Default" style:data-style-name="N0">
      <style:table-cell-properties fo:border="thin solid #000000" style:vertical-align="middle"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19" style:family="table-cell" style:parent-style-name="Default" style:data-style-name="N37">
      <style:table-cell-properties fo:border="thin solid #000000"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120" style:family="table-cell" style:parent-style-name="Default" style:data-style-name="N0">
      <style:table-cell-properties fo:border-top="thin solid #000000" fo:border-bottom="thin solid #000000" fo:border-left="none" fo:border-right="none" fo:background-color="transparent"/>
    </style:style>
    <style:style style:name="ce121" style:family="table-cell" style:parent-style-name="Default" style:data-style-name="N0">
      <style:table-cell-properties fo:border-top="none" fo:border-bottom="thin solid #000000" fo:border-left="none" fo:border-right="none" fo:background-color="transparent"/>
    </style:style>
    <style:style style:name="ce122" style:family="table-cell" style:parent-style-name="Default" style:data-style-name="N14">
      <style:table-cell-properties fo:border="thin solid #000000" style:vertical-align="top" fo:wrap-option="no-wrap" style:repeat-content="false"/>
      <style:paragraph-properties fo:text-align="center"/>
      <style:text-properties fo:font-size="10pt" style:font-size-asian="10pt" style:font-size-complex="10pt"/>
    </style:style>
    <style:style style:name="ce123" style:family="table-cell" style:parent-style-name="Default" style:data-style-name="N0">
      <style:table-cell-properties fo:border="none" style:vertical-align="top" fo:wrap-option="no-wrap" fo:background-color="transparent" style:cell-protect="protected" style:repeat-content="false"/>
      <style:paragraph-properties fo:text-align="center"/>
    </style:style>
    <style:style style:name="ce124"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25" style:family="table-cell" style:parent-style-name="Default" style:data-style-name="N13">
      <style:table-cell-properties fo:border="thin solid #000000" style:vertical-align="top" fo:wrap-option="no-wrap" style:repeat-content="false"/>
      <style:paragraph-properties fo:text-align="center"/>
      <style:text-properties fo:font-size="10pt" style:font-size-asian="10pt" style:font-size-complex="10pt"/>
    </style:style>
    <style:style style:name="ce126"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27" style:family="table-cell" style:parent-style-name="Default" style:data-style-name="N14">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28" style:family="table-cell" style:parent-style-name="Default" style:data-style-name="N0">
      <style:table-cell-properties fo:border="none" style:vertical-align="top" fo:wrap-option="wrap" style:repeat-content="false"/>
      <style:paragraph-properties fo:text-align="center"/>
      <style:text-properties fo:font-size="10pt" style:font-size-asian="10pt" style:font-size-complex="10pt"/>
    </style:style>
    <style:style style:name="ce129" style:family="table-cell" style:parent-style-name="Default" style:data-style-name="N38">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30"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3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32" style:family="table-cell" style:parent-style-name="Default" style:data-style-name="N38">
      <style:table-cell-properties fo:border-top="none" fo:border-bottom="thin solid #000000" fo:border-left="thin solid #000000" fo:border-right="thin solid #000000" style:vertical-align="top" fo:wrap-option="no-wrap" fo:background-color="transparent" style:cell-protect="protected" style:repeat-content="false"/>
      <style:paragraph-properties fo:text-align="center"/>
      <style:text-properties fo:font-size="20pt" style:font-size-asian="20pt" style:font-size-complex="20pt" fo:font-weight="bold" style:font-weight-asian="bold" style:font-weight-complex="bold"/>
    </style:style>
    <style:style style:name="ce133" style:family="table-cell" style:parent-style-name="Hyperlink" style:data-style-name="N0">
      <style:table-cell-properties fo:border="thin solid #000000"/>
      <style:text-properties fo:color="#0563C1"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C5000B"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77270833333333cm"/>
    </style:style>
    <style:style style:name="co2" style:family="table-column">
      <style:table-column-properties fo:break-before="auto" style:column-width="5.58270833333333cm"/>
    </style:style>
    <style:style style:name="co3" style:family="table-column">
      <style:table-column-properties fo:break-before="auto" style:column-width="2.03729166666667cm"/>
    </style:style>
    <style:style style:name="co4" style:family="table-column">
      <style:table-column-properties fo:break-before="auto" style:column-width="0.714375cm"/>
    </style:style>
    <style:style style:name="co5" style:family="table-column">
      <style:table-column-properties fo:break-before="auto" style:column-width="5.08cm"/>
    </style:style>
    <style:style style:name="co6" style:family="table-column">
      <style:table-column-properties fo:break-before="auto" style:column-width="3.04270833333333cm"/>
    </style:style>
    <style:style style:name="co7" style:family="table-column">
      <style:table-column-properties fo:break-before="auto" style:column-width="1.53458333333333cm"/>
    </style:style>
    <style:style style:name="co8" style:family="table-column">
      <style:table-column-properties fo:break-before="auto" style:column-width="0.687916666666667cm"/>
    </style:style>
    <style:style style:name="co9" style:family="table-column">
      <style:table-column-properties fo:break-before="auto" style:column-width="6.45583333333333cm"/>
    </style:style>
    <style:style style:name="co10" style:family="table-column">
      <style:table-column-properties fo:break-before="auto" style:column-width="1.74625cm"/>
    </style:style>
    <style:style style:name="co11" style:family="table-column">
      <style:table-column-properties fo:break-before="auto" style:column-width="11.8533333333333cm"/>
    </style:style>
    <style:style style:name="co12" style:family="table-column">
      <style:table-column-properties fo:break-before="auto" style:column-width="2.24895833333333cm"/>
    </style:style>
    <style:style style:name="co13" style:family="table-column">
      <style:table-column-properties fo:break-before="auto" style:column-width="1.69333333333333cm"/>
    </style:style>
    <style:style style:name="co14" style:family="table-column">
      <style:table-column-properties fo:break-before="auto" style:column-width="2.11666666666667cm"/>
    </style:style>
    <style:style style:name="co15" style:family="table-column">
      <style:table-column-properties fo:break-before="auto" style:column-width="4.70958333333333cm"/>
    </style:style>
    <style:style style:name="co16" style:family="table-column">
      <style:table-column-properties fo:break-before="auto" style:column-width="1.508125cm"/>
    </style:style>
    <style:style style:name="co17" style:family="table-column">
      <style:table-column-properties fo:break-before="auto" style:column-width="18.6002083333333cm"/>
    </style:style>
    <style:style style:name="co18" style:family="table-column">
      <style:table-column-properties fo:break-before="auto" style:column-width="0.873125cm"/>
    </style:style>
    <style:style style:name="co19" style:family="table-column">
      <style:table-column-properties fo:break-before="auto" style:column-width="2.27541666666667cm"/>
    </style:style>
    <style:style style:name="co20" style:family="table-column">
      <style:table-column-properties fo:break-before="auto" style:column-width="15.24cm"/>
    </style:style>
    <style:style style:name="co21" style:family="table-column">
      <style:table-column-properties fo:break-before="auto" style:column-width="8.89cm"/>
    </style:style>
    <style:style style:name="co22" style:family="table-column">
      <style:table-column-properties fo:break-before="auto" style:column-width="2.143125cm"/>
    </style:style>
    <style:style style:name="co23" style:family="table-column">
      <style:table-column-properties fo:break-before="auto" style:column-width="4.81541666666667cm"/>
    </style:style>
    <style:style style:name="co24" style:family="table-column">
      <style:table-column-properties fo:break-before="auto" style:column-width="5.84729166666667cm"/>
    </style:style>
    <style:style style:name="co25" style:family="table-column">
      <style:table-column-properties fo:break-before="auto" style:column-width="1.00541666666667cm"/>
    </style:style>
    <style:style style:name="co26" style:family="table-column">
      <style:table-column-properties fo:break-before="auto" style:column-width="0.767291666666667cm"/>
    </style:style>
    <style:style style:name="co27" style:family="table-column">
      <style:table-column-properties fo:break-before="auto" style:column-width="1.27cm"/>
    </style:style>
    <style:style style:name="co28" style:family="table-column">
      <style:table-column-properties fo:break-before="auto" style:column-width="2.778125cm"/>
    </style:style>
    <style:style style:name="ro1" style:family="table-row">
      <style:table-row-properties style:row-height="14.4pt" style:use-optimal-row-height="true" fo:break-before="auto"/>
    </style:style>
    <style:style style:name="ro2" style:family="table-row">
      <style:table-row-properties style:row-height="21.6pt" style:use-optimal-row-height="false" fo:break-before="auto"/>
    </style:style>
    <style:style style:name="ro3" style:family="table-row">
      <style:table-row-properties style:row-height="28.05pt" style:use-optimal-row-height="false" fo:break-before="auto"/>
    </style:style>
    <style:style style:name="ro4" style:family="table-row">
      <style:table-row-properties style:row-height="26.4pt" style:use-optimal-row-height="false" fo:break-before="auto"/>
    </style:style>
    <style:style style:name="ro5" style:family="table-row">
      <style:table-row-properties style:row-height="13.8pt" style:use-optimal-row-height="true" fo:break-before="auto"/>
    </style:style>
    <style:style style:name="ro6" style:family="table-row">
      <style:table-row-properties style:row-height="36.3pt" style:use-optimal-row-height="false" fo:break-before="auto"/>
    </style:style>
    <style:style style:name="ro7" style:family="table-row">
      <style:table-row-properties style:row-height="14.1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27.6pt" style:use-optimal-row-height="true" fo:break-before="auto"/>
    </style:style>
    <style:style style:name="ro10" style:family="table-row">
      <style:table-row-properties style:row-height="12.75pt" style:use-optimal-row-height="true" fo:break-before="auto"/>
    </style:style>
    <style:style style:name="ro11" style:family="table-row">
      <style:table-row-properties style:row-height="55.2pt" style:use-optimal-row-height="true" fo:break-before="auto"/>
    </style:style>
    <style:style style:name="ro12" style:family="table-row">
      <style:table-row-properties style:row-height="69pt" style:use-optimal-row-height="true" fo:break-before="auto"/>
    </style:style>
    <style:style style:name="ro13" style:family="table-row">
      <style:table-row-properties style:row-height="57pt" style:use-optimal-row-height="true" fo:break-before="auto"/>
    </style:style>
    <style:style style:name="ro14" style:family="table-row">
      <style:table-row-properties style:row-height="124.2pt" style:use-optimal-row-height="true" fo:break-before="auto"/>
    </style:style>
    <style:style style:name="ro15" style:family="table-row">
      <style:table-row-properties style:row-height="71.4pt" style:use-optimal-row-height="true" fo:break-before="auto"/>
    </style:style>
    <style:style style:name="ro16" style:family="table-row">
      <style:table-row-properties style:row-height="96.6pt" style:use-optimal-row-height="true" fo:break-before="auto"/>
    </style:style>
    <style:style style:name="ro17" style:family="table-row">
      <style:table-row-properties style:row-height="110.4pt" style:use-optimal-row-height="true" fo:break-before="auto"/>
    </style:style>
    <style:style style:name="ro18" style:family="table-row">
      <style:table-row-properties style:row-height="41.4pt" style:use-optimal-row-height="true" fo:break-before="auto"/>
    </style:style>
    <style:style style:name="ro19" style:family="table-row">
      <style:table-row-properties style:row-height="165.6pt" style:use-optimal-row-height="true" fo:break-before="auto"/>
    </style:style>
    <style:style style:name="ro20" style:family="table-row">
      <style:table-row-properties style:row-height="36.3pt" style:use-optimal-row-height="true" fo:break-before="auto"/>
    </style:style>
    <style:style style:name="ro21" style:family="table-row">
      <style:table-row-properties style:row-height="28.8pt" style:use-optimal-row-height="true" fo:break-before="auto"/>
    </style:style>
    <style:style style:name="ro22" style:family="table-row">
      <style:table-row-properties style:row-height="57.6pt" style:use-optimal-row-height="true" fo:break-before="auto"/>
    </style:style>
    <style:style style:name="ro23" style:family="table-row">
      <style:table-row-properties style:row-height="24.9pt" style:use-optimal-row-height="true" fo:break-before="auto"/>
    </style:style>
    <style:style style:name="ro24" style:family="table-row">
      <style:table-row-properties style:row-height="19.35pt" style:use-optimal-row-height="false" fo:break-before="auto"/>
    </style:style>
    <style:style style:name="ro25" style:family="table-row">
      <style:table-row-properties style:row-height="21pt" style:use-optimal-row-height="true" fo:break-before="auto"/>
    </style:style>
    <style:style style:name="ro26" style:family="table-row">
      <style:table-row-properties style:row-height="3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34"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A10"/>
      <style:map style:condition="of:cell-content()=[.$A$3]" style:apply-style-name="cf22" style:base-cell-address="TCRs.A10"/>
      <style:map style:condition="of:cell-content()=[.$A$4]" style:apply-style-name="cf18" style:base-cell-address="TCRs.A10"/>
      <style:map style:condition="of:cell-content()=[.$A$5]" style:apply-style-name="cf17" style:base-cell-address="TCRs.A10"/>
      <style:map style:condition="of:cell-content()=[.$A$6]" style:apply-style-name="cf17" style:base-cell-address="TCRs.A10"/>
      <style:map style:condition="of:cell-content()=[.$A$7]" style:apply-style-name="cf20" style:base-cell-address="TCRs.A10"/>
      <style:map style:condition="of:cell-content()=[.$A$8]" style:apply-style-name="cf20" style:base-cell-address="TCRs.A10"/>
      <style:map style:condition="of:cell-content()!=0" style:apply-style-name="cf16"/>
    </style:style>
    <style:style style:name="ce135"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A10"/>
      <style:map style:condition="of:cell-content()=[.$A$3]" style:apply-style-name="cf22" style:base-cell-address="TCRs.A10"/>
      <style:map style:condition="of:cell-content()=[.$A$4]" style:apply-style-name="cf18" style:base-cell-address="TCRs.A10"/>
      <style:map style:condition="of:cell-content()=[.$A$5]" style:apply-style-name="cf17" style:base-cell-address="TCRs.A10"/>
      <style:map style:condition="of:cell-content()=[.$A$6]" style:apply-style-name="cf17" style:base-cell-address="TCRs.A10"/>
      <style:map style:condition="of:cell-content()=[.$A$7]" style:apply-style-name="cf20" style:base-cell-address="TCRs.A10"/>
      <style:map style:condition="of:cell-content()=[.$A$8]" style:apply-style-name="cf20" style:base-cell-address="TCRs.A10"/>
      <style:map style:condition="of:cell-content()!=0" style:apply-style-name="cf16"/>
    </style:style>
    <style:style style:name="ce136"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D18"/>
      <style:map style:condition="of:cell-content()=[.$A$3]" style:apply-style-name="cf22" style:base-cell-address="TCRs.D18"/>
      <style:map style:condition="of:cell-content()=[.$A$4]" style:apply-style-name="cf18" style:base-cell-address="TCRs.D18"/>
      <style:map style:condition="of:cell-content()=[.$A$5]" style:apply-style-name="cf17" style:base-cell-address="TCRs.D18"/>
      <style:map style:condition="of:cell-content()=[.$A$6]" style:apply-style-name="cf17" style:base-cell-address="TCRs.D18"/>
      <style:map style:condition="of:cell-content()=[.$A$7]" style:apply-style-name="cf20" style:base-cell-address="TCRs.D18"/>
      <style:map style:condition="of:cell-content()=[.$A$8]" style:apply-style-name="cf20" style:base-cell-address="TCRs.D18"/>
      <style:map style:condition="of:cell-content()!=0" style:apply-style-name="cf16"/>
    </style:style>
    <style:style style:name="ce137"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D20"/>
      <style:map style:condition="of:cell-content()=[.$A$3]" style:apply-style-name="cf22" style:base-cell-address="TCRs.D20"/>
      <style:map style:condition="of:cell-content()=[.$A$4]" style:apply-style-name="cf18" style:base-cell-address="TCRs.D20"/>
      <style:map style:condition="of:cell-content()=[.$A$5]" style:apply-style-name="cf17" style:base-cell-address="TCRs.D20"/>
      <style:map style:condition="of:cell-content()=[.$A$6]" style:apply-style-name="cf17" style:base-cell-address="TCRs.D20"/>
      <style:map style:condition="of:cell-content()=[.$A$7]" style:apply-style-name="cf20" style:base-cell-address="TCRs.D20"/>
      <style:map style:condition="of:cell-content()=[.$A$8]" style:apply-style-name="cf20" style:base-cell-address="TCRs.D20"/>
      <style:map style:condition="of:cell-content()!=0" style:apply-style-name="cf16"/>
    </style:style>
    <style:style style:name="ce138"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D13"/>
      <style:map style:condition="of:cell-content()=[.$A$3]" style:apply-style-name="cf22" style:base-cell-address="TCRs.D13"/>
      <style:map style:condition="of:cell-content()=[.$A$4]" style:apply-style-name="cf18" style:base-cell-address="TCRs.D13"/>
      <style:map style:condition="of:cell-content()=[.$A$5]" style:apply-style-name="cf17" style:base-cell-address="TCRs.D13"/>
      <style:map style:condition="of:cell-content()=[.$A$6]" style:apply-style-name="cf17" style:base-cell-address="TCRs.D13"/>
      <style:map style:condition="of:cell-content()=[.$A$7]" style:apply-style-name="cf20" style:base-cell-address="TCRs.D13"/>
      <style:map style:condition="of:cell-content()=[.$A$8]" style:apply-style-name="cf20" style:base-cell-address="TCRs.D13"/>
      <style:map style:condition="of:cell-content()!=0" style:apply-style-name="cf16"/>
    </style:style>
    <style:style style:name="ce13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A10"/>
      <style:map style:condition="of:cell-content()=[.$A$3]" style:apply-style-name="cf22" style:base-cell-address="TCRs.A10"/>
      <style:map style:condition="of:cell-content()=[.$A$4]" style:apply-style-name="cf18" style:base-cell-address="TCRs.A10"/>
      <style:map style:condition="of:cell-content()=[.$A$5]" style:apply-style-name="cf17" style:base-cell-address="TCRs.A10"/>
      <style:map style:condition="of:cell-content()=[.$A$6]" style:apply-style-name="cf17" style:base-cell-address="TCRs.A10"/>
      <style:map style:condition="of:cell-content()=[.$A$7]" style:apply-style-name="cf20" style:base-cell-address="TCRs.A10"/>
      <style:map style:condition="of:cell-content()=[.$A$8]" style:apply-style-name="cf20" style:base-cell-address="TCRs.A10"/>
      <style:map style:condition="of:cell-content()!=0" style:apply-style-name="cf16"/>
    </style:style>
    <style:style style:name="ce140"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D23"/>
      <style:map style:condition="of:cell-content()=[.$A$3]" style:apply-style-name="cf22" style:base-cell-address="TCRs.D23"/>
      <style:map style:condition="of:cell-content()=[.$A$4]" style:apply-style-name="cf18" style:base-cell-address="TCRs.D23"/>
      <style:map style:condition="of:cell-content()=[.$A$5]" style:apply-style-name="cf17" style:base-cell-address="TCRs.D23"/>
      <style:map style:condition="of:cell-content()=[.$A$6]" style:apply-style-name="cf17" style:base-cell-address="TCRs.D23"/>
      <style:map style:condition="of:cell-content()=[.$A$7]" style:apply-style-name="cf20" style:base-cell-address="TCRs.D23"/>
      <style:map style:condition="of:cell-content()=[.$A$8]" style:apply-style-name="cf20" style:base-cell-address="TCRs.D23"/>
      <style:map style:condition="of:cell-content()!=0" style:apply-style-name="cf16"/>
    </style:style>
    <style:style style:name="ce141"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D28"/>
      <style:map style:condition="of:cell-content()=[.$A$3]" style:apply-style-name="cf22" style:base-cell-address="TCRs.D28"/>
      <style:map style:condition="of:cell-content()=[.$A$4]" style:apply-style-name="cf18" style:base-cell-address="TCRs.D28"/>
      <style:map style:condition="of:cell-content()=[.$A$5]" style:apply-style-name="cf17" style:base-cell-address="TCRs.D28"/>
      <style:map style:condition="of:cell-content()=[.$A$6]" style:apply-style-name="cf17" style:base-cell-address="TCRs.D28"/>
      <style:map style:condition="of:cell-content()=[.$A$7]" style:apply-style-name="cf20" style:base-cell-address="TCRs.D28"/>
      <style:map style:condition="of:cell-content()=[.$A$8]" style:apply-style-name="cf20" style:base-cell-address="TCRs.D28"/>
      <style:map style:condition="of:cell-content()!=0" style:apply-style-name="cf16"/>
    </style:style>
    <style:style style:name="ce142"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D$2]" style:apply-style-name="cf23" style:base-cell-address="TCRs.A11"/>
      <style:map style:condition="of:cell-content()=[.$D$3]" style:apply-style-name="cf22" style:base-cell-address="TCRs.A11"/>
      <style:map style:condition="of:cell-content()=[.$D$4]" style:apply-style-name="cf18" style:base-cell-address="TCRs.A11"/>
      <style:map style:condition="of:cell-content()=[.$D$5]" style:apply-style-name="cf17" style:base-cell-address="TCRs.A11"/>
      <style:map style:condition="of:cell-content()=[.$D$6]" style:apply-style-name="cf17" style:base-cell-address="TCRs.A11"/>
      <style:map style:condition="of:cell-content()=[.$D$7]" style:apply-style-name="cf20" style:base-cell-address="TCRs.A11"/>
      <style:map style:condition="of:cell-content()=[.$D$8]" style:apply-style-name="cf20" style:base-cell-address="TCRs.A11"/>
      <style:map style:condition="of:cell-content()!=0" style:apply-style-name="cf16"/>
    </style:style>
    <style:style style:name="ce143"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D30"/>
      <style:map style:condition="of:cell-content()=[.$A$3]" style:apply-style-name="cf22" style:base-cell-address="TCRs.D30"/>
      <style:map style:condition="of:cell-content()=[.$A$4]" style:apply-style-name="cf18" style:base-cell-address="TCRs.D30"/>
      <style:map style:condition="of:cell-content()=[.$A$5]" style:apply-style-name="cf17" style:base-cell-address="TCRs.D30"/>
      <style:map style:condition="of:cell-content()=[.$A$6]" style:apply-style-name="cf17" style:base-cell-address="TCRs.D30"/>
      <style:map style:condition="of:cell-content()=[.$A$7]" style:apply-style-name="cf20" style:base-cell-address="TCRs.D30"/>
      <style:map style:condition="of:cell-content()=[.$A$8]" style:apply-style-name="cf20" style:base-cell-address="TCRs.D30"/>
      <style:map style:condition="of:cell-content()!=0" style:apply-style-name="cf16"/>
    </style:style>
    <style:style style:name="ce144"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D35"/>
      <style:map style:condition="of:cell-content()=[.$A$3]" style:apply-style-name="cf22" style:base-cell-address="TCRs.D35"/>
      <style:map style:condition="of:cell-content()=[.$A$4]" style:apply-style-name="cf18" style:base-cell-address="TCRs.D35"/>
      <style:map style:condition="of:cell-content()=[.$A$5]" style:apply-style-name="cf17" style:base-cell-address="TCRs.D35"/>
      <style:map style:condition="of:cell-content()=[.$A$6]" style:apply-style-name="cf17" style:base-cell-address="TCRs.D35"/>
      <style:map style:condition="of:cell-content()=[.$A$7]" style:apply-style-name="cf20" style:base-cell-address="TCRs.D35"/>
      <style:map style:condition="of:cell-content()=[.$A$8]" style:apply-style-name="cf20" style:base-cell-address="TCRs.D35"/>
      <style:map style:condition="of:cell-content()!=0" style:apply-style-name="cf16"/>
    </style:style>
    <style:style style:name="ce145" style:family="table-cell" style:parent-style-name="Default" style:data-style-name="N0">
      <style:table-cell-properties fo:border="none"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A10"/>
      <style:map style:condition="of:cell-content()=[.$A$3]" style:apply-style-name="cf22" style:base-cell-address="TCRs.A10"/>
      <style:map style:condition="of:cell-content()=[.$A$4]" style:apply-style-name="cf18" style:base-cell-address="TCRs.A10"/>
      <style:map style:condition="of:cell-content()=[.$A$5]" style:apply-style-name="cf17" style:base-cell-address="TCRs.A10"/>
      <style:map style:condition="of:cell-content()=[.$A$6]" style:apply-style-name="cf17" style:base-cell-address="TCRs.A10"/>
      <style:map style:condition="of:cell-content()=[.$A$7]" style:apply-style-name="cf20" style:base-cell-address="TCRs.A10"/>
      <style:map style:condition="of:cell-content()=[.$A$8]" style:apply-style-name="cf20" style:base-cell-address="TCRs.A10"/>
      <style:map style:condition="of:cell-content()!=0" style:apply-style-name="cf16"/>
    </style:style>
    <style:style style:name="ce146"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A10"/>
      <style:map style:condition="of:cell-content()=[.$A$3]" style:apply-style-name="cf22" style:base-cell-address="TCRs.A10"/>
      <style:map style:condition="of:cell-content()=[.$A$4]" style:apply-style-name="cf18" style:base-cell-address="TCRs.A10"/>
      <style:map style:condition="of:cell-content()=[.$A$5]" style:apply-style-name="cf17" style:base-cell-address="TCRs.A10"/>
      <style:map style:condition="of:cell-content()=[.$A$6]" style:apply-style-name="cf17" style:base-cell-address="TCRs.A10"/>
      <style:map style:condition="of:cell-content()=[.$A$7]" style:apply-style-name="cf20" style:base-cell-address="TCRs.A10"/>
      <style:map style:condition="of:cell-content()=[.$A$8]" style:apply-style-name="cf20" style:base-cell-address="TCRs.A10"/>
      <style:map style:condition="of:cell-content()!=0" style:apply-style-name="cf16"/>
    </style:style>
    <style:style style:name="ce14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A10"/>
      <style:map style:condition="of:cell-content()=[.$A$3]" style:apply-style-name="cf22" style:base-cell-address="TCRs.A10"/>
      <style:map style:condition="of:cell-content()=[.$A$4]" style:apply-style-name="cf18" style:base-cell-address="TCRs.A10"/>
      <style:map style:condition="of:cell-content()=[.$A$5]" style:apply-style-name="cf17" style:base-cell-address="TCRs.A10"/>
      <style:map style:condition="of:cell-content()=[.$A$6]" style:apply-style-name="cf17" style:base-cell-address="TCRs.A10"/>
      <style:map style:condition="of:cell-content()=[.$A$7]" style:apply-style-name="cf20" style:base-cell-address="TCRs.A10"/>
      <style:map style:condition="of:cell-content()=[.$A$8]" style:apply-style-name="cf20" style:base-cell-address="TCRs.A10"/>
      <style:map style:condition="of:cell-content()!=0" style:apply-style-name="cf16"/>
    </style:style>
    <style:style style:name="ce148" style:family="table-cell" style:parent-style-name="Default" style:data-style-name="N0">
      <style:table-cell-properties fo:border="none"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TCRs.A10"/>
      <style:map style:condition="of:cell-content()=[.$A$3]" style:apply-style-name="cf22" style:base-cell-address="TCRs.A10"/>
      <style:map style:condition="of:cell-content()=[.$A$4]" style:apply-style-name="cf18" style:base-cell-address="TCRs.A10"/>
      <style:map style:condition="of:cell-content()=[.$A$5]" style:apply-style-name="cf17" style:base-cell-address="TCRs.A10"/>
      <style:map style:condition="of:cell-content()=[.$A$6]" style:apply-style-name="cf17" style:base-cell-address="TCRs.A10"/>
      <style:map style:condition="of:cell-content()=[.$A$7]" style:apply-style-name="cf20" style:base-cell-address="TCRs.A10"/>
      <style:map style:condition="of:cell-content()=[.$A$8]" style:apply-style-name="cf20" style:base-cell-address="TCRs.A10"/>
      <style:map style:condition="of:cell-content()!=0" style:apply-style-name="cf16"/>
    </style:style>
    <style:style style:name="ce14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0"/>
      <style:map style:condition="of:cell-content()=[.$A$3]" style:apply-style-name="cf22" style:base-cell-address="FCRs.A10"/>
      <style:map style:condition="of:cell-content()=[.$A$4]" style:apply-style-name="cf18" style:base-cell-address="FCRs.A10"/>
      <style:map style:condition="of:cell-content()=[.$A$5]" style:apply-style-name="cf17" style:base-cell-address="FCRs.A10"/>
      <style:map style:condition="of:cell-content()=[.$A$6]" style:apply-style-name="cf17" style:base-cell-address="FCRs.A10"/>
      <style:map style:condition="of:cell-content()=[.$A$7]" style:apply-style-name="cf20" style:base-cell-address="FCRs.A10"/>
      <style:map style:condition="of:cell-content()=[.$A$8]" style:apply-style-name="cf20" style:base-cell-address="FCRs.A10"/>
      <style:map style:condition="of:cell-content()!=0" style:apply-style-name="cf16"/>
    </style:style>
    <style:style style:name="ce150" style:family="table-cell" style:parent-style-name="Default" style:data-style-name="N36">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0"/>
      <style:map style:condition="of:cell-content()=[.$A$3]" style:apply-style-name="cf22" style:base-cell-address="FCRs.A10"/>
      <style:map style:condition="of:cell-content()=[.$A$4]" style:apply-style-name="cf18" style:base-cell-address="FCRs.A10"/>
      <style:map style:condition="of:cell-content()=[.$A$5]" style:apply-style-name="cf17" style:base-cell-address="FCRs.A10"/>
      <style:map style:condition="of:cell-content()=[.$A$6]" style:apply-style-name="cf17" style:base-cell-address="FCRs.A10"/>
      <style:map style:condition="of:cell-content()=[.$A$7]" style:apply-style-name="cf20" style:base-cell-address="FCRs.A10"/>
      <style:map style:condition="of:cell-content()=[.$A$8]" style:apply-style-name="cf20" style:base-cell-address="FCRs.A10"/>
      <style:map style:condition="of:cell-content()!=0" style:apply-style-name="cf16"/>
    </style:style>
    <style:style style:name="ce151"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1"/>
      <style:map style:condition="of:cell-content()=[.$A$3]" style:apply-style-name="cf22" style:base-cell-address="FCRs.A11"/>
      <style:map style:condition="of:cell-content()=[.$A$4]" style:apply-style-name="cf18" style:base-cell-address="FCRs.A11"/>
      <style:map style:condition="of:cell-content()=[.$A$5]" style:apply-style-name="cf17" style:base-cell-address="FCRs.A11"/>
      <style:map style:condition="of:cell-content()=[.$A$6]" style:apply-style-name="cf17" style:base-cell-address="FCRs.A11"/>
      <style:map style:condition="of:cell-content()=[.$A$7]" style:apply-style-name="cf20" style:base-cell-address="FCRs.A11"/>
      <style:map style:condition="of:cell-content()=[.$A$8]" style:apply-style-name="cf20" style:base-cell-address="FCRs.A11"/>
      <style:map style:condition="of:cell-content()!=0" style:apply-style-name="cf16"/>
    </style:style>
    <style:style style:name="ce152"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D11"/>
      <style:map style:condition="of:cell-content()=[.$A$3]" style:apply-style-name="cf22" style:base-cell-address="FCRs.D11"/>
      <style:map style:condition="of:cell-content()=[.$A$4]" style:apply-style-name="cf18" style:base-cell-address="FCRs.D11"/>
      <style:map style:condition="of:cell-content()=[.$A$5]" style:apply-style-name="cf17" style:base-cell-address="FCRs.D11"/>
      <style:map style:condition="of:cell-content()=[.$A$6]" style:apply-style-name="cf17" style:base-cell-address="FCRs.D11"/>
      <style:map style:condition="of:cell-content()=[.$A$7]" style:apply-style-name="cf20" style:base-cell-address="FCRs.D11"/>
      <style:map style:condition="of:cell-content()=[.$A$8]" style:apply-style-name="cf20" style:base-cell-address="FCRs.D11"/>
      <style:map style:condition="of:cell-content()!=0" style:apply-style-name="cf16"/>
    </style:style>
    <style:style style:name="ce15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0"/>
      <style:map style:condition="of:cell-content()=[.$A$3]" style:apply-style-name="cf22" style:base-cell-address="FCRs.A10"/>
      <style:map style:condition="of:cell-content()=[.$A$4]" style:apply-style-name="cf18" style:base-cell-address="FCRs.A10"/>
      <style:map style:condition="of:cell-content()=[.$A$5]" style:apply-style-name="cf17" style:base-cell-address="FCRs.A10"/>
      <style:map style:condition="of:cell-content()=[.$A$6]" style:apply-style-name="cf17" style:base-cell-address="FCRs.A10"/>
      <style:map style:condition="of:cell-content()=[.$A$7]" style:apply-style-name="cf20" style:base-cell-address="FCRs.A10"/>
      <style:map style:condition="of:cell-content()=[.$A$8]" style:apply-style-name="cf20" style:base-cell-address="FCRs.A10"/>
      <style:map style:condition="of:cell-content()!=0" style:apply-style-name="cf16"/>
    </style:style>
    <style:style style:name="ce154"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0"/>
      <style:map style:condition="of:cell-content()=[.$A$3]" style:apply-style-name="cf22" style:base-cell-address="FCRs.A10"/>
      <style:map style:condition="of:cell-content()=[.$A$4]" style:apply-style-name="cf18" style:base-cell-address="FCRs.A10"/>
      <style:map style:condition="of:cell-content()=[.$A$5]" style:apply-style-name="cf17" style:base-cell-address="FCRs.A10"/>
      <style:map style:condition="of:cell-content()=[.$A$6]" style:apply-style-name="cf17" style:base-cell-address="FCRs.A10"/>
      <style:map style:condition="of:cell-content()=[.$A$7]" style:apply-style-name="cf20" style:base-cell-address="FCRs.A10"/>
      <style:map style:condition="of:cell-content()=[.$A$8]" style:apply-style-name="cf20" style:base-cell-address="FCRs.A10"/>
      <style:map style:condition="of:cell-content()!=0" style:apply-style-name="cf16"/>
    </style:style>
    <style:style style:name="ce15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0"/>
      <style:map style:condition="of:cell-content()=[.$A$3]" style:apply-style-name="cf22" style:base-cell-address="FCRs.A10"/>
      <style:map style:condition="of:cell-content()=[.$A$4]" style:apply-style-name="cf18" style:base-cell-address="FCRs.A10"/>
      <style:map style:condition="of:cell-content()=[.$A$5]" style:apply-style-name="cf17" style:base-cell-address="FCRs.A10"/>
      <style:map style:condition="of:cell-content()=[.$A$6]" style:apply-style-name="cf17" style:base-cell-address="FCRs.A10"/>
      <style:map style:condition="of:cell-content()=[.$A$7]" style:apply-style-name="cf20" style:base-cell-address="FCRs.A10"/>
      <style:map style:condition="of:cell-content()=[.$A$8]" style:apply-style-name="cf20" style:base-cell-address="FCRs.A10"/>
      <style:map style:condition="of:cell-content()!=0" style:apply-style-name="cf16"/>
    </style:style>
    <style:style style:name="ce156"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21"/>
      <style:map style:condition="of:cell-content()=[.$A$3]" style:apply-style-name="cf22" style:base-cell-address="FCRs.A21"/>
      <style:map style:condition="of:cell-content()=[.$A$4]" style:apply-style-name="cf18" style:base-cell-address="FCRs.A21"/>
      <style:map style:condition="of:cell-content()=[.$A$5]" style:apply-style-name="cf17" style:base-cell-address="FCRs.A21"/>
      <style:map style:condition="of:cell-content()=[.$A$6]" style:apply-style-name="cf17" style:base-cell-address="FCRs.A21"/>
      <style:map style:condition="of:cell-content()=[.$A$7]" style:apply-style-name="cf20" style:base-cell-address="FCRs.A21"/>
      <style:map style:condition="of:cell-content()=[.$A$8]" style:apply-style-name="cf20" style:base-cell-address="FCRs.A21"/>
      <style:map style:condition="of:cell-content()!=0" style:apply-style-name="cf16"/>
    </style:style>
    <style:style style:name="ce157"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24"/>
      <style:map style:condition="of:cell-content()=[.$A$3]" style:apply-style-name="cf22" style:base-cell-address="FCRs.A24"/>
      <style:map style:condition="of:cell-content()=[.$A$4]" style:apply-style-name="cf18" style:base-cell-address="FCRs.A24"/>
      <style:map style:condition="of:cell-content()=[.$A$5]" style:apply-style-name="cf17" style:base-cell-address="FCRs.A24"/>
      <style:map style:condition="of:cell-content()=[.$A$6]" style:apply-style-name="cf17" style:base-cell-address="FCRs.A24"/>
      <style:map style:condition="of:cell-content()=[.$A$7]" style:apply-style-name="cf20" style:base-cell-address="FCRs.A24"/>
      <style:map style:condition="of:cell-content()=[.$A$8]" style:apply-style-name="cf20" style:base-cell-address="FCRs.A24"/>
      <style:map style:condition="of:cell-content()!=0" style:apply-style-name="cf16"/>
    </style:style>
    <style:style style:name="ce158" style:family="table-cell" style:parent-style-name="Default" style:data-style-name="N0">
      <style:table-cell-properties fo:border="none"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0"/>
      <style:map style:condition="of:cell-content()=[.$A$3]" style:apply-style-name="cf22" style:base-cell-address="FCRs.A10"/>
      <style:map style:condition="of:cell-content()=[.$A$4]" style:apply-style-name="cf18" style:base-cell-address="FCRs.A10"/>
      <style:map style:condition="of:cell-content()=[.$A$5]" style:apply-style-name="cf17" style:base-cell-address="FCRs.A10"/>
      <style:map style:condition="of:cell-content()=[.$A$6]" style:apply-style-name="cf17" style:base-cell-address="FCRs.A10"/>
      <style:map style:condition="of:cell-content()=[.$A$7]" style:apply-style-name="cf20" style:base-cell-address="FCRs.A10"/>
      <style:map style:condition="of:cell-content()=[.$A$8]" style:apply-style-name="cf20" style:base-cell-address="FCRs.A10"/>
      <style:map style:condition="of:cell-content()!=0" style:apply-style-name="cf16"/>
    </style:style>
    <style:style style:name="ce159" style:family="table-cell" style:parent-style-name="Default" style:data-style-name="N0">
      <style:table-cell-properties fo:border="none"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FCRs.A10"/>
      <style:map style:condition="of:cell-content()=[.$A$3]" style:apply-style-name="cf22" style:base-cell-address="FCRs.A10"/>
      <style:map style:condition="of:cell-content()=[.$A$4]" style:apply-style-name="cf18" style:base-cell-address="FCRs.A10"/>
      <style:map style:condition="of:cell-content()=[.$A$5]" style:apply-style-name="cf17" style:base-cell-address="FCRs.A10"/>
      <style:map style:condition="of:cell-content()=[.$A$6]" style:apply-style-name="cf17" style:base-cell-address="FCRs.A10"/>
      <style:map style:condition="of:cell-content()=[.$A$7]" style:apply-style-name="cf20" style:base-cell-address="FCRs.A10"/>
      <style:map style:condition="of:cell-content()=[.$A$8]" style:apply-style-name="cf20" style:base-cell-address="FCRs.A10"/>
      <style:map style:condition="of:cell-content()!=0" style:apply-style-name="cf16"/>
    </style:style>
    <style:style style:name="ce160"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VCRs.A22"/>
      <style:map style:condition="of:cell-content()=[.$A$3]" style:apply-style-name="cf22" style:base-cell-address="VCRs.A22"/>
      <style:map style:condition="of:cell-content()=[.$A$4]" style:apply-style-name="cf18" style:base-cell-address="VCRs.A22"/>
      <style:map style:condition="of:cell-content()=[.$A$5]" style:apply-style-name="cf17" style:base-cell-address="VCRs.A22"/>
      <style:map style:condition="of:cell-content()=[.$A$6]" style:apply-style-name="cf17" style:base-cell-address="VCRs.A22"/>
      <style:map style:condition="of:cell-content()=[.$A$7]" style:apply-style-name="cf20" style:base-cell-address="VCRs.A22"/>
      <style:map style:condition="of:cell-content()=[.$A$8]" style:apply-style-name="cf20" style:base-cell-address="VCRs.A22"/>
      <style:map style:condition="of:cell-content()!=0" style:apply-style-name="cf16"/>
    </style:style>
    <style:style style:name="ce161"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VCRs.A33"/>
      <style:map style:condition="of:cell-content()=[.$A$3]" style:apply-style-name="cf22" style:base-cell-address="VCRs.A33"/>
      <style:map style:condition="of:cell-content()=[.$A$4]" style:apply-style-name="cf18" style:base-cell-address="VCRs.A33"/>
      <style:map style:condition="of:cell-content()=[.$A$5]" style:apply-style-name="cf17" style:base-cell-address="VCRs.A33"/>
      <style:map style:condition="of:cell-content()=[.$A$6]" style:apply-style-name="cf17" style:base-cell-address="VCRs.A33"/>
      <style:map style:condition="of:cell-content()=[.$A$7]" style:apply-style-name="cf20" style:base-cell-address="VCRs.A33"/>
      <style:map style:condition="of:cell-content()=[.$A$8]" style:apply-style-name="cf20" style:base-cell-address="VCRs.A33"/>
      <style:map style:condition="of:cell-content()!=0" style:apply-style-name="cf16"/>
    </style:style>
    <style:style style:name="ce162"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VCRs.D11"/>
      <style:map style:condition="of:cell-content()=[.$A$3]" style:apply-style-name="cf22" style:base-cell-address="VCRs.D11"/>
      <style:map style:condition="of:cell-content()=[.$A$4]" style:apply-style-name="cf18" style:base-cell-address="VCRs.D11"/>
      <style:map style:condition="of:cell-content()=[.$A$5]" style:apply-style-name="cf17" style:base-cell-address="VCRs.D11"/>
      <style:map style:condition="of:cell-content()=[.$A$6]" style:apply-style-name="cf17" style:base-cell-address="VCRs.D11"/>
      <style:map style:condition="of:cell-content()=[.$A$7]" style:apply-style-name="cf20" style:base-cell-address="VCRs.D11"/>
      <style:map style:condition="of:cell-content()=[.$A$8]" style:apply-style-name="cf20" style:base-cell-address="VCRs.D11"/>
      <style:map style:condition="of:cell-content()!=0" style:apply-style-name="cf16"/>
    </style:style>
    <style:style style:name="ce163"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VCRs.A36"/>
      <style:map style:condition="of:cell-content()=[.$A$3]" style:apply-style-name="cf22" style:base-cell-address="VCRs.A36"/>
      <style:map style:condition="of:cell-content()=[.$A$4]" style:apply-style-name="cf18" style:base-cell-address="VCRs.A36"/>
      <style:map style:condition="of:cell-content()=[.$A$5]" style:apply-style-name="cf17" style:base-cell-address="VCRs.A36"/>
      <style:map style:condition="of:cell-content()=[.$A$6]" style:apply-style-name="cf17" style:base-cell-address="VCRs.A36"/>
      <style:map style:condition="of:cell-content()=[.$A$7]" style:apply-style-name="cf20" style:base-cell-address="VCRs.A36"/>
      <style:map style:condition="of:cell-content()=[.$A$8]" style:apply-style-name="cf20" style:base-cell-address="VCRs.A36"/>
      <style:map style:condition="of:cell-content()!=0" style:apply-style-name="cf16"/>
    </style:style>
    <style:style style:name="ce164"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2"/>
      <style:map style:condition="of:cell-content()=&quot;Basic&quot;" style:apply-style-name="cf18"/>
      <style:map style:condition="of:cell-content()=&quot;Intermediate&quot;" style:apply-style-name="cf20"/>
      <style:map style:condition="of:cell-content()=&quot;Advanced&quot;" style:apply-style-name="cf17"/>
      <style:map style:condition="of:cell-content()=&quot;Professional&quot;" style:apply-style-name="cf21"/>
      <style:map style:condition="of:cell-content()=&quot;Innovative&quot;" style:apply-style-name="cf19"/>
      <style:map style:condition="of:cell-content()=[.$A$2]" style:apply-style-name="cf23" style:base-cell-address="VCRs.A30"/>
      <style:map style:condition="of:cell-content()=[.$A$3]" style:apply-style-name="cf22" style:base-cell-address="VCRs.A30"/>
      <style:map style:condition="of:cell-content()=[.$A$4]" style:apply-style-name="cf18" style:base-cell-address="VCRs.A30"/>
      <style:map style:condition="of:cell-content()=[.$A$5]" style:apply-style-name="cf17" style:base-cell-address="VCRs.A30"/>
      <style:map style:condition="of:cell-content()=[.$A$6]" style:apply-style-name="cf17" style:base-cell-address="VCRs.A30"/>
      <style:map style:condition="of:cell-content()=[.$A$7]" style:apply-style-name="cf20" style:base-cell-address="VCRs.A30"/>
      <style:map style:condition="of:cell-content()=[.$A$8]" style:apply-style-name="cf20" style:base-cell-address="VCRs.A30"/>
      <style:map style:condition="of:cell-content()!=0" style:apply-style-name="cf16"/>
    </style:style>
  </office:automatic-styles>
  <office:body>
    <office:spreadsheet>
      <table:calculation-settings table:case-sensitive="false" table:search-criteria-must-apply-to-whole-cell="tru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in-list(&quot;GAM 200&quot;;&quot;GAM 205&quot;;&quot;GAM 250&quot;;&quot;GAM 255&quot;;&quot;GAM 300&quot;;&quot;GAM 302&quot;;&quot;GAM 350&quot;;&quot;GAM 352&quot;;&quot;GAM 400&quot;;&quot;GAM 450&quot;;&quot;GAM 541&quot;;&quot;GAM 550&quot;;&quot;GAM 551&quot;;&quot;PRJ 402&quot;;&quot;PRJ 452&quot;;&quot;CG 310&quot;;&quot;CG 311&quot;;&quot;GAT 399&quot;;&quot;MUS 150&quot;;&quot;MUS 151&quot;;&quot;MUS 250&quot;;&quot;MUS 251&quot;;&quot;MUS 350&quot;;&quot;MUS 351&quot;;&quot;MUS 450&quot;;&quot;MUS 451&quot;;&quot;OTHER&quot;;&quot;NONE&quot;)">
          <table:help-message/>
          <table:error-message table:display="true"/>
        </table:content-validation>
        <table:content-validation table:name="val3" table:condition="of:cell-content-is-in-list(&quot;BSCE&quot;;&quot;BSCS&quot;;&quot;BSESD&quot;;&quot;BSGD&quot;;&quot;BAGD&quot;;&quot;BAMSD&quot;;&quot;BFA&quot;;&quot;MSCS&quot;;&quot;MFA&quot;)">
          <table:help-message/>
          <table:error-message table:display="true"/>
        </table:content-validation>
        <table:content-validation table:name="val4" table:condition="of:cell-content-is-in-list(&quot;(full)&quot;;&quot;(partial)&quot;;&quot;(unofficial)&quot;)">
          <table:help-message/>
          <table:error-message table:display="true"/>
        </table:content-validation>
        <table:content-validation table:name="val5" table:condition="of:cell-content-is-in-list([.$A$2:.$A$8])" table:base-cell-address="FCRs.D11">
          <table:help-message/>
          <table:error-message table:display="true"/>
        </table:content-validation>
        <table:content-validation table:name="val6" table:condition="of:cell-content-is-in-list([Game_Data.$E$1:.$E$7])" table:base-cell-address="FCRs.D70">
          <table:help-message/>
          <table:error-message table:display="true"/>
        </table:content-validation>
        <table:content-validation table:name="val7" table:condition="of:cell-content-is-in-list([.$A$2:.$A$8])" table:base-cell-address="VCRs.D11">
          <table:help-message/>
          <table:error-message table:display="true"/>
        </table:content-validation>
        <table:content-validation table:name="val8" table:condition="of:cell-content-is-in-list([FCRs.$F$1:.$F$6])" table:base-cell-address="VCRs.D37">
          <table:help-message/>
          <table:error-message table:display="true"/>
        </table:content-validation>
        <table:content-validation table:name="val9" table:condition="of:cell-content-is-in-list([.#REF!])" table:base-cell-address="VCRs.D46">
          <table:help-message/>
          <table:error-message table:display="true"/>
        </table:content-validation>
      </table:content-validations>
      <table:table table:name="Game_Data"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default-cell-style-name="ce4"/>
        <table:table-column table:style-name="co10" table:number-columns-repeated="4" table:default-cell-style-name="ce4"/>
        <table:table-column table:style-name="co11" table:default-cell-style-name="ce4"/>
        <table:table-column table:style-name="co10" table:number-columns-repeated="246" table:default-cell-style-name="ce4"/>
        <table:table-column table:style-name="co12" table:number-columns-repeated="761" table:default-cell-style-name="ce5"/>
        <table:table-column table:style-name="co13" table:default-cell-style-name="ce5"/>
        <table:table-column table:style-name="co14" table:number-columns-repeated="15360" table:default-cell-style-name="ce1"/>
        <table:table-row table:style-name="ro1">
          <table:table-cell office:value-type="string" table:number-columns-spanned="4" table:number-rows-spanned="1" table:style-name="ce29">
            <text:p>GAME NAME</text:p>
          </table:table-cell>
          <table:covered-table-cell table:number-columns-repeated="3"/>
          <table:table-cell table:style-name="ce3"/>
          <table:table-cell office:value-type="string" table:number-columns-spanned="4" table:number-rows-spanned="1" table:style-name="ce30">
            <text:p>TEAM NAME</text:p>
          </table:table-cell>
          <table:covered-table-cell table:number-columns-repeated="3"/>
          <table:table-cell table:number-columns-repeated="253" table:style-name="ce4"/>
          <table:table-cell table:number-columns-repeated="16122"/>
        </table:table-row>
        <table:table-row table:style-name="ro1">
          <table:table-cell office:value-type="string" table:number-columns-spanned="4" table:number-rows-spanned="2" table:style-name="ce31">
            <text:p>Monkey Maddness</text:p>
          </table:table-cell>
          <table:covered-table-cell table:number-columns-repeated="3"/>
          <table:table-cell table:style-name="ce3"/>
          <table:table-cell table:number-columns-spanned="4" table:number-rows-spanned="2" table:style-name="ce31"/>
          <table:covered-table-cell table:number-columns-repeated="3"/>
          <table:table-cell table:number-columns-repeated="253" table:style-name="ce4"/>
          <table:table-cell table:number-columns-repeated="16122"/>
        </table:table-row>
        <table:table-row table:style-name="ro1">
          <table:covered-table-cell/>
          <table:covered-table-cell table:number-columns-repeated="3"/>
          <table:table-cell table:style-name="ce3"/>
          <table:covered-table-cell/>
          <table:covered-table-cell table:number-columns-repeated="3"/>
          <table:table-cell table:number-columns-repeated="253" table:style-name="ce4"/>
          <table:table-cell table:number-columns-repeated="16122"/>
        </table:table-row>
        <table:table-row table:style-name="ro1">
          <table:table-cell table:number-columns-repeated="5" table:style-name="ce3"/>
          <table:table-cell table:number-columns-repeated="257" table:style-name="ce4"/>
          <table:table-cell table:number-columns-repeated="16122"/>
        </table:table-row>
        <table:table-row table:style-name="ro2">
          <table:table-cell office:value-type="string" table:number-columns-spanned="4" table:number-rows-spanned="1" table:style-name="ce29">
            <text:p>Optimal Game Controls</text:p>
          </table:table-cell>
          <table:covered-table-cell table:number-columns-repeated="3"/>
          <table:table-cell table:style-name="ce3"/>
          <table:table-cell office:value-type="string" table:number-columns-spanned="4" table:number-rows-spanned="1" table:style-name="ce30">
            <text:p>Core Types of Engagement (optional)</text:p>
          </table:table-cell>
          <table:covered-table-cell table:number-columns-repeated="3"/>
          <table:table-cell table:style-name="ce4"/>
          <table:table-cell office:value-type="string" table:number-columns-spanned="1" table:number-rows-spanned="5" table:style-name="ce32">
            <text:p>While GAT240 projects are intended to be prototypes they do have the potential to be well designed and interesting. Extra points may be awarded based on engagement and design merit.</text:p>
          </table:table-cell>
          <table:table-cell table:number-columns-repeated="251" table:style-name="ce4"/>
          <table:table-cell table:number-columns-repeated="16122"/>
        </table:table-row>
        <table:table-row table:style-name="ro1">
          <table:table-cell office:value-type="string" table:number-columns-spanned="4" table:number-rows-spanned="1" table:style-name="ce31">
            <text:p>keyboard &amp; mouse</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table:number-columns-repeated="3" table:style-name="ce6"/>
          <table:table-cell table:style-name="ce7"/>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office:value-type="string" table:number-columns-spanned="4" table:number-rows-spanned="1" table:style-name="ce30">
            <text:p>Optimal Number of Players</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office:value-type="float" office:value="1" table:number-columns-spanned="4" table:number-rows-spanned="1" table:style-name="ce31">
            <text:p>1</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table:content-validation-name="val1" table:style-name="ce8"/>
          <table:table-cell table:content-validation-name="val1" table:style-name="ce8"/>
          <table:table-cell table:content-validation-name="val1" table:style-name="ce8"/>
          <table:table-cell table:content-validation-name="val1" table:style-name="ce3"/>
          <table:table-cell table:content-validation-name="val1" table:style-name="ce3"/>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4"/>
          <table:table-cell table:content-validation-name="val1" table:style-name="ce4"/>
          <table:table-cell table:number-columns-repeated="251" table:style-name="ce4"/>
          <table:table-cell table:number-columns-repeated="16122"/>
        </table:table-row>
        <table:table-row table:style-name="ro3">
          <table:table-cell office:value-type="string" table:number-columns-spanned="4" table:number-rows-spanned="1" table:style-name="ce30">
            <text:p>Student Information</text:p>
          </table:table-cell>
          <table:covered-table-cell table:number-columns-repeated="3"/>
          <table:table-cell table:style-name="ce3"/>
          <table:table-cell office:value-type="string" table:number-columns-spanned="1" table:number-rows-spanned="4" table:style-name="ce33">
            <text:p>Notes about cheat codes, controls, bugs, known crashes, etc. should be put in the comments field for the appropriate CR.</text:p>
          </table:table-cell>
          <table:table-cell table:style-name="ce10"/>
          <table:table-cell table:style-name="ce11"/>
          <table:table-cell table:style-name="ce12"/>
          <table:table-cell table:number-columns-repeated="253" table:style-name="ce4"/>
          <table:table-cell table:number-columns-repeated="16122"/>
        </table:table-row>
        <table:table-row table:style-name="ro4">
          <table:table-cell office:value-type="string" table:style-name="ce13">
            <text:p>Class</text:p>
          </table:table-cell>
          <table:table-cell office:value-type="string" table:style-name="ce13">
            <text:p>Degree</text:p>
          </table:table-cell>
          <table:table-cell office:value-type="string" table:style-name="ce14">
            <text:p>Student Name</text:p>
          </table:table-cell>
          <table:table-cell office:value-type="string" table:style-name="ce14">
            <text:p>Note</text:p>
          </table:table-cell>
          <table:table-cell table:style-name="ce15"/>
          <table:covered-table-cell/>
          <table:table-cell table:style-name="ce10"/>
          <table:table-cell office:value-type="string" table:number-columns-spanned="1" table:number-rows-spanned="2" table:style-name="ce34">
            <text:p>Base</text:p>
            <text:p>Grade</text:p>
          </table:table-cell>
          <table:table-cell office:value-type="percentage" office:value="0.7" table:number-columns-spanned="1" table:number-rows-spanned="2" table:style-name="ce35">
            <text:p>70%</text:p>
          </table:table-cell>
          <table:table-cell table:style-name="ce4"/>
          <table:table-cell office:value-type="string" table:number-columns-spanned="1" table:number-rows-spanned="2" table:style-name="ce36">
            <text:p>The base grade is modified by the CRs and submission penalties to get the total grade.</text:p>
          </table:table-cell>
          <table:table-cell table:number-columns-repeated="251" table:style-name="ce4"/>
          <table:table-cell table:number-columns-repeated="16122"/>
        </table:table-row>
        <table:table-row table:style-name="ro5">
          <table:table-cell office:value-type="string" table:content-validation-name="val2" table:style-name="ce16">
            <text:p>OTHER</text:p>
          </table:table-cell>
          <table:table-cell office:value-type="string" table:content-validation-name="val3" table:style-name="ce16">
            <text:p>BAGD</text:p>
          </table:table-cell>
          <table:table-cell office:value-type="string" table:content-validation-name="val1" table:style-name="ce17">
            <text:p>Travis Moore</text:p>
          </table:table-cell>
          <table:table-cell table:content-validation-name="val4" table:style-name="ce18"/>
          <table:table-cell table:style-name="ce4"/>
          <table:covered-table-cell/>
          <table:table-cell table:style-name="ce19"/>
          <table:covered-table-cell/>
          <table:covered-table-cell/>
          <table:table-cell table:style-name="ce20"/>
          <table:covered-table-cell/>
          <table:table-cell table:style-name="ce21"/>
          <table:table-cell table:number-columns-repeated="247" table:style-name="ce4"/>
          <table:table-cell table:number-columns-repeated="16125" table:style-name="ce5"/>
        </table:table-row>
        <table:table-row table:style-name="ro1">
          <table:table-cell office:value-type="string" table:number-columns-spanned="2" table:number-rows-spanned="1" table:style-name="ce37">
            <text:p>Student Email</text:p>
          </table:table-cell>
          <table:covered-table-cell/>
          <table:table-cell office:value-type="string" table:number-columns-spanned="2" table:number-rows-spanned="1" table:style-name="ce133">
            <text:p><text:a xlink:href="mailto:travis.moore@digipen.edu">travis.moore@digipen.edu</text:a></text:p>
          </table:table-cell>
          <table:covered-table-cell/>
          <table:table-cell table:style-name="ce4"/>
          <table:covered-table-cell/>
          <table:table-cell table:number-columns-repeated="2" table:style-name="ce10"/>
          <table:table-cell table:style-name="ce22"/>
          <table:table-cell table:style-name="ce23"/>
          <table:table-cell table:style-name="ce4"/>
          <table:table-cell table:style-name="ce15"/>
          <table:table-cell table:number-columns-repeated="247" table:style-name="ce4"/>
          <table:table-cell table:number-columns-repeated="16125" table:style-name="ce5"/>
        </table:table-row>
        <table:table-row table:style-name="ro5">
          <table:table-cell table:number-columns-repeated="4" table:style-name="ce3"/>
          <table:table-cell table:style-name="ce4"/>
          <table:table-cell table:number-columns-repeated="2" table:style-name="ce20"/>
          <table:table-cell table:style-name="ce24"/>
          <table:table-cell table:style-name="ce25"/>
          <table:table-cell table:style-name="ce23"/>
          <table:table-cell table:style-name="ce4"/>
          <table:table-cell table:style-name="ce15"/>
          <table:table-cell table:number-columns-repeated="247" table:style-name="ce4"/>
          <table:table-cell table:number-columns-repeated="16125" table:style-name="ce5"/>
        </table:table-row>
        <table:table-row table:style-name="ro5">
          <table:table-cell table:number-columns-repeated="4" table:style-name="ce3"/>
          <table:table-cell table:style-name="ce4"/>
          <table:table-cell office:value-type="string" table:number-columns-spanned="4" table:number-rows-spanned="1" table:style-name="ce38">
            <text:p>WAIVERS</text:p>
          </table:table-cell>
          <table:covered-table-cell table:number-columns-repeated="3"/>
          <table:table-cell table:style-name="ce23"/>
          <table:table-cell table:style-name="ce4"/>
          <table:table-cell table:style-name="ce15"/>
          <table:table-cell table:number-columns-repeated="247" table:style-name="ce4"/>
          <table:table-cell table:number-columns-repeated="16125" table:style-name="ce5"/>
        </table:table-row>
        <table:table-row table:style-name="ro6">
          <table:table-cell table:number-columns-repeated="4"/>
          <table:table-cell table:style-name="ce4"/>
          <table:table-cell office:value-type="string" table:number-columns-spanned="4" table:number-rows-spanned="5" table:style-name="ce39">
            <text:p>If you believe your game should get a waiver from any of the requirements in this rubric, you must talk to the instructors first. If the waiver is granted, you must include the reason for the waiver being granted (and who granted it) in the comments section for that requirement when you submit this document with your game. You must get a waiver BEFORE you submit your game, not after.</text:p>
          </table:table-cell>
          <table:covered-table-cell table:number-columns-repeated="3"/>
          <table:table-cell table:style-name="ce5"/>
          <table:table-cell table:style-name="ce4"/>
          <table:table-cell table:style-name="ce15"/>
          <table:table-cell table:number-columns-repeated="247" table:style-name="ce4"/>
          <table:table-cell table:number-columns-repeated="765" table:style-name="ce5"/>
          <table:table-cell table:number-columns-repeated="15360"/>
        </table:table-row>
        <table:table-row table:style-name="ro1">
          <table:table-cell table:number-columns-repeated="4"/>
          <table:table-cell table:style-name="ce4"/>
          <table:covered-table-cell/>
          <table:covered-table-cell table:number-columns-repeated="3"/>
          <table:table-cell table:style-name="ce26"/>
          <table:table-cell table:number-columns-repeated="249" table:style-name="ce4"/>
          <table:table-cell table:number-columns-repeated="765" table:style-name="ce5"/>
          <table:table-cell table:number-columns-repeated="15360"/>
        </table:table-row>
        <table:table-row table:number-rows-repeated="3" table:style-name="ro1">
          <table:table-cell table:number-columns-repeated="4"/>
          <table:table-cell table:style-name="ce4"/>
          <table:covered-table-cell/>
          <table:covered-table-cell table:number-columns-repeated="3"/>
          <table:table-cell table:number-columns-repeated="247" table:style-name="ce4"/>
          <table:table-cell table:number-columns-repeated="766" table:style-name="ce5"/>
          <table:table-cell table:number-columns-repeated="15362" table:style-name="ce1"/>
        </table:table-row>
        <table:table-row table:style-name="ro1">
          <table:table-cell table:number-columns-repeated="4"/>
          <table:table-cell table:style-name="ce4"/>
          <table:table-cell table:number-columns-repeated="2" table:style-name="ce5"/>
          <table:table-cell table:style-name="ce27"/>
          <table:table-cell table:style-name="ce28"/>
          <table:table-cell table:number-columns-repeated="247" table:style-name="ce4"/>
          <table:table-cell table:number-columns-repeated="766" table:style-name="ce5"/>
          <table:table-cell table:number-columns-repeated="15362" table:style-name="ce1"/>
        </table:table-row>
        <table:table-row table:number-rows-repeated="2" table:style-name="ro1">
          <table:table-cell table:number-columns-repeated="4"/>
          <table:table-cell table:number-columns-repeated="252" table:style-name="ce4"/>
          <table:table-cell table:number-columns-repeated="766" table:style-name="ce5"/>
          <table:table-cell table:number-columns-repeated="15362" table:style-name="ce1"/>
        </table:table-row>
        <table:table-row table:style-name="ro1">
          <table:table-cell table:number-columns-repeated="4"/>
          <table:table-cell table:number-columns-repeated="5" table:style-name="ce4"/>
          <table:table-cell table:style-name="ce5"/>
          <table:table-cell table:number-columns-repeated="247" table:style-name="ce4"/>
          <table:table-cell table:number-columns-repeated="766" table:style-name="ce5"/>
          <table:table-cell table:number-columns-repeated="15361" table:style-name="ce1"/>
        </table:table-row>
        <table:table-row table:number-rows-repeated="5" table:style-name="ro1">
          <table:table-cell table:number-columns-repeated="4"/>
          <table:table-cell table:style-name="ce3"/>
          <table:table-cell table:number-columns-repeated="254" table:style-name="ce4"/>
          <table:table-cell table:number-columns-repeated="765" table:style-name="ce5"/>
          <table:table-cell table:number-columns-repeated="15360"/>
        </table:table-row>
        <table:table-row table:style-name="ro1">
          <table:table-cell table:number-columns-repeated="4"/>
          <table:table-cell table:style-name="ce5"/>
          <table:table-cell table:number-columns-repeated="254" table:style-name="ce4"/>
          <table:table-cell table:number-columns-repeated="765" table:style-name="ce5"/>
          <table:table-cell table:number-columns-repeated="15360"/>
        </table:table-row>
        <table:table-row table:number-rows-repeated="1048545" table:style-name="ro7">
          <table:table-cell table:number-columns-repeated="16384"/>
        </table:table-row>
      </table:table>
      <table:table table:name="Submission" table:style-name="ta2">
        <table:table-column table:style-name="co15" table:default-cell-style-name="ce41"/>
        <table:table-column table:style-name="co12" table:default-cell-style-name="ce41"/>
        <table:table-column table:style-name="co16" table:number-columns-repeated="3" table:default-cell-style-name="ce41"/>
        <table:table-column table:style-name="co17" table:default-cell-style-name="ce41"/>
        <table:table-column table:style-name="co18" table:default-cell-style-name="ce41"/>
        <table:table-column table:style-name="co10" table:number-columns-repeated="252" table:default-cell-style-name="ce41"/>
        <table:table-column table:style-name="co12" table:number-columns-repeated="764" table:default-cell-style-name="ce41"/>
        <table:table-column table:style-name="co13" table:default-cell-style-name="ce41"/>
        <table:table-column table:style-name="co14" table:number-columns-repeated="15360" table:default-cell-style-name="ce1"/>
        <table:table-row table:style-name="ro1">
          <table:table-cell office:value-type="string" table:number-columns-spanned="6" table:number-rows-spanned="1" table:style-name="ce64">
            <text:p>INSTRUCTIONS FOR SUBMISSION OF PROJECTS</text:p>
          </table:table-cell>
          <table:covered-table-cell table:number-columns-repeated="5"/>
          <table:table-cell table:number-columns-repeated="1018" table:style-name="ce41"/>
          <table:table-cell table:number-columns-repeated="15360"/>
        </table:table-row>
        <table:table-row table:style-name="ro1">
          <table:table-cell office:value-type="string" table:number-columns-spanned="6" table:number-rows-spanned="1" table:style-name="ce65">
            <text:p>Fill out the corresponding rubric file for the project (like this one). Include this rubric in a zip package with an executable of your game, and the project file and and content folder.</text:p>
          </table:table-cell>
          <table:covered-table-cell table:number-columns-repeated="5"/>
          <table:table-cell table:number-columns-repeated="1018" table:style-name="ce41"/>
          <table:table-cell table:number-columns-repeated="15360"/>
        </table:table-row>
        <table:table-row table:style-name="ro1">
          <table:table-cell office:value-type="string" table:number-columns-spanned="6" table:number-rows-spanned="1" table:style-name="ce65">
            <text:p>Once the project, exe, and rubric file are in a single zip file submit to the GAT240 moodle page (distance.digipen.edu) for the assignment.</text:p>
          </table:table-cell>
          <table:covered-table-cell table:number-columns-repeated="5"/>
          <table:table-cell table:number-columns-repeated="1018" table:style-name="ce41"/>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1"/>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1"/>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1"/>
          <table:table-cell table:number-columns-repeated="15360"/>
        </table:table-row>
        <table:table-row table:style-name="ro1">
          <table:table-cell table:number-columns-repeated="1024" table:style-name="ce41"/>
          <table:table-cell table:number-columns-repeated="15360"/>
        </table:table-row>
        <table:table-row table:style-name="ro8">
          <table:table-cell office:value-type="string" table:style-name="ce42">
            <text:p>Submission Requirements</text:p>
          </table:table-cell>
          <table:table-cell table:style-name="ce43"/>
          <table:table-cell office:value-type="string" table:style-name="ce43">
            <text:p>#</text:p>
          </table:table-cell>
          <table:table-cell office:value-type="string" table:style-name="ce43">
            <text:p>Penalty</text:p>
          </table:table-cell>
          <table:table-cell office:value-type="string" table:style-name="ce44">
            <text:p>Total</text:p>
          </table:table-cell>
          <table:table-cell office:value-type="string" table:style-name="ce40">
            <text:p><text:s/>Notes</text:p>
          </table:table-cell>
          <table:table-cell table:number-columns-repeated="5" table:style-name="ce45"/>
          <table:table-cell table:number-columns-repeated="16373"/>
        </table:table-row>
        <table:table-row table:style-name="ro9">
          <table:table-cell office:value-type="string" table:style-name="ce46">
            <text:p>Minor Correctable Submission Mistakes</text:p>
          </table:table-cell>
          <table:table-cell table:style-name="ce47"/>
          <table:table-cell office:value-type="float" office:value="0" table:style-name="ce47">
            <text:p>0</text:p>
          </table:table-cell>
          <table:table-cell office:value-type="percentage" office:value="-0.01" table:style-name="ce28">
            <text:p>-1%</text:p>
          </table:table-cell>
          <table:table-cell office:value-type="percentage" office:value="0" table:formula="of:=[.C9]*[.D9]" table:style-name="ce48">
            <text:p>0%</text:p>
          </table:table-cell>
          <table:table-cell office:value-type="string" table:style-name="ce49">
            <text:p><text:s/>File or folder is named incorrectly, submission email is incorrect, has extra files in the base folder (like thumbs.db), etc.</text:p>
          </table:table-cell>
          <table:table-cell table:number-columns-repeated="5" table:style-name="ce45"/>
          <table:table-cell table:number-columns-repeated="16373"/>
        </table:table-row>
        <table:table-row table:style-name="ro9">
          <table:table-cell office:value-type="string" table:style-name="ce50">
            <text:p>Major Correctable Submission Mistakes</text:p>
          </table:table-cell>
          <table:table-cell table:style-name="ce23"/>
          <table:table-cell office:value-type="float" office:value="0" table:style-name="ce23">
            <text:p>0</text:p>
          </table:table-cell>
          <table:table-cell office:value-type="percentage" office:value="-0.02" table:style-name="ce28">
            <text:p>-2%</text:p>
          </table:table-cell>
          <table:table-cell office:value-type="percentage" office:value="0" table:formula="of:=[.C10]*[.D10]" table:style-name="ce48">
            <text:p>0%</text:p>
          </table:table-cell>
          <table:table-cell office:value-type="string" table:style-name="ce51">
            <text:p><text:s/>Game is submitted to the wrong location, no submission email sent, file content is incorrect, etc.</text:p>
          </table:table-cell>
          <table:table-cell table:number-columns-repeated="5" table:style-name="ce45"/>
          <table:table-cell table:number-columns-repeated="16373"/>
        </table:table-row>
        <table:table-row table:style-name="ro5">
          <table:table-cell office:value-type="string" table:style-name="ce4">
            <text:p>Number of Tabs w/o Student Grade Fields Set</text:p>
          </table:table-cell>
          <table:table-cell table:style-name="ce4"/>
          <table:table-cell office:value-type="float" office:value="0" table:style-name="ce23">
            <text:p>0</text:p>
          </table:table-cell>
          <table:table-cell office:value-type="percentage" office:value="-0.01" table:style-name="ce28">
            <text:p>-1%</text:p>
          </table:table-cell>
          <table:table-cell office:value-type="percentage" office:value="0" table:formula="of:=[.C11]*[.D11]" table:style-name="ce48">
            <text:p>0%</text:p>
          </table:table-cell>
          <table:table-cell office:value-type="string" table:style-name="ce52">
            <text:p><text:s/>You don't have to set the professional or innovative fields, but all others must be set (take your best guess if you are not sure).</text:p>
          </table:table-cell>
          <table:table-cell table:number-columns-repeated="16378" table:style-name="ce4"/>
        </table:table-row>
        <table:table-row table:style-name="ro5">
          <table:table-cell office:value-type="string" table:style-name="ce4">
            <text:p>Number of Fields Missing on the Game Data Tab</text:p>
          </table:table-cell>
          <table:table-cell table:style-name="ce4"/>
          <table:table-cell office:value-type="float" office:value="0" table:style-name="ce23">
            <text:p>0</text:p>
          </table:table-cell>
          <table:table-cell office:value-type="percentage" office:value="-0.02" table:style-name="ce28">
            <text:p>-2%</text:p>
          </table:table-cell>
          <table:table-cell office:value-type="percentage" office:value="0" table:formula="of:=[.C12]*[.D12]" table:style-name="ce48">
            <text:p>0%</text:p>
          </table:table-cell>
          <table:table-cell office:value-type="string" table:style-name="ce52">
            <text:p><text:s/>You must fill out the game data tab correctly.</text:p>
          </table:table-cell>
          <table:table-cell table:number-columns-repeated="16378" table:style-name="ce4"/>
        </table:table-row>
        <table:table-row table:style-name="ro1">
          <table:table-cell office:value-type="string" table:style-name="ce4">
            <text:p>Number of Required Submission Files Missing</text:p>
          </table:table-cell>
          <table:table-cell table:style-name="ce4"/>
          <table:table-cell office:value-type="float" office:value="0" table:style-name="ce23">
            <text:p>0</text:p>
          </table:table-cell>
          <table:table-cell office:value-type="percentage" office:value="-0.05" table:style-name="ce28">
            <text:p>-5%</text:p>
          </table:table-cell>
          <table:table-cell office:value-type="percentage" office:value="0" table:formula="of:=[.C13]*[.D13]" table:style-name="ce48">
            <text:p>0%</text:p>
          </table:table-cell>
          <table:table-cell office:value-type="string" table:style-name="ce51">
            <text:p><text:s/>Make sure you have all of the required files listed below.</text:p>
          </table:table-cell>
          <table:table-cell table:number-columns-repeated="5" table:style-name="ce45"/>
          <table:table-cell table:number-columns-repeated="16373"/>
        </table:table-row>
        <table:table-row table:style-name="ro9">
          <table:table-cell office:value-type="string" table:style-name="ce50">
            <text:p>Number of Days Late</text:p>
          </table:table-cell>
          <table:table-cell table:style-name="ce23"/>
          <table:table-cell office:value-type="float" office:value="0" table:style-name="ce23">
            <text:p>0</text:p>
          </table:table-cell>
          <table:table-cell office:value-type="percentage" office:value="-0.05" table:style-name="ce28">
            <text:p>-5%</text:p>
          </table:table-cell>
          <table:table-cell office:value-type="percentage" office:value="0" table:formula="of:=[.C14]*[.D14]" table:style-name="ce48">
            <text:p>0%</text:p>
          </table:table-cell>
          <table:table-cell office:value-type="string" table:style-name="ce51">
            <text:p><text:s/>You are always better off turning in what you have by the deadline, since you can resubmit later.</text:p>
          </table:table-cell>
          <table:table-cell table:number-columns-repeated="5" table:style-name="ce45"/>
          <table:table-cell table:number-columns-repeated="16373"/>
        </table:table-row>
        <table:table-row table:style-name="ro9">
          <table:table-cell office:value-type="string" table:style-name="ce50">
            <text:p>Number of Resubmissions Required</text:p>
          </table:table-cell>
          <table:table-cell table:style-name="ce23"/>
          <table:table-cell office:value-type="float" office:value="0" table:style-name="ce23">
            <text:p>0</text:p>
          </table:table-cell>
          <table:table-cell office:value-type="percentage" office:value="-0.05" table:style-name="ce28">
            <text:p>-5%</text:p>
          </table:table-cell>
          <table:table-cell office:value-type="percentage" office:value="0" table:formula="of:=[.C15]*[.D15]" table:style-name="ce48">
            <text:p>0%</text:p>
          </table:table-cell>
          <table:table-cell office:value-type="string" table:style-name="ce51">
            <text:p><text:s/>If a resubmission is required, you will get a minimum of 24 hours from when you are notified to resubmit without a late penalty.</text:p>
          </table:table-cell>
          <table:table-cell table:number-columns-repeated="5" table:style-name="ce45"/>
          <table:table-cell table:number-columns-repeated="16373"/>
        </table:table-row>
        <table:table-row table:style-name="ro1">
          <table:table-cell office:value-type="string" table:style-name="ce53">
            <text:p>Number of Copyright/Ratings Violations</text:p>
          </table:table-cell>
          <table:table-cell table:style-name="ce54"/>
          <table:table-cell office:value-type="float" office:value="0" table:style-name="ce54">
            <text:p>0</text:p>
          </table:table-cell>
          <table:table-cell office:value-type="percentage" office:value="-0.3" table:style-name="ce55">
            <text:p>-30%</text:p>
          </table:table-cell>
          <table:table-cell office:value-type="percentage" office:value="0" table:formula="of:=[.C16]*[.D16]" table:style-name="ce56">
            <text:p>0%</text:p>
          </table:table-cell>
          <table:table-cell office:value-type="string" table:style-name="ce57">
            <text:p><text:s/>Any copyright or ratings violations will require you to resubmit your game in order to pass.</text:p>
          </table:table-cell>
          <table:table-cell table:number-columns-repeated="5" table:style-name="ce45"/>
          <table:table-cell table:number-columns-repeated="16373"/>
        </table:table-row>
        <table:table-row table:style-name="ro1">
          <table:table-cell table:number-columns-repeated="3" table:style-name="ce5"/>
          <table:table-cell office:value-type="string" table:style-name="ce58">
            <text:p>Total Submission Penalties:</text:p>
          </table:table-cell>
          <table:table-cell office:value-type="percentage" office:value="0" table:formula="of:=SUM([.E9:.E16])" table:style-name="ce59">
            <text:p>0%</text:p>
          </table:table-cell>
          <table:table-cell table:style-name="ce5"/>
          <table:table-cell table:number-columns-repeated="5" table:style-name="ce45"/>
          <table:table-cell table:number-columns-repeated="16373"/>
        </table:table-row>
        <table:table-row table:style-name="ro1">
          <table:table-cell table:number-columns-repeated="1024" table:style-name="ce41"/>
          <table:table-cell table:number-columns-repeated="15360"/>
        </table:table-row>
        <table:table-row table:style-name="ro1">
          <table:table-cell office:value-type="string" table:style-name="ce40">
            <text:p>File/Folder</text:p>
          </table:table-cell>
          <table:table-cell office:value-type="string" table:number-columns-spanned="5" table:number-rows-spanned="1" table:style-name="ce64">
            <text:p>Instructions</text:p>
          </table:table-cell>
          <table:covered-table-cell table:number-columns-repeated="4"/>
          <table:table-cell table:number-columns-repeated="1018" table:style-name="ce41"/>
          <table:table-cell table:number-columns-repeated="15360"/>
        </table:table-row>
        <table:table-row table:style-name="ro1">
          <table:table-cell office:value-type="string" table:style-name="ce60">
            <text:p>gamename<text:span text:style-name="T1">_rubric.ods</text:span></text:p>
          </table:table-cell>
          <table:table-cell office:value-type="string" table:number-columns-spanned="5" table:number-rows-spanned="1" table:style-name="ce65">
            <text:p>This file must be named properly and have the game data tab filled out, along with the “student” columns on all the CR tabs (you can leave the professional fields as untested, but all the other ones need to be set).<text:span text:style-name="T2"><text:s/>Do not convert this file into an Excel spreadsheet (or any other format) and do not change it in any way (except to fill in the data for your game).</text:span></text:p>
          </table:table-cell>
          <table:covered-table-cell table:number-columns-repeated="4"/>
          <table:table-cell table:number-columns-repeated="1018" table:style-name="ce41"/>
          <table:table-cell table:number-columns-repeated="15360"/>
        </table:table-row>
        <table:table-row table:style-name="ro9">
          <table:table-cell office:value-type="string" table:style-name="ce60">
            <text:p>gamename_studentname_GAT240</text:p>
          </table:table-cell>
          <table:table-cell office:value-type="string" table:number-columns-spanned="5" table:number-rows-spanned="1" table:style-name="ce65">
            <text:p>A folder that contains the .zeroproj file and the content folder for your project.</text:p>
          </table:table-cell>
          <table:covered-table-cell table:number-columns-repeated="4"/>
          <table:table-cell table:number-columns-repeated="1018" table:style-name="ce41"/>
          <table:table-cell table:number-columns-repeated="15360"/>
        </table:table-row>
        <table:table-row table:style-name="ro1">
          <table:table-cell office:value-type="string" table:style-name="ce61">
            <text:p><text:span text:style-name="T3">gamename</text:span><text:span text:style-name="T1">.exe</text:span></text:p>
          </table:table-cell>
          <table:table-cell office:value-type="string" table:number-columns-spanned="5" table:number-rows-spanned="1" table:style-name="ce65">
            <text:p>A single .exe generated with the EXPORTGAME command in the zero engine.</text:p>
          </table:table-cell>
          <table:covered-table-cell table:number-columns-repeated="4"/>
          <table:table-cell table:number-columns-repeated="1018" table:style-name="ce41"/>
          <table:table-cell table:number-columns-repeated="15360"/>
        </table:table-row>
        <table:table-row table:style-name="ro1">
          <table:table-cell table:number-columns-repeated="1024" table:style-name="ce41"/>
          <table:table-cell table:number-columns-repeated="15360"/>
        </table:table-row>
        <table:table-row table:number-rows-repeated="9" table:style-name="ro1">
          <table:table-cell table:number-columns-repeated="5" table:style-name="ce41"/>
          <table:table-cell table:style-name="ce62"/>
          <table:table-cell table:number-columns-repeated="1018" table:style-name="ce41"/>
          <table:table-cell table:number-columns-repeated="15360"/>
        </table:table-row>
        <table:table-row table:style-name="ro5">
          <table:table-cell table:number-columns-repeated="5" table:style-name="ce41"/>
          <table:table-cell table:style-name="ce62"/>
          <table:table-cell table:number-columns-repeated="250" table:style-name="ce63"/>
          <table:table-cell table:number-columns-repeated="16128" table:style-name="ce5"/>
        </table:table-row>
        <table:table-row table:number-rows-repeated="12" table:style-name="ro1">
          <table:table-cell table:number-columns-repeated="5" table:style-name="ce41"/>
          <table:table-cell table:style-name="ce62"/>
          <table:table-cell table:number-columns-repeated="1018" table:style-name="ce41"/>
          <table:table-cell table:number-columns-repeated="15360"/>
        </table:table-row>
        <table:table-row table:number-rows-repeated="1048531" table:style-name="ro10">
          <table:table-cell table:number-columns-repeated="16384"/>
        </table:table-row>
      </table:table>
      <table:table table:name="TCRs" table:style-name="ta2">
        <table:table-column table:style-name="co19" table:default-cell-style-name="ce68"/>
        <table:table-column table:style-name="co5" table:default-cell-style-name="ce68"/>
        <table:table-column table:style-name="co20" table:default-cell-style-name="ce68"/>
        <table:table-column table:style-name="co19" table:number-columns-repeated="2" table:default-cell-style-name="ce81"/>
        <table:table-column table:style-name="co21" table:default-cell-style-name="ce68"/>
        <table:table-column table:style-name="co22" table:number-columns-repeated="4" table:default-cell-style-name="ce68"/>
        <table:table-column table:style-name="co23" table:number-columns-repeated="2" table:default-cell-style-name="ce68"/>
        <table:table-column table:style-name="co1" table:number-columns-repeated="241" table:default-cell-style-name="ce68"/>
        <table:table-column table:style-name="co19" table:number-columns-repeated="770" table:default-cell-style-name="ce5"/>
        <table:table-column table:style-name="co13" table:default-cell-style-name="ce5"/>
        <table:table-column table:style-name="co14" table:number-columns-repeated="15360" table:default-cell-style-name="ce1"/>
        <table:table-row table:style-name="ro8">
          <table:table-cell office:value-type="string" table:style-name="ce66">
            <text:p>STATUS LIST</text:p>
          </table:table-cell>
          <table:table-cell office:value-type="string" table:style-name="ce66">
            <text:p>STATUS DESCRIPTION</text:p>
          </table:table-cell>
          <table:table-cell office:value-type="string" table:style-name="ce66">
            <text:p>TECHNICAL REQUIREMENTS</text:p>
          </table:table-cell>
          <table:table-cell office:value-type="string" office:string-value="0 Untested" table:formula="of:=&quot;&quot;&amp;COUNTIF([.D$10:.D$161];[.$A$2])&amp;&quot; &quot;&amp;[.$A$2]" table:style-name="ce2">
            <text:p>0 Untested</text:p>
          </table:table-cell>
          <table:table-cell office:value-type="string" office:string-value="20 Untested" table:formula="of:=&quot;&quot;&amp;COUNTIF([.E$10:.E$161];[.$A$2])&amp;&quot; &quot;&amp;[.$A$2]" table:style-name="ce2">
            <text:p>20 Untested</text:p>
          </table:table-cell>
          <table:table-cell office:value-type="string" table:style-name="ce66">
            <text:p>TCR</text:p>
          </table:table-cell>
          <table:table-cell table:style-name="ce67"/>
          <table:table-cell table:number-columns-repeated="2" table:style-name="ce45"/>
          <table:table-cell table:style-name="ce67"/>
          <table:table-cell table:number-columns-repeated="243" table:style-name="ce68"/>
          <table:table-cell table:number-columns-repeated="771" table:style-name="ce5"/>
          <table:table-cell table:number-columns-repeated="15360"/>
        </table:table-row>
        <table:table-row table:style-name="ro9">
          <table:table-cell office:value-type="string" table:style-name="ce69">
            <text:p>Untested</text:p>
          </table:table-cell>
          <table:table-cell office:value-type="string" table:style-name="ce70">
            <text:p>Has not been tested/checked</text:p>
          </table:table-cell>
          <table:table-cell office:value-type="string" table:number-columns-spanned="1" table:number-rows-spanned="8" table:style-name="ce82">
            <text:p>Make sure you read all of the details for each requirement. There are a lot of small details that must be met in order to pass these requirements.</text:p>
          </table:table-cell>
          <table:table-cell office:value-type="float" office:value="0" table:formula="of:=SUMPRODUCT(([.$A$10:.$A$161]=&quot;Required&quot;)*([.D$10:.D$161]=&quot;Missing&quot;))+0.5*SUMPRODUCT(([.$A$10:.$A$161]=&quot;Required&quot;)*([.D$10:.D$161]=&quot;Partial&quot;))" table:style-name="ce71">
            <text:p>0</text:p>
          </table:table-cell>
          <table:table-cell office:value-type="float" office:value="0" table:formula="of:=SUMPRODUCT(([.$A$10:.$A$161]=&quot;Required&quot;)*([.E$10:.E$161]=&quot;Missing&quot;))+0.5*SUMPRODUCT(([.$A$10:.$A$161]=&quot;Required&quot;)*([.E$10:.E$161]=&quot;Partial&quot;))" table:style-name="ce71">
            <text:p>0</text:p>
          </table:table-cell>
          <table:table-cell office:value-type="string" office:string-value="Required TCRs Missing" table:formula="of:=&quot;Required &quot;&amp;[.$F$1]&amp;&quot;s &quot;&amp;[.A3]" table:style-name="ce70">
            <text:p>Required TCRs Missing</text:p>
          </table:table-cell>
          <table:table-cell table:style-name="ce67"/>
          <table:table-cell table:number-columns-repeated="2" table:style-name="ce45"/>
          <table:table-cell table:style-name="ce67"/>
          <table:table-cell table:number-columns-repeated="243" table:style-name="ce68"/>
          <table:table-cell table:number-columns-repeated="771" table:style-name="ce5"/>
          <table:table-cell table:number-columns-repeated="15360"/>
        </table:table-row>
        <table:table-row table:style-name="ro1">
          <table:table-cell office:value-type="string" table:style-name="ce69">
            <text:p>Missing</text:p>
          </table:table-cell>
          <table:table-cell office:value-type="string" table:style-name="ce70">
            <text:p>Requirement not met</text:p>
          </table:table-cell>
          <table:covered-table-cell/>
          <table:table-cell office:value-type="float" office:value="0" table:formula="of:=SUMPRODUCT(([.$A$10:.$A$161]=&quot;Basic&quot;)*([.D$10:.D$161]=&quot;Missing&quot;))+0.5*SUMPRODUCT(([.$A$10:.$A$161]=&quot;Basic&quot;)*([.D$10:.D$161]=&quot;Partial&quot;))" table:style-name="ce71">
            <text:p>0</text:p>
          </table:table-cell>
          <table:table-cell office:value-type="float" office:value="0" table:formula="of:=SUMPRODUCT(([.$A$10:.$A$161]=&quot;Basic&quot;)*([.E$10:.E$161]=&quot;Missing&quot;))+0.5*SUMPRODUCT(([.$A$10:.$A$161]=&quot;Basic&quot;)*([.E$10:.E$161]=&quot;Partial&quot;))" table:style-name="ce71">
            <text:p>0</text:p>
          </table:table-cell>
          <table:table-cell office:value-type="string" office:string-value="Basic TCRs Missing" table:formula="of:=&quot;Basic &quot;&amp;[.$F$1]&amp;&quot;s &quot;&amp;[.A3]" table:style-name="ce70">
            <text:p>Basic TCRs Missing</text:p>
          </table:table-cell>
          <table:table-cell table:style-name="ce67"/>
          <table:table-cell table:number-columns-repeated="2" table:style-name="ce45"/>
          <table:table-cell table:style-name="ce67"/>
          <table:table-cell table:number-columns-repeated="243" table:style-name="ce68"/>
          <table:table-cell table:number-columns-repeated="771" table:style-name="ce5"/>
          <table:table-cell table:number-columns-repeated="15360"/>
        </table:table-row>
        <table:table-row table:style-name="ro9">
          <table:table-cell office:value-type="string" table:style-name="ce69">
            <text:p>Partial</text:p>
          </table:table-cell>
          <table:table-cell office:value-type="string" table:style-name="ce70">
            <text:p>Completed at least half-way</text:p>
          </table:table-cell>
          <table:covered-table-cell/>
          <table:table-cell office:value-type="float" office:value="0" table:formula="of:=SUMPRODUCT(([.$A$10:.$A$161]=&quot;Intermediate&quot;)*([.D$10:.D$161]=&quot;Missing&quot;))+0.5*SUMPRODUCT(([.$A$10:.$A$161]=&quot;Intermediate&quot;)*([.D$10:.D$161]=&quot;Partial&quot;))" table:style-name="ce71">
            <text:p>0</text:p>
          </table:table-cell>
          <table:table-cell office:value-type="float" office:value="0" table:formula="of:=SUMPRODUCT(([.$A$10:.$A$161]=&quot;Intermediate&quot;)*([.E$10:.E$161]=&quot;Missing&quot;))+0.5*SUMPRODUCT(([.$A$10:.$A$161]=&quot;Intermediate&quot;)*([.E$10:.E$161]=&quot;Partial&quot;))" table:style-name="ce71">
            <text:p>0</text:p>
          </table:table-cell>
          <table:table-cell office:value-type="string" office:string-value="Intermediate TCRs Missing" table:formula="of:=&quot;Intermediate &quot;&amp;[.$F$1]&amp;&quot;s &quot;&amp;[.A3]" table:style-name="ce70">
            <text:p>Intermediate TCRs Missing</text:p>
          </table:table-cell>
          <table:table-cell table:style-name="ce67"/>
          <table:table-cell table:number-columns-repeated="2" table:style-name="ce45"/>
          <table:table-cell table:style-name="ce67"/>
          <table:table-cell table:number-columns-repeated="243" table:style-name="ce68"/>
          <table:table-cell table:number-columns-repeated="771" table:style-name="ce5"/>
          <table:table-cell table:number-columns-repeated="15360"/>
        </table:table-row>
        <table:table-row table:style-name="ro9">
          <table:table-cell office:value-type="string" table:style-name="ce69">
            <text:p>Completed</text:p>
          </table:table-cell>
          <table:table-cell office:value-type="string" table:style-name="ce70">
            <text:p>Fully completed</text:p>
          </table:table-cell>
          <table:covered-table-cell/>
          <table:table-cell office:value-type="float" office:value="4" table:formula="of:=SUMPRODUCT(([.$A$10:.$A$161]=&quot;Intermediate&quot;)*([.D$10:.D$161]=&quot;Completed&quot;))+SUMPRODUCT(([.$A$10:.$A$161]=&quot;Intermediate&quot;)*([.D$10:.D$161]=&quot;Pre-Passed&quot;))+0.5*SUMPRODUCT(([.$A$10:.$A$161]=&quot;Intermediate&quot;)*([.D$10:.D$161]=&quot;Partial&quot;))" table:style-name="ce71">
            <text:p>4</text:p>
          </table:table-cell>
          <table:table-cell office:value-type="float" office:value="0" table:formula="of:=SUMPRODUCT(([.$A$10:.$A$161]=&quot;Intermediate&quot;)*([.E$10:.E$161]=&quot;Completed&quot;))+SUMPRODUCT(([.$A$10:.$A$161]=&quot;Intermediate&quot;)*([.E$10:.E$161]=&quot;Pre-Passed&quot;))+0.5*SUMPRODUCT(([.$A$10:.$A$161]=&quot;Intermediate&quot;)*([.E$10:.E$161]=&quot;Partial&quot;))" table:style-name="ce71">
            <text:p>0</text:p>
          </table:table-cell>
          <table:table-cell office:value-type="string" office:string-value="Intermediate TCRs Completed" table:formula="of:=&quot;Intermediate &quot;&amp;[.$F$1]&amp;&quot;s &quot;&amp;[.A5]" table:style-name="ce70">
            <text:p>Intermediate TCRs Completed</text:p>
          </table:table-cell>
          <table:table-cell table:style-name="ce67"/>
          <table:table-cell table:number-columns-repeated="2" table:style-name="ce45"/>
          <table:table-cell table:style-name="ce67"/>
          <table:table-cell table:number-columns-repeated="243" table:style-name="ce68"/>
          <table:table-cell table:number-columns-repeated="771" table:style-name="ce5"/>
          <table:table-cell table:number-columns-repeated="15360"/>
        </table:table-row>
        <table:table-row table:style-name="ro9">
          <table:table-cell office:value-type="string" table:style-name="ce69">
            <text:p>Pre-Passed</text:p>
          </table:table-cell>
          <table:table-cell office:value-type="string" table:style-name="ce70">
            <text:p>Marked as completed by instructor*</text:p>
          </table:table-cell>
          <table:covered-table-cell/>
          <table:table-cell office:value-type="float" office:value="0" table:formula="of:=SUMPRODUCT(([.$A$10:.$A$161]=&quot;Advanced&quot;)*([.D$10:.D$161]=&quot;Missing&quot;))+0.5*SUMPRODUCT(([.$A$10:.$A$161]=&quot;Advanced&quot;)*([.D$10:.D$161]=&quot;Partial&quot;))" table:style-name="ce71">
            <text:p>0</text:p>
          </table:table-cell>
          <table:table-cell office:value-type="float" office:value="0" table:formula="of:=SUMPRODUCT(([.$A$10:.$A$161]=&quot;Advanced&quot;)*([.E$10:.E$161]=&quot;Missing&quot;))+0.5*SUMPRODUCT(([.$A$10:.$A$161]=&quot;Advanced&quot;)*([.E$10:.E$161]=&quot;Partial&quot;))" table:style-name="ce71">
            <text:p>0</text:p>
          </table:table-cell>
          <table:table-cell office:value-type="string" office:string-value="Advanced TCRs Missing" table:formula="of:=&quot;Advanced &quot;&amp;[.$F$1]&amp;&quot;s &quot;&amp;[.A3]" table:style-name="ce70">
            <text:p>Advanced TCRs Missing</text:p>
          </table:table-cell>
          <table:table-cell table:style-name="ce67"/>
          <table:table-cell table:number-columns-repeated="2" table:style-name="ce45"/>
          <table:table-cell table:style-name="ce67"/>
          <table:table-cell table:number-columns-repeated="243" table:style-name="ce68"/>
          <table:table-cell table:number-columns-repeated="771" table:style-name="ce5"/>
          <table:table-cell table:number-columns-repeated="15360"/>
        </table:table-row>
        <table:table-row table:style-name="ro9">
          <table:table-cell office:value-type="string" table:style-name="ce69">
            <text:p>Waived</text:p>
          </table:table-cell>
          <table:table-cell office:value-type="string" table:style-name="ce70">
            <text:p>Requirement waived by instructor*</text:p>
          </table:table-cell>
          <table:covered-table-cell/>
          <table:table-cell office:value-type="float" office:value="0" table:formula="of:=SUMPRODUCT(([.$A$10:.$A$161]=&quot;Advanced&quot;)*([.D$10:.D$161]=&quot;Completed&quot;))+SUMPRODUCT(([.$A$10:.$A$161]=&quot;Advanced&quot;)*([.D$10:.D$161]=&quot;Pre-Passed&quot;))+0.5*SUMPRODUCT(([.$A$10:.$A$161]=&quot;Advanced&quot;)*([.D$10:.D$161]=&quot;Partial&quot;))" table:style-name="ce71">
            <text:p>0</text:p>
          </table:table-cell>
          <table:table-cell office:value-type="float" office:value="0" table:formula="of:=SUMPRODUCT(([.$A$10:.$A$161]=&quot;Advanced&quot;)*([.E$10:.E$161]=&quot;Completed&quot;))+SUMPRODUCT(([.$A$10:.$A$161]=&quot;Advanced&quot;)*([.E$10:.E$161]=&quot;Pre-Passed&quot;))+0.5*SUMPRODUCT(([.$A$10:.$A$161]=&quot;Advanced&quot;)*([.E$10:.E$161]=&quot;Partial&quot;))" table:style-name="ce71">
            <text:p>0</text:p>
          </table:table-cell>
          <table:table-cell office:value-type="string" office:string-value="Advanced TCRs Completed" table:formula="of:=&quot;Advanced &quot;&amp;[.$F$1]&amp;&quot;s &quot;&amp;[.A5]" table:style-name="ce70">
            <text:p>Advanced TCRs Completed</text:p>
          </table:table-cell>
          <table:table-cell table:style-name="ce72"/>
          <table:table-cell table:number-columns-repeated="2" table:style-name="ce45"/>
          <table:table-cell table:number-columns-repeated="1012" table:style-name="ce72"/>
          <table:table-cell table:number-columns-repeated="15363"/>
        </table:table-row>
        <table:table-row table:style-name="ro9">
          <table:table-cell office:value-type="string" table:style-name="ce73">
            <text:p>Not Applicable</text:p>
          </table:table-cell>
          <table:table-cell office:value-type="string" table:style-name="ce70">
            <text:p>Does not apply to this project</text:p>
          </table:table-cell>
          <table:covered-table-cell/>
          <table:table-cell office:value-type="float" office:value="0" table:formula="of:=SUMPRODUCT(([.$A$10:.$A$161]=&quot;Professional&quot;)*([.D$10:.D$161]=&quot;Completed&quot;))+SUMPRODUCT(([.$A$10:.$A$161]=&quot;Professional&quot;)*([.D$10:.D$161]=&quot;Pre-Passed&quot;))+0.5*SUMPRODUCT(([.$A$10:.$A$161]=&quot;Professional&quot;)*([.D$10:.D$161]=&quot;Partial&quot;))" table:style-name="ce71">
            <text:p>0</text:p>
          </table:table-cell>
          <table:table-cell office:value-type="float" office:value="0" table:formula="of:=SUMPRODUCT(([.$A$10:.$A$161]=&quot;Professional&quot;)*([.E$10:.E$161]=&quot;Completed&quot;))+SUMPRODUCT(([.$A$10:.$A$161]=&quot;Professional&quot;)*([.E$10:.E$161]=&quot;Pre-Passed&quot;))+0.5*SUMPRODUCT(([.$A$10:.$A$161]=&quot;Professional&quot;)*([.E$10:.E$161]=&quot;Partial&quot;))" table:style-name="ce71">
            <text:p>0</text:p>
          </table:table-cell>
          <table:table-cell office:value-type="string" office:string-value="Professional TCRs Completed" table:formula="of:=&quot;Professional &quot;&amp;[.$F$1]&amp;&quot;s &quot;&amp;[.A5]" table:style-name="ce70">
            <text:p>Professional TCRs Completed</text:p>
          </table:table-cell>
          <table:table-cell table:style-name="ce72"/>
          <table:table-cell table:number-columns-repeated="2" table:style-name="ce45"/>
          <table:table-cell table:number-columns-repeated="1012" table:style-name="ce72"/>
          <table:table-cell table:number-columns-repeated="15363"/>
        </table:table-row>
        <table:table-row table:style-name="ro1">
          <table:table-cell office:value-type="string" table:number-columns-spanned="2" table:number-rows-spanned="1" table:style-name="ce83">
            <text:p>*Comments must list instructor's name</text:p>
          </table:table-cell>
          <table:covered-table-cell/>
          <table:covered-table-cell/>
          <table:table-cell office:value-type="float" office:value="0" table:formula="of:=SUMPRODUCT(([.$A$10:.$A$161]=&quot;Innovative&quot;)*([.D$10:.D$161]=&quot;Completed&quot;))+SUMPRODUCT(([.$A$10:.$A$161]=&quot;Innovative&quot;)*([.D$10:.D$161]=&quot;Pre-Passed&quot;))+0.5*SUMPRODUCT(([.$A$10:.$A$161]=&quot;Innovative&quot;)*([.D$10:.D$161]=&quot;Partial&quot;))" table:style-name="ce71">
            <text:p>0</text:p>
          </table:table-cell>
          <table:table-cell office:value-type="float" office:value="0" table:formula="of:=SUMPRODUCT(([.$A$10:.$A$161]=&quot;Innovative&quot;)*([.E$10:.E$161]=&quot;Completed&quot;))+SUMPRODUCT(([.$A$10:.$A$161]=&quot;Innovative&quot;)*([.E$10:.E$161]=&quot;Pre-Passed&quot;))+0.5*SUMPRODUCT(([.$A$10:.$A$161]=&quot;Innovative&quot;)*([.E$10:.E$161]=&quot;Partial&quot;))" table:style-name="ce71">
            <text:p>0</text:p>
          </table:table-cell>
          <table:table-cell office:value-type="string" office:string-value="Innovative TCRs Completed" table:formula="of:=&quot;Innovative &quot;&amp;[.$F$1]&amp;&quot;s &quot;&amp;[.A5]" table:style-name="ce70">
            <text:p>Innovative TCRs Completed</text:p>
          </table:table-cell>
          <table:table-cell table:style-name="ce72"/>
          <table:table-cell table:number-columns-repeated="2" table:style-name="ce45"/>
          <table:table-cell table:number-columns-repeated="1012" table:style-name="ce72"/>
          <table:table-cell table:number-columns-repeated="15363"/>
        </table:table-row>
        <table:table-row table:style-name="ro1">
          <table:table-cell office:value-type="string" table:number-columns-spanned="2" table:number-rows-spanned="1" table:style-name="ce139">
            <text:p><text:s/>SUBMISSION</text:p>
          </table:table-cell>
          <table:covered-table-cell/>
          <table:table-cell office:value-type="string" table:style-name="ce74">
            <text:p>Details</text:p>
          </table:table-cell>
          <table:table-cell office:value-type="string" table:style-name="ce134">
            <text:p>Student</text:p>
          </table:table-cell>
          <table:table-cell office:value-type="string" table:style-name="ce134">
            <text:p>Instructor</text:p>
          </table:table-cell>
          <table:table-cell office:value-type="string" table:style-name="ce76">
            <text:p>Comment</text:p>
          </table:table-cell>
          <table:table-cell table:number-columns-repeated="4" table:style-name="ce77"/>
          <table:table-cell table:number-columns-repeated="1011" table:style-name="ce78"/>
          <table:table-cell table:number-columns-repeated="15363"/>
        </table:table-row>
        <table:table-row table:style-name="ro11">
          <table:table-cell office:value-type="string" table:style-name="ce142">
            <text:p>Required</text:p>
          </table:table-cell>
          <table:table-cell office:value-type="string" table:style-name="ce70">
            <text:p>Rubric File</text:p>
          </table:table-cell>
          <table:table-cell office:value-type="string" table:style-name="ce79">
            <text:p>The game has an accurate rubric file with the Game Data tab filled in and the “student” column of all entries in the CR tabs set correctly (as far as you know, at least). You do not have to set the “professional” or “innovative” CRs, but all other CRs must be set (to the best of your knowledge).</text:p>
          </table:table-cell>
          <table:table-cell office:value-type="string" table:style-name="ce135">
            <text:p>Completed</text:p>
          </table:table-cell>
          <table:table-cell office:value-type="string" table:style-name="ce135">
            <text:p>Untested</text:p>
          </table:table-cell>
          <table:table-cell table:style-name="ce70"/>
          <table:table-cell table:number-columns-repeated="247" table:style-name="ce68"/>
          <table:table-cell table:number-columns-repeated="771" table:style-name="ce5"/>
          <table:table-cell table:number-columns-repeated="15360"/>
        </table:table-row>
        <table:table-row table:style-name="ro12">
          <table:table-cell office:value-type="string" table:style-name="ce146">
            <text:p>Intermediate</text:p>
          </table:table-cell>
          <table:table-cell office:value-type="string" table:style-name="ce70">
            <text:p>Commented Source Code</text:p>
          </table:table-cell>
          <table:table-cell office:value-type="string" table:style-name="ce79">
            <text:p>All source files in the final submission must be commented. In particular, each must have the DigiPen copyright at the top of file, along with who is the primary author of the file (not who just created it initially--who wrote most of the code in it). If more than one person wrote code in the file, put who and what they did at the top of the file as well.</text:p>
          </table:table-cell>
          <table:table-cell office:value-type="string" table:style-name="ce135">
            <text:p>Completed</text:p>
          </table:table-cell>
          <table:table-cell office:value-type="string" table:style-name="ce135">
            <text:p>Untested</text:p>
          </table:table-cell>
          <table:table-cell table:style-name="ce70"/>
          <table:table-cell table:number-columns-repeated="247" table:style-name="ce68"/>
          <table:table-cell table:number-columns-repeated="771" table:style-name="ce5"/>
          <table:table-cell table:number-columns-repeated="15360"/>
        </table:table-row>
        <table:table-row table:style-name="ro1">
          <table:table-cell office:value-type="string" table:number-columns-spanned="2" table:number-rows-spanned="1" table:style-name="ce147">
            <text:p><text:s/>MENUS</text:p>
          </table:table-cell>
          <table:covered-table-cell/>
          <table:table-cell office:value-type="string" table:style-name="ce74">
            <text:p>Details</text:p>
          </table:table-cell>
          <table:table-cell office:value-type="string" table:style-name="ce138">
            <text:p>Student</text:p>
          </table:table-cell>
          <table:table-cell office:value-type="string" table:style-name="ce138">
            <text:p>Instructor</text:p>
          </table:table-cell>
          <table:table-cell office:value-type="string" table:style-name="ce76">
            <text:p>Comment</text:p>
          </table:table-cell>
          <table:table-cell table:number-columns-repeated="247" table:style-name="ce68"/>
          <table:table-cell table:number-columns-repeated="771" table:style-name="ce5"/>
          <table:table-cell table:number-columns-repeated="15360"/>
        </table:table-row>
        <table:table-row table:style-name="ro13">
          <table:table-cell office:value-type="string" table:style-name="ce146">
            <text:p>Required</text:p>
          </table:table-cell>
          <table:table-cell office:value-type="string" table:style-name="ce70">
            <text:p>DigiPen Copyright</text:p>
          </table:table-cell>
          <table:table-cell office:value-type="string" table:style-name="ce79">
            <text:p>Game must display the official DigiPen copyright on the game’s credits screen (at the top or beginning of the credits--<text:span text:style-name="T4">do not put this at the end of a scrolling credits sequence</text:span><text:span text:style-name="T1">). This notice <text:s/>is found on DigiPen Central at distance.digipen.edu.</text:span></text:p>
          </table:table-cell>
          <table:table-cell office:value-type="string" table:style-name="ce135">
            <text:p>Completed</text:p>
          </table:table-cell>
          <table:table-cell office:value-type="string" table:style-name="ce135">
            <text:p>Untested</text:p>
          </table:table-cell>
          <table:table-cell table:style-name="ce70"/>
          <table:table-cell table:number-columns-repeated="247" table:style-name="ce68"/>
          <table:table-cell table:number-columns-repeated="771" table:style-name="ce5"/>
          <table:table-cell table:number-columns-repeated="15360"/>
        </table:table-row>
        <table:table-row table:style-name="ro14">
          <table:table-cell office:value-type="string" table:style-name="ce146">
            <text:p>Required</text:p>
          </table:table-cell>
          <table:table-cell office:value-type="string" table:style-name="ce70">
            <text:p>Other Copyrights</text:p>
          </table:table-cell>
          <table:table-cell office:value-type="string" table:style-name="ce79">
            <text:p>Game must display any copyrights required by any libraries the game uses (FMOD, for example). These copyrights (if any) must be on the game’s credits screen (at the top or beginning of the credits--do not put this at the end of a scrolling credits sequence). Note that many libraries are not allowed to be used in some classes (always ask your instructor), any allowable libraries must be legal for use in an educational setting, and there are some libraries that do not require a copyright notice (other than in the source code). Always read the license for any libraries carefully, and ask your instructor if it is not completely clear.</text:p>
          </table:table-cell>
          <table:table-cell office:value-type="string" table:style-name="ce135">
            <text:p>Completed</text:p>
          </table:table-cell>
          <table:table-cell office:value-type="string" table:style-name="ce135">
            <text:p>Untested</text:p>
          </table:table-cell>
          <table:table-cell table:style-name="ce70"/>
          <table:table-cell table:number-columns-repeated="247" table:style-name="ce68"/>
          <table:table-cell table:number-columns-repeated="771" table:style-name="ce5"/>
          <table:table-cell table:number-columns-repeated="15360"/>
        </table:table-row>
        <table:table-row table:style-name="ro15">
          <table:table-cell office:value-type="string" table:style-name="ce146">
            <text:p>Required</text:p>
          </table:table-cell>
          <table:table-cell office:value-type="string" table:style-name="ce70">
            <text:p>How To Play</text:p>
          </table:table-cell>
          <table:table-cell office:value-type="string" table:style-name="ce79">
            <text:p>Game has a screen that describes the basic controls, instructions, and goals of the game, even it does so poorly. This screen<text:s/><text:span text:style-name="T4">must be accessible from the pause menu</text:span><text:span text:style-name="T1"><text:s/>and<text:s/></text:span><text:span text:style-name="T4">must be labeled "How to Play" (do not change the wording of this option)</text:span><text:span text:style-name="T1">. In game tutorials, instructions, etc. <text:s/>are good things but do not fulfill this TCR.</text:span></text:p>
          </table:table-cell>
          <table:table-cell office:value-type="string" table:style-name="ce135">
            <text:p>Completed</text:p>
          </table:table-cell>
          <table:table-cell office:value-type="string" table:style-name="ce135">
            <text:p>Untested</text:p>
          </table:table-cell>
          <table:table-cell table:style-name="ce70"/>
          <table:table-cell table:number-columns-repeated="247" table:style-name="ce68"/>
          <table:table-cell table:number-columns-repeated="771" table:style-name="ce5"/>
          <table:table-cell table:number-columns-repeated="15360"/>
        </table:table-row>
        <table:table-row table:style-name="ro16">
          <table:table-cell office:value-type="string" table:style-name="ce146">
            <text:p>Intermediate</text:p>
          </table:table-cell>
          <table:table-cell office:value-type="string" table:style-name="ce70">
            <text:p>Proper End Of Game</text:p>
          </table:table-cell>
          <table:table-cell office:value-type="string" table:style-name="ce79">
            <text:p>When the game is completed, it must end properly. The game cannot just exit upon completion (or do nothing), even if you have a confirmation dialog before doing so. Acceptable end-of-game sequences include returning to the main menu (if you have one) or asking the player whether they want to play again or quit (use this option if you do not have a main menu). Playing credits automatically at the end of the game is fine, but then you must either return to the main menu or asking whether to play again/quit after the credits are done.</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1">
          <table:table-cell office:value-type="string" table:number-columns-spanned="2" table:number-rows-spanned="1" table:style-name="ce147">
            <text:p><text:s/>STARTUP</text:p>
          </table:table-cell>
          <table:covered-table-cell/>
          <table:table-cell office:value-type="string" table:style-name="ce74">
            <text:p>Details</text:p>
          </table:table-cell>
          <table:table-cell office:value-type="string" table:style-name="ce136">
            <text:p>Student</text:p>
          </table:table-cell>
          <table:table-cell office:value-type="string" table:style-name="ce136">
            <text:p>Instructor</text:p>
          </table:table-cell>
          <table:table-cell office:value-type="string" table:style-name="ce76">
            <text:p>Comment</text:p>
          </table:table-cell>
          <table:table-cell table:number-columns-repeated="16378"/>
        </table:table-row>
        <table:table-row table:style-name="ro9">
          <table:table-cell office:value-type="string" table:style-name="ce146">
            <text:p>Basic</text:p>
          </table:table-cell>
          <table:table-cell office:value-type="string" table:style-name="ce70">
            <text:p>Game Launch</text:p>
          </table:table-cell>
          <table:table-cell office:value-type="string" table:style-name="ce70">
            <text:p>The game must start displaying a non blank window within 3 seconds on launch. <text:s/>Then other transition TCRs apply. This can be a special loading window.</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1">
          <table:table-cell office:value-type="string" table:number-columns-spanned="2" table:number-rows-spanned="1" table:style-name="ce147">
            <text:p><text:s/>PHYSICAL INPUT</text:p>
          </table:table-cell>
          <table:covered-table-cell/>
          <table:table-cell office:value-type="string" table:style-name="ce74">
            <text:p>Details</text:p>
          </table:table-cell>
          <table:table-cell office:value-type="string" table:style-name="ce137">
            <text:p>Student</text:p>
          </table:table-cell>
          <table:table-cell office:value-type="string" table:style-name="ce137">
            <text:p>Instructor</text:p>
          </table:table-cell>
          <table:table-cell office:value-type="string" table:style-name="ce76">
            <text:p>Comment</text:p>
          </table:table-cell>
          <table:table-cell table:number-columns-repeated="16378"/>
        </table:table-row>
        <table:table-row table:style-name="ro16">
          <table:table-cell office:value-type="string" table:style-name="ce146">
            <text:p>Basic</text:p>
          </table:table-cell>
          <table:table-cell office:value-type="string" table:style-name="ce70">
            <text:p>Keyboard/Mouse Support</text:p>
          </table:table-cell>
          <table:table-cell office:value-type="string" table:style-name="ce79">
            <text:p>Game must support keyboard or mouse-based gameplay, even if it is primarily designed to be played with a controller or special peripheral. All menus must work with keyboard or mouse input as well, and this must not be disabled, even if a peripheral is active. Note that the game does not have to fun or even very playable with the mouse and keyboard if it is meant to be played with a gamepad or special peripheral—we just need to be able to do some basic technical checks of the menus, level loading, etc.</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17">
          <table:table-cell office:value-type="string" table:style-name="ce146">
            <text:p>Basic</text:p>
          </table:table-cell>
          <table:table-cell office:value-type="string" table:style-name="ce70">
            <text:p>Gamepad/Peripheral Screen</text:p>
          </table:table-cell>
          <table:table-cell office:value-type="string" table:style-name="ce79">
            <text:p>If the game supports and is intended to be played using a gamepad or special peripheral, there must be a screen informing the player of this before the controller is used (which generally means before the main menu is displayed). Note that if you include this screen, we will assume we should play with a controller, otherwise we will assume mouse and/or keyboard. If your game refers to gamepads or other controllers anywhere (How To Play, tutorial, hints, etc.) and does not have this screen, then this TCR will be failed. This screen does not have to be in game and can be included with the project files.</text:p>
          </table:table-cell>
          <table:table-cell office:value-type="string" table:style-name="ce135">
            <text:p>Not Applicable</text:p>
          </table:table-cell>
          <table:table-cell office:value-type="string" table:style-name="ce135">
            <text:p>Untested</text:p>
          </table:table-cell>
          <table:table-cell office:value-type="string" table:style-name="ce70">
            <text:p>menu works with a gamepad, but the game is meant to be played with the keyboard and mouse.</text:p>
          </table:table-cell>
          <table:table-cell table:number-columns-repeated="16378"/>
        </table:table-row>
        <table:table-row table:style-name="ro1">
          <table:table-cell office:value-type="string" table:number-columns-spanned="2" table:number-rows-spanned="1" table:style-name="ce147">
            <text:p><text:s/>STABILITY</text:p>
          </table:table-cell>
          <table:covered-table-cell/>
          <table:table-cell office:value-type="string" table:style-name="ce74">
            <text:p>Details</text:p>
          </table:table-cell>
          <table:table-cell office:value-type="string" table:style-name="ce140">
            <text:p>Student</text:p>
          </table:table-cell>
          <table:table-cell office:value-type="string" table:style-name="ce140">
            <text:p>Instructor</text:p>
          </table:table-cell>
          <table:table-cell office:value-type="string" table:style-name="ce76">
            <text:p>Comment</text:p>
          </table:table-cell>
          <table:table-cell table:number-columns-repeated="16378"/>
        </table:table-row>
        <table:table-row table:style-name="ro18">
          <table:table-cell office:value-type="string" table:style-name="ce146">
            <text:p>Required</text:p>
          </table:table-cell>
          <table:table-cell office:value-type="string" table:style-name="ce70">
            <text:p>Low Stability</text:p>
          </table:table-cell>
          <table:table-cell office:value-type="string" table:style-name="ce79">
            <text:p>Game must be able to run occasionally without crashing or destabilizing the operating system, and without soft locking in a way that continually prevents the game from being played.</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9">
          <table:table-cell office:value-type="string" table:style-name="ce146">
            <text:p>Required</text:p>
          </table:table-cell>
          <table:table-cell office:value-type="string" table:style-name="ce70">
            <text:p>Proper Shutdown</text:p>
          </table:table-cell>
          <table:table-cell office:value-type="string" table:style-name="ce79">
            <text:p>Game must shutdown properly, releasing all file handles and other resources. It must also not destabilize the OS in any way upon exit.</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1">
          <table:table-cell office:value-type="string" table:style-name="ce146">
            <text:p>Basic</text:p>
          </table:table-cell>
          <table:table-cell office:value-type="string" table:style-name="ce70">
            <text:p>Medium Stability</text:p>
          </table:table-cell>
          <table:table-cell office:value-type="string" table:style-name="ce79">
            <text:p>The game crashed once at most and only soft-locks infrequently.</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9">
          <table:table-cell office:value-type="string" table:style-name="ce146">
            <text:p>Basic</text:p>
          </table:table-cell>
          <table:table-cell office:value-type="string" table:style-name="ce70">
            <text:p>No Soft Locks</text:p>
          </table:table-cell>
          <table:table-cell office:value-type="string" table:style-name="ce70">
            <text:p>The game must not reach a "soft lock" state in which it must be shutdown, quit, or restarted <text:s/>to continue gameplay.</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1">
          <table:table-cell office:value-type="string" table:number-columns-spanned="2" table:number-rows-spanned="1" table:style-name="ce147">
            <text:p><text:s/>RESOLUTION</text:p>
          </table:table-cell>
          <table:covered-table-cell/>
          <table:table-cell office:value-type="string" table:style-name="ce74">
            <text:p>Details</text:p>
          </table:table-cell>
          <table:table-cell office:value-type="string" table:style-name="ce141">
            <text:p>Student</text:p>
          </table:table-cell>
          <table:table-cell office:value-type="string" table:style-name="ce141">
            <text:p>Instructor</text:p>
          </table:table-cell>
          <table:table-cell office:value-type="string" table:style-name="ce76">
            <text:p>Comment</text:p>
          </table:table-cell>
          <table:table-cell table:number-columns-repeated="16378"/>
        </table:table-row>
        <table:table-row table:style-name="ro9">
          <table:table-cell office:value-type="string" table:style-name="ce146">
            <text:p>Basic</text:p>
          </table:table-cell>
          <table:table-cell office:value-type="string" table:style-name="ce70">
            <text:p>Proper Launching</text:p>
          </table:table-cell>
          <table:table-cell office:value-type="string" table:style-name="ce79">
            <text:p>Game either launches in fullscreen mode or has a launcher that allows you to choose the resolution (and windowed/fullscreen).</text:p>
          </table:table-cell>
          <table:table-cell office:value-type="string" table:style-name="ce135">
            <text:p>Completed</text:p>
          </table:table-cell>
          <table:table-cell office:value-type="string" table:style-name="ce135">
            <text:p>Untested</text:p>
          </table:table-cell>
          <table:table-cell table:style-name="ce1"/>
          <table:table-cell table:number-columns-repeated="16378"/>
        </table:table-row>
        <table:table-row table:style-name="ro1">
          <table:table-cell office:value-type="string" table:number-columns-spanned="2" table:number-rows-spanned="1" table:style-name="ce147">
            <text:p><text:s/>RESPONSIVENESS</text:p>
          </table:table-cell>
          <table:covered-table-cell/>
          <table:table-cell office:value-type="string" table:style-name="ce74">
            <text:p>Details</text:p>
          </table:table-cell>
          <table:table-cell office:value-type="string" table:style-name="ce143">
            <text:p>Student</text:p>
          </table:table-cell>
          <table:table-cell office:value-type="string" table:style-name="ce143">
            <text:p>Instructor</text:p>
          </table:table-cell>
          <table:table-cell office:value-type="string" table:style-name="ce76">
            <text:p>Comment</text:p>
          </table:table-cell>
          <table:table-cell table:number-columns-repeated="16378"/>
        </table:table-row>
        <table:table-row table:style-name="ro18">
          <table:table-cell office:value-type="string" table:style-name="ce146">
            <text:p>Required</text:p>
          </table:table-cell>
          <table:table-cell office:value-type="string" table:style-name="ce70">
            <text:p>Minimum Frame Rate</text:p>
          </table:table-cell>
          <table:table-cell office:value-type="string" table:style-name="ce79">
            <text:p>The game must maintain a framerate at which the game is at least reasonably playable on the normal lab machines (this does not include machines with integrated video cards).</text:p>
          </table:table-cell>
          <table:table-cell office:value-type="string" table:style-name="ce135">
            <text:p>Completed</text:p>
          </table:table-cell>
          <table:table-cell office:value-type="string" table:style-name="ce135">
            <text:p>Untested</text:p>
          </table:table-cell>
          <table:table-cell table:style-name="ce1"/>
          <table:table-cell table:number-columns-repeated="16378"/>
        </table:table-row>
        <table:table-row table:style-name="ro9">
          <table:table-cell office:value-type="string" table:style-name="ce146">
            <text:p>Required</text:p>
          </table:table-cell>
          <table:table-cell office:value-type="string" table:style-name="ce70">
            <text:p>30 Frames Per Second</text:p>
          </table:table-cell>
          <table:table-cell office:value-type="string" table:style-name="ce79">
            <text:p>The game must maintain a framerate of at least 30 FPS on the normal lab machines (this does not include machines with integrated video cards).</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9">
          <table:table-cell office:value-type="string" table:style-name="ce146">
            <text:p>Basic</text:p>
          </table:table-cell>
          <table:table-cell office:value-type="string" table:style-name="ce70">
            <text:p>Minimized Performance</text:p>
          </table:table-cell>
          <table:table-cell office:value-type="string" table:style-name="ce79">
            <text:p>The game must not be using large amounts of CPU or GPU cycles (especially if it causes lag) when minimized or otherwise not active.</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11">
          <table:table-cell office:value-type="string" table:style-name="ce146">
            <text:p>Intermediate</text:p>
          </table:table-cell>
          <table:table-cell office:value-type="string" table:style-name="ce70">
            <text:p>Low-End Basic Performance</text:p>
          </table:table-cell>
          <table:table-cell office:value-type="string" table:style-name="ce79">
            <text:p>The game must maintain a framerate at which the game is at least reasonably playable on a low-end machine (any machine with an integrated video card counts). If you think you meet this TCR, you must explain in detail the testing you have done (in the comments for this TCR).</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style-name="ro1">
          <table:table-cell office:value-type="string" table:number-columns-spanned="2" table:number-rows-spanned="1" table:style-name="ce147">
            <text:p><text:s/>MISCELLANEOUS</text:p>
          </table:table-cell>
          <table:covered-table-cell/>
          <table:table-cell office:value-type="string" table:style-name="ce74">
            <text:p>Details</text:p>
          </table:table-cell>
          <table:table-cell office:value-type="string" table:style-name="ce144">
            <text:p>Student</text:p>
          </table:table-cell>
          <table:table-cell office:value-type="string" table:style-name="ce144">
            <text:p>Instructor</text:p>
          </table:table-cell>
          <table:table-cell office:value-type="string" table:style-name="ce76">
            <text:p>Comment</text:p>
          </table:table-cell>
          <table:table-cell table:number-columns-repeated="16378"/>
        </table:table-row>
        <table:table-row table:style-name="ro19">
          <table:table-cell office:value-type="string" table:style-name="ce146">
            <text:p>Intermediate</text:p>
          </table:table-cell>
          <table:table-cell office:value-type="string" table:style-name="ce70">
            <text:p>Cheat Codes</text:p>
          </table:table-cell>
          <table:table-cell office:value-type="string" table:style-name="ce79">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game notes section of the Team Data tab and can have a “secret” way to be activated if you don't want your normal players to stumble upon them. If you do have a secret activation method, it must be listed in the game notes section and it must be very simple (requiring no skill or arcane knowledge). Note that even a very simple and easy game will still need cheat codes (an “I win” code, an “I lose” code, a “goto the end” code, etc.).</text:p>
          </table:table-cell>
          <table:table-cell office:value-type="string" table:style-name="ce135">
            <text:p>Completed</text:p>
          </table:table-cell>
          <table:table-cell office:value-type="string" table:style-name="ce135">
            <text:p>Untested</text:p>
          </table:table-cell>
          <table:table-cell table:style-name="ce1"/>
          <table:table-cell table:number-columns-repeated="16378"/>
        </table:table-row>
        <table:table-row table:style-name="ro18">
          <table:table-cell office:value-type="string" table:style-name="ce146">
            <text:p>Basic</text:p>
          </table:table-cell>
          <table:table-cell office:value-type="string" table:style-name="ce70">
            <text:p>No Debug Info</text:p>
          </table:table-cell>
          <table:table-cell office:value-type="string" table:style-name="ce79">
            <text:p>Game must not display any debug text or other debug info (including separate debug command windows or anything similar) by default. It’s okay to have something on the options screen that turns on debugging features.</text:p>
          </table:table-cell>
          <table:table-cell office:value-type="string" table:style-name="ce135">
            <text:p>Completed</text:p>
          </table:table-cell>
          <table:table-cell office:value-type="string" table:style-name="ce135">
            <text:p>Untested</text:p>
          </table:table-cell>
          <table:table-cell table:style-name="ce70"/>
          <table:table-cell table:number-columns-repeated="16378"/>
        </table:table-row>
        <table:table-row table:number-rows-repeated="124" table:style-name="ro20">
          <table:table-cell table:style-name="ce148"/>
          <table:table-cell table:number-columns-repeated="2"/>
          <table:table-cell table:style-name="ce145"/>
          <table:table-cell table:style-name="ce145"/>
          <table:table-cell table:number-columns-repeated="16379"/>
        </table:table-row>
        <table:table-row table:number-rows-repeated="1048415" table:style-name="ro20">
          <table:table-cell table:number-columns-repeated="16384"/>
        </table:table-row>
      </table:table>
      <table:table table:name="FCRs" table:style-name="ta2">
        <table:table-column table:style-name="co19" table:default-cell-style-name="ce68"/>
        <table:table-column table:style-name="co5" table:default-cell-style-name="ce68"/>
        <table:table-column table:style-name="co20" table:default-cell-style-name="ce68"/>
        <table:table-column table:style-name="co19" table:number-columns-repeated="2" table:default-cell-style-name="ce68"/>
        <table:table-column table:style-name="co21" table:default-cell-style-name="ce68"/>
        <table:table-column table:style-name="co22" table:number-columns-repeated="4" table:default-cell-style-name="ce68"/>
        <table:table-column table:style-name="co1" table:number-columns-repeated="240" table:default-cell-style-name="ce68"/>
        <table:table-column table:style-name="co19" table:number-columns-repeated="773" table:default-cell-style-name="ce5"/>
        <table:table-column table:style-name="co13" table:default-cell-style-name="ce5"/>
        <table:table-column table:style-name="co14" table:number-columns-repeated="15360" table:default-cell-style-name="ce1"/>
        <table:table-row table:style-name="ro8">
          <table:table-cell office:value-type="string" table:style-name="ce66">
            <text:p>STATUS LIST</text:p>
          </table:table-cell>
          <table:table-cell office:value-type="string" table:style-name="ce66">
            <text:p>STATUS DESCRIPTION</text:p>
          </table:table-cell>
          <table:table-cell office:value-type="string" table:style-name="ce66">
            <text:p>FEATURE REQUIREMENTS</text:p>
          </table:table-cell>
          <table:table-cell office:value-type="string" office:string-value="0 Untested" table:formula="of:=&quot;&quot;&amp;COUNTIF([.D$10:.D$218];[.$A$2])&amp;&quot; &quot;&amp;[.$A$2]" table:style-name="ce2">
            <text:p>0 Untested</text:p>
          </table:table-cell>
          <table:table-cell office:value-type="string" office:string-value="53 Untested" table:formula="of:=&quot;&quot;&amp;COUNTIF([.E$10:.E$218];[.$A$2])&amp;&quot; &quot;&amp;[.$A$2]" table:style-name="ce2">
            <text:p>53 Untested</text:p>
          </table:table-cell>
          <table:table-cell office:value-type="string" table:style-name="ce66">
            <text:p>FCR</text:p>
          </table:table-cell>
          <table:table-cell table:number-columns-repeated="4" table:style-name="ce67"/>
          <table:table-cell table:number-columns-repeated="240" table:style-name="ce68"/>
          <table:table-cell table:number-columns-repeated="774" table:style-name="ce5"/>
          <table:table-cell table:number-columns-repeated="15360"/>
        </table:table-row>
        <table:table-row table:style-name="ro9">
          <table:table-cell office:value-type="string" table:style-name="ce69">
            <text:p>Untested</text:p>
          </table:table-cell>
          <table:table-cell office:value-type="string" table:style-name="ce70">
            <text:p>Has not been tested/checked</text:p>
          </table:table-cell>
          <table:table-cell office:value-type="string" table:number-columns-spanned="1" table:number-rows-spanned="8" table:style-name="ce82">
            <text:p>The following features are available for points. Some are more important than others and are required or basic. Optional features are marked as intermediate, advanced or professional. Additional features not listed can be added, just ask the instructor for their point value. Additional features must be run by an instructor before the assignment due date to receive points. Additional features will not offset late penalties as points already on the rubric will. Please include in the comment section for a feature where the functionality can be found in the project and/or code.</text:p>
          </table:table-cell>
          <table:table-cell office:value-type="float" office:value="0.5" table:formula="of:=SUMPRODUCT(([.$A$10:.$A$218]=&quot;Required&quot;)*([.D$10:.D$218]=&quot;Missing&quot;))+0.5*SUMPRODUCT(([.$A$10:.$A$218]=&quot;Required&quot;)*([.D$10:.D$218]=&quot;Partial&quot;))" table:style-name="ce71">
            <text:p>0.5</text:p>
          </table:table-cell>
          <table:table-cell office:value-type="float" office:value="0" table:formula="of:=SUMPRODUCT(([.$A$10:.$A$218]=&quot;Required&quot;)*([.E$10:.E$218]=&quot;Missing&quot;))+0.5*SUMPRODUCT(([.$A$10:.$A$218]=&quot;Required&quot;)*([.E$10:.E$218]=&quot;Partial&quot;))" table:style-name="ce71">
            <text:p>0</text:p>
          </table:table-cell>
          <table:table-cell office:value-type="string" office:string-value="Required FCRs Missing" table:formula="of:=&quot;Required &quot;&amp;[.$F$1]&amp;&quot;s &quot;&amp;[.A3]" table:style-name="ce70">
            <text:p>Required FCRs Missing</text:p>
          </table:table-cell>
          <table:table-cell table:number-columns-repeated="4" table:style-name="ce67"/>
          <table:table-cell table:number-columns-repeated="240" table:style-name="ce68"/>
          <table:table-cell table:number-columns-repeated="774" table:style-name="ce5"/>
          <table:table-cell table:number-columns-repeated="15360"/>
        </table:table-row>
        <table:table-row table:style-name="ro1">
          <table:table-cell office:value-type="string" table:style-name="ce69">
            <text:p>Missing</text:p>
          </table:table-cell>
          <table:table-cell office:value-type="string" table:style-name="ce70">
            <text:p>Requirement not met</text:p>
          </table:table-cell>
          <table:covered-table-cell/>
          <table:table-cell office:value-type="float" office:value="1" table:formula="of:=SUMPRODUCT(([.$A$10:.$A$218]=&quot;Basic&quot;)*([.D$10:.D$218]=&quot;Missing&quot;))+0.5*SUMPRODUCT(([.$A$10:.$A$218]=&quot;Basic&quot;)*([.D$10:.D$218]=&quot;Partial&quot;))" table:style-name="ce71">
            <text:p>1</text:p>
          </table:table-cell>
          <table:table-cell office:value-type="float" office:value="0" table:formula="of:=SUMPRODUCT(([.$A$10:.$A$218]=&quot;Basic&quot;)*([.E$10:.E$218]=&quot;Missing&quot;))+0.5*SUMPRODUCT(([.$A$10:.$A$218]=&quot;Basic&quot;)*([.E$10:.E$218]=&quot;Partial&quot;))" table:style-name="ce71">
            <text:p>0</text:p>
          </table:table-cell>
          <table:table-cell office:value-type="string" office:string-value="Basic FCRs Missing" table:formula="of:=&quot;Basic &quot;&amp;[.$F$1]&amp;&quot;s &quot;&amp;[.A3]" table:style-name="ce70">
            <text:p>Basic FCRs Missing</text:p>
          </table:table-cell>
          <table:table-cell table:number-columns-repeated="4" table:style-name="ce67"/>
          <table:table-cell table:number-columns-repeated="240" table:style-name="ce68"/>
          <table:table-cell table:number-columns-repeated="774" table:style-name="ce5"/>
          <table:table-cell table:number-columns-repeated="15360"/>
        </table:table-row>
        <table:table-row table:style-name="ro9">
          <table:table-cell office:value-type="string" table:style-name="ce69">
            <text:p>Partial</text:p>
          </table:table-cell>
          <table:table-cell office:value-type="string" table:style-name="ce70">
            <text:p>Completed at least half-way</text:p>
          </table:table-cell>
          <table:covered-table-cell/>
          <table:table-cell office:value-type="float" office:value="8" table:formula="of:=SUMPRODUCT(([.$A$10:.$A$218]=&quot;Intermediate&quot;)*([.D$10:.D$218]=&quot;Missing&quot;))+0.5*SUMPRODUCT(([.$A$10:.$A$218]=&quot;Intermediate&quot;)*([.D$10:.D$218]=&quot;Partial&quot;))" table:style-name="ce71">
            <text:p>8</text:p>
          </table:table-cell>
          <table:table-cell office:value-type="float" office:value="0" table:formula="of:=SUMPRODUCT(([.$A$10:.$A$218]=&quot;Intermediate&quot;)*([.E$10:.E$218]=&quot;Missing&quot;))+0.5*SUMPRODUCT(([.$A$10:.$A$218]=&quot;Intermediate&quot;)*([.E$10:.E$218]=&quot;Partial&quot;))" table:style-name="ce71">
            <text:p>0</text:p>
          </table:table-cell>
          <table:table-cell office:value-type="string" office:string-value="Intermediate FCRs Missing" table:formula="of:=&quot;Intermediate &quot;&amp;[.$F$1]&amp;&quot;s &quot;&amp;[.A3]" table:style-name="ce70">
            <text:p>Intermediate FCRs Missing</text:p>
          </table:table-cell>
          <table:table-cell table:number-columns-repeated="4" table:style-name="ce67"/>
          <table:table-cell table:number-columns-repeated="240" table:style-name="ce68"/>
          <table:table-cell table:number-columns-repeated="774" table:style-name="ce5"/>
          <table:table-cell table:number-columns-repeated="15360"/>
        </table:table-row>
        <table:table-row table:style-name="ro9">
          <table:table-cell office:value-type="string" table:style-name="ce69">
            <text:p>Completed</text:p>
          </table:table-cell>
          <table:table-cell office:value-type="string" table:style-name="ce70">
            <text:p>Fully completed</text:p>
          </table:table-cell>
          <table:covered-table-cell/>
          <table:table-cell office:value-type="float" office:value="8" table:formula="of:=SUMPRODUCT(([.$A$10:.$A$218]=&quot;Intermediate&quot;)*([.D$10:.D$218]=&quot;Completed&quot;))+SUMPRODUCT(([.$A$10:.$A$218]=&quot;Intermediate&quot;)*([.D$10:.D$218]=&quot;Pre-Passed&quot;))+0.5*SUMPRODUCT(([.$A$10:.$A$218]=&quot;Intermediate&quot;)*([.D$10:.D$218]=&quot;Partial&quot;))" table:style-name="ce71">
            <text:p>8</text:p>
          </table:table-cell>
          <table:table-cell office:value-type="float" office:value="0" table:formula="of:=SUMPRODUCT(([.$A$10:.$A$218]=&quot;Intermediate&quot;)*([.E$10:.E$218]=&quot;Completed&quot;))+SUMPRODUCT(([.$A$10:.$A$218]=&quot;Intermediate&quot;)*([.E$10:.E$218]=&quot;Pre-Passed&quot;))+0.5*SUMPRODUCT(([.$A$10:.$A$218]=&quot;Intermediate&quot;)*([.E$10:.E$218]=&quot;Partial&quot;))" table:style-name="ce71">
            <text:p>0</text:p>
          </table:table-cell>
          <table:table-cell office:value-type="string" office:string-value="Intermediate FCRs Completed" table:formula="of:=&quot;Intermediate &quot;&amp;[.$F$1]&amp;&quot;s &quot;&amp;[.A5]" table:style-name="ce70">
            <text:p>Intermediate FCRs Completed</text:p>
          </table:table-cell>
          <table:table-cell table:number-columns-repeated="4" table:style-name="ce67"/>
          <table:table-cell table:number-columns-repeated="240" table:style-name="ce68"/>
          <table:table-cell table:number-columns-repeated="774" table:style-name="ce5"/>
          <table:table-cell table:number-columns-repeated="15360"/>
        </table:table-row>
        <table:table-row table:style-name="ro9">
          <table:table-cell office:value-type="string" table:style-name="ce69">
            <text:p>Pre-Passed</text:p>
          </table:table-cell>
          <table:table-cell office:value-type="string" table:style-name="ce70">
            <text:p>Marked as completed by instructor*</text:p>
          </table:table-cell>
          <table:covered-table-cell/>
          <table:table-cell office:value-type="float" office:value="8" table:formula="of:=SUMPRODUCT(([.$A$10:.$A$218]=&quot;Advanced&quot;)*([.D$10:.D$218]=&quot;Missing&quot;))+0.5*SUMPRODUCT(([.$A$10:.$A$218]=&quot;Advanced&quot;)*([.D$10:.D$218]=&quot;Partial&quot;))" table:style-name="ce71">
            <text:p>8</text:p>
          </table:table-cell>
          <table:table-cell office:value-type="float" office:value="0" table:formula="of:=SUMPRODUCT(([.$A$10:.$A$218]=&quot;Advanced&quot;)*([.E$10:.E$218]=&quot;Missing&quot;))+0.5*SUMPRODUCT(([.$A$10:.$A$218]=&quot;Advanced&quot;)*([.E$10:.E$218]=&quot;Partial&quot;))" table:style-name="ce71">
            <text:p>0</text:p>
          </table:table-cell>
          <table:table-cell office:value-type="string" office:string-value="Advanced FCRs Missing" table:formula="of:=&quot;Advanced &quot;&amp;[.$F$1]&amp;&quot;s &quot;&amp;[.A3]" table:style-name="ce70">
            <text:p>Advanced FCRs Missing</text:p>
          </table:table-cell>
          <table:table-cell table:number-columns-repeated="4" table:style-name="ce67"/>
          <table:table-cell table:number-columns-repeated="240" table:style-name="ce68"/>
          <table:table-cell table:number-columns-repeated="774" table:style-name="ce5"/>
          <table:table-cell table:number-columns-repeated="15360"/>
        </table:table-row>
        <table:table-row table:style-name="ro9">
          <table:table-cell office:value-type="string" table:style-name="ce69">
            <text:p>Waived</text:p>
          </table:table-cell>
          <table:table-cell office:value-type="string" table:style-name="ce70">
            <text:p>Requirement waived by instructor*</text:p>
          </table:table-cell>
          <table:covered-table-cell/>
          <table:table-cell office:value-type="float" office:value="2" table:formula="of:=SUMPRODUCT(([.$A$10:.$A$218]=&quot;Advanced&quot;)*([.D$10:.D$218]=&quot;Completed&quot;))+SUMPRODUCT(([.$A$10:.$A$218]=&quot;Advanced&quot;)*([.D$10:.D$218]=&quot;Pre-Passed&quot;))+0.5*SUMPRODUCT(([.$A$10:.$A$218]=&quot;Advanced&quot;)*([.D$10:.D$218]=&quot;Partial&quot;))" table:style-name="ce71">
            <text:p>2</text:p>
          </table:table-cell>
          <table:table-cell office:value-type="float" office:value="0" table:formula="of:=SUMPRODUCT(([.$A$10:.$A$218]=&quot;Advanced&quot;)*([.E$10:.E$218]=&quot;Completed&quot;))+SUMPRODUCT(([.$A$10:.$A$218]=&quot;Advanced&quot;)*([.E$10:.E$218]=&quot;Pre-Passed&quot;))+0.5*SUMPRODUCT(([.$A$10:.$A$218]=&quot;Advanced&quot;)*([.E$10:.E$218]=&quot;Partial&quot;))" table:style-name="ce71">
            <text:p>0</text:p>
          </table:table-cell>
          <table:table-cell office:value-type="string" office:string-value="Advanced FCRs Completed" table:formula="of:=&quot;Advanced &quot;&amp;[.$F$1]&amp;&quot;s &quot;&amp;[.A5]" table:style-name="ce70">
            <text:p>Advanced FCRs Completed</text:p>
          </table:table-cell>
          <table:table-cell table:number-columns-repeated="1012" table:style-name="ce72"/>
          <table:table-cell table:number-columns-repeated="15366"/>
        </table:table-row>
        <table:table-row table:style-name="ro9">
          <table:table-cell office:value-type="string" table:style-name="ce73">
            <text:p>Not Applicable</text:p>
          </table:table-cell>
          <table:table-cell office:value-type="string" table:style-name="ce70">
            <text:p>Does not apply to this project</text:p>
          </table:table-cell>
          <table:covered-table-cell/>
          <table:table-cell office:value-type="float" office:value="0" table:formula="of:=SUMPRODUCT(([.$A$10:.$A$218]=&quot;Professional&quot;)*([.D$10:.D$218]=&quot;Completed&quot;))+SUMPRODUCT(([.$A$10:.$A$218]=&quot;Professional&quot;)*([.D$10:.D$218]=&quot;Pre-Passed&quot;))+0.5*SUMPRODUCT(([.$A$10:.$A$218]=&quot;Professional&quot;)*([.D$10:.D$218]=&quot;Partial&quot;))" table:style-name="ce71">
            <text:p>0</text:p>
          </table:table-cell>
          <table:table-cell office:value-type="float" office:value="0" table:formula="of:=SUMPRODUCT(([.$A$10:.$A$218]=&quot;Professional&quot;)*([.E$10:.E$218]=&quot;Completed&quot;))+SUMPRODUCT(([.$A$10:.$A$218]=&quot;Professional&quot;)*([.E$10:.E$218]=&quot;Pre-Passed&quot;))+0.5*SUMPRODUCT(([.$A$10:.$A$218]=&quot;Professional&quot;)*([.E$10:.E$218]=&quot;Partial&quot;))" table:style-name="ce71">
            <text:p>0</text:p>
          </table:table-cell>
          <table:table-cell office:value-type="string" office:string-value="Professional FCRs Completed" table:formula="of:=&quot;Professional &quot;&amp;[.$F$1]&amp;&quot;s &quot;&amp;[.A5]" table:style-name="ce70">
            <text:p>Professional FCRs Completed</text:p>
          </table:table-cell>
          <table:table-cell table:number-columns-repeated="1012" table:style-name="ce72"/>
          <table:table-cell table:number-columns-repeated="15366"/>
        </table:table-row>
        <table:table-row table:style-name="ro1">
          <table:table-cell office:value-type="string" table:number-columns-spanned="2" table:number-rows-spanned="1" table:style-name="ce83">
            <text:p>*Comments must list instructor's name</text:p>
          </table:table-cell>
          <table:covered-table-cell/>
          <table:covered-table-cell/>
          <table:table-cell office:value-type="float" office:value="0" table:formula="of:=SUMPRODUCT(([.$A$10:.$A$218]=&quot;Innovative&quot;)*([.D$10:.D$218]=&quot;Completed&quot;))+SUMPRODUCT(([.$A$10:.$A$218]=&quot;Innovative&quot;)*([.D$10:.D$218]=&quot;Pre-Passed&quot;))+0.5*SUMPRODUCT(([.$A$10:.$A$218]=&quot;Innovative&quot;)*([.D$10:.D$218]=&quot;Partial&quot;))" table:style-name="ce71">
            <text:p>0</text:p>
          </table:table-cell>
          <table:table-cell office:value-type="float" office:value="0" table:formula="of:=SUMPRODUCT(([.$A$10:.$A$218]=&quot;Innovative&quot;)*([.E$10:.E$218]=&quot;Completed&quot;))+SUMPRODUCT(([.$A$10:.$A$218]=&quot;Innovative&quot;)*([.E$10:.E$218]=&quot;Pre-Passed&quot;))+0.5*SUMPRODUCT(([.$A$10:.$A$218]=&quot;Innovative&quot;)*([.E$10:.E$218]=&quot;Partial&quot;))" table:style-name="ce71">
            <text:p>0</text:p>
          </table:table-cell>
          <table:table-cell office:value-type="string" office:string-value="Innovative FCRs Completed" table:formula="of:=&quot;Innovative &quot;&amp;[.$F$1]&amp;&quot;s &quot;&amp;[.A5]" table:style-name="ce70">
            <text:p>Innovative FCRs Completed</text:p>
          </table:table-cell>
          <table:table-cell table:number-columns-repeated="1012" table:style-name="ce72"/>
          <table:table-cell table:number-columns-repeated="15366"/>
        </table:table-row>
        <table:table-row table:style-name="ro1">
          <table:table-cell office:value-type="string" table:number-columns-spanned="2" table:number-rows-spanned="1" table:style-name="ce149">
            <text:p>Splash Screens</text:p>
          </table:table-cell>
          <table:covered-table-cell/>
          <table:table-cell office:value-type="string" table:style-name="ce74">
            <text:p>Details</text:p>
          </table:table-cell>
          <table:table-cell office:value-type="string" table:style-name="ce150">
            <text:p>Student</text:p>
          </table:table-cell>
          <table:table-cell office:value-type="string" table:style-name="ce150">
            <text:p>Instructor</text:p>
          </table:table-cell>
          <table:table-cell office:value-type="string" table:style-name="ce76">
            <text:p>Comment</text:p>
          </table:table-cell>
          <table:table-cell table:number-columns-repeated="4" table:style-name="ce77"/>
          <table:table-cell table:number-columns-repeated="1008" table:style-name="ce78"/>
          <table:table-cell table:number-columns-repeated="15366"/>
        </table:table-row>
        <table:table-row table:style-name="ro1">
          <table:table-cell office:value-type="string" table:style-name="ce151">
            <text:p>Required</text:p>
          </table:table-cell>
          <table:table-cell office:value-type="string" table:style-name="ce70">
            <text:p>Digipen Screen</text:p>
          </table:table-cell>
          <table:table-cell office:value-type="string" table:style-name="ce79">
            <text:p>DigiPen splash screen (should come first)</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yup</text:p>
          </table:table-cell>
          <table:table-cell table:number-columns-repeated="4" table:style-name="ce77"/>
          <table:table-cell table:number-columns-repeated="1008" table:style-name="ce78"/>
          <table:table-cell table:number-columns-repeated="15366"/>
        </table:table-row>
        <table:table-row table:style-name="ro1">
          <table:table-cell office:value-type="string" table:style-name="ce151">
            <text:p>Required</text:p>
          </table:table-cell>
          <table:table-cell office:value-type="string" table:style-name="ce70">
            <text:p>Engine Screen</text:p>
          </table:table-cell>
          <table:table-cell office:value-type="string" table:style-name="ce79">
            <text:p>Engine splash screen (should come secon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with animated gear</text:p>
          </table:table-cell>
          <table:table-cell table:number-columns-repeated="244" table:style-name="ce68"/>
          <table:table-cell table:number-columns-repeated="774" table:style-name="ce5"/>
          <table:table-cell table:number-columns-repeated="15360"/>
        </table:table-row>
        <table:table-row table:style-name="ro1">
          <table:table-cell office:value-type="string" table:style-name="ce151">
            <text:p>Required</text:p>
          </table:table-cell>
          <table:table-cell office:value-type="string" table:style-name="ce70">
            <text:p>Studio/Personal Screen</text:p>
          </table:table-cell>
          <table:table-cell office:value-type="string" table:style-name="ce79">
            <text:p>Studio or personal screen (should come thir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uh huh</text:p>
          </table:table-cell>
          <table:table-cell table:number-columns-repeated="244" table:style-name="ce68"/>
          <table:table-cell table:number-columns-repeated="774" table:style-name="ce5"/>
          <table:table-cell table:number-columns-repeated="15360"/>
        </table:table-row>
        <table:table-row table:style-name="ro18">
          <table:table-cell office:value-type="string" table:style-name="ce151">
            <text:p>Required</text:p>
          </table:table-cell>
          <table:table-cell office:value-type="string" table:style-name="ce70">
            <text:p>Title Screen</text:p>
          </table:table-cell>
          <table:table-cell office:value-type="string" table:style-name="ce79">
            <text:p>Title screen for the game. Needs to be separate from the main menu and should not progress to the main menu until player provides the necessary input.</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yup yup, press start game to go to main menu</text:p>
          </table:table-cell>
          <table:table-cell table:number-columns-repeated="244" table:style-name="ce68"/>
          <table:table-cell table:number-columns-repeated="774" table:style-name="ce5"/>
          <table:table-cell table:number-columns-repeated="15360"/>
        </table:table-row>
        <table:table-row table:style-name="ro1">
          <table:table-cell office:value-type="string" table:number-columns-spanned="2" table:number-rows-spanned="1" table:style-name="ce153">
            <text:p>Main Menu</text:p>
          </table:table-cell>
          <table:covered-table-cell/>
          <table:table-cell office:value-type="string" table:style-name="ce74">
            <text:p>Details</text:p>
          </table:table-cell>
          <table:table-cell office:value-type="string" table:style-name="ce150">
            <text:p>Student</text:p>
          </table:table-cell>
          <table:table-cell office:value-type="string" table:style-name="ce150">
            <text:p>Instructor</text:p>
          </table:table-cell>
          <table:table-cell office:value-type="string" table:style-name="ce76">
            <text:p>Comment</text:p>
          </table:table-cell>
          <table:table-cell table:number-columns-repeated="244" table:style-name="ce68"/>
          <table:table-cell table:number-columns-repeated="774" table:style-name="ce5"/>
          <table:table-cell table:number-columns-repeated="15360"/>
        </table:table-row>
        <table:table-row table:style-name="ro9">
          <table:table-cell office:value-type="string" table:style-name="ce154">
            <text:p>Required</text:p>
          </table:table-cell>
          <table:table-cell office:value-type="string" table:style-name="ce70">
            <text:p>Mouse/Keyboard Input</text:p>
          </table:table-cell>
          <table:table-cell office:value-type="string" table:style-name="ce79">
            <text:p>Menus must be navigable by both Mouse AND Keyboard at ALL TIMES, unless controller is being used. This also applies to the pause men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menu is navigatable by mouse, keyboard, and gamepad</text:p>
          </table:table-cell>
          <table:table-cell table:number-columns-repeated="244" table:style-name="ce68"/>
          <table:table-cell table:number-columns-repeated="774" table:style-name="ce5"/>
          <table:table-cell table:number-columns-repeated="15360"/>
        </table:table-row>
        <table:table-row table:style-name="ro9">
          <table:table-cell office:value-type="string" table:style-name="ce154">
            <text:p>Intermediate</text:p>
          </table:table-cell>
          <table:table-cell office:value-type="string" table:style-name="ce70">
            <text:p>Gamepad Input</text:p>
          </table:table-cell>
          <table:table-cell office:value-type="string" table:style-name="ce1">
            <text:p>Menus are navigable by gamepad (This also applies to the pause men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see above</text:p>
          </table:table-cell>
          <table:table-cell table:number-columns-repeated="16378"/>
        </table:table-row>
        <table:table-row table:style-name="ro9">
          <table:table-cell office:value-type="string" table:style-name="ce155">
            <text:p>Basic</text:p>
          </table:table-cell>
          <table:table-cell office:value-type="string" table:style-name="ce70">
            <text:p>Confirmation of Destructive Action</text:p>
          </table:table-cell>
          <table:table-cell office:value-type="string" table:style-name="ce1">
            <text:p>“Are you sure you want to quit the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yup</text:p>
          </table:table-cell>
          <table:table-cell table:number-columns-repeated="16378"/>
        </table:table-row>
        <table:table-row table:style-name="ro1">
          <table:table-cell office:value-type="string" table:style-name="ce151">
            <text:p>Required</text:p>
          </table:table-cell>
          <table:table-cell office:value-type="string" table:style-name="ce70">
            <text:p>Required Menu Buttons</text:p>
          </table:table-cell>
          <table:table-cell office:value-type="string" table:style-name="ce79">
            <text:p>Play Game, How To Play, Credits, Quit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it's all there</text:p>
          </table:table-cell>
          <table:table-cell table:number-columns-repeated="16378"/>
        </table:table-row>
        <table:table-row table:style-name="ro9">
          <table:table-cell office:value-type="string" table:style-name="ce154">
            <text:p>Advanced</text:p>
          </table:table-cell>
          <table:table-cell office:value-type="string" table:style-name="ce70">
            <text:p>Options Menu</text:p>
          </table:table-cell>
          <table:table-cell office:value-type="string" table:style-name="ce79">
            <text:p>Options menu decribed for Pause menu is accessable and usable from the main menu,</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office:value-type="string" table:style-name="ce156">
            <text:p>Basic</text:p>
          </table:table-cell>
          <table:table-cell office:value-type="string" table:style-name="ce70">
            <text:p>Button Highlight SFX</text:p>
          </table:table-cell>
          <table:table-cell office:value-type="string" table:style-name="ce79">
            <text:p>When a button is hovere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click noise</text:p>
          </table:table-cell>
          <table:table-cell table:number-columns-repeated="16378"/>
        </table:table-row>
        <table:table-row table:style-name="ro9">
          <table:table-cell office:value-type="string" table:style-name="ce156">
            <text:p>Intermediate</text:p>
          </table:table-cell>
          <table:table-cell office:value-type="string" table:style-name="ce70">
            <text:p>Button Highlight SFX</text:p>
          </table:table-cell>
          <table:table-cell office:value-type="string" table:style-name="ce79">
            <text:p>Unique SFX when a button is hovered</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office:value-type="string" table:style-name="ce156">
            <text:p>Basic</text:p>
          </table:table-cell>
          <table:table-cell office:value-type="string" table:style-name="ce70">
            <text:p>Button Selected SFX</text:p>
          </table:table-cell>
          <table:table-cell office:value-type="string" table:style-name="ce79">
            <text:p>When a button is selecte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monky howl</text:p>
          </table:table-cell>
          <table:table-cell table:number-columns-repeated="16378"/>
        </table:table-row>
        <table:table-row table:style-name="ro9">
          <table:table-cell office:value-type="string" table:style-name="ce157">
            <text:p>Intermediate</text:p>
          </table:table-cell>
          <table:table-cell office:value-type="string" table:style-name="ce70">
            <text:p>Button Selected SFX</text:p>
          </table:table-cell>
          <table:table-cell office:value-type="string" table:style-name="ce79">
            <text:p>Unique SFX when a button is selected</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office:value-type="string" table:number-columns-spanned="2" table:number-rows-spanned="1" table:style-name="ce153">
            <text:p>Pause Menu</text:p>
          </table:table-cell>
          <table:covered-table-cell/>
          <table:table-cell office:value-type="string" table:style-name="ce74">
            <text:p>Details</text:p>
          </table:table-cell>
          <table:table-cell office:value-type="string" table:style-name="ce150">
            <text:p>Student</text:p>
          </table:table-cell>
          <table:table-cell office:value-type="string" table:style-name="ce150">
            <text:p>Instructor</text:p>
          </table:table-cell>
          <table:table-cell office:value-type="string" table:style-name="ce76">
            <text:p>Comment</text:p>
          </table:table-cell>
          <table:table-cell table:number-columns-repeated="16378"/>
        </table:table-row>
        <table:table-row table:style-name="ro9">
          <table:table-cell office:value-type="string" table:style-name="ce154">
            <text:p>Required</text:p>
          </table:table-cell>
          <table:table-cell office:value-type="string" table:style-name="ce70">
            <text:p>Required Pause Menu Buttons</text:p>
          </table:table-cell>
          <table:table-cell office:value-type="string" table:style-name="ce79">
            <text:p>Play Game, How To Play, Credits, Quit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all of them are there</text:p>
          </table:table-cell>
          <table:table-cell table:number-columns-repeated="16378"/>
        </table:table-row>
        <table:table-row table:style-name="ro9">
          <table:table-cell office:value-type="string" table:style-name="ce154">
            <text:p>Required</text:p>
          </table:table-cell>
          <table:table-cell office:value-type="string" table:style-name="ce70">
            <text:p>Pause the Game</text:p>
          </table:table-cell>
          <table:table-cell office:value-type="string" table:style-name="ce79">
            <text:p>Ability to pause and unpause the gameplay</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press start on gamepad or esc on keyboard to pause</text:p>
          </table:table-cell>
          <table:table-cell table:number-columns-repeated="16378"/>
        </table:table-row>
        <table:table-row table:style-name="ro1">
          <table:table-cell office:value-type="string" table:style-name="ce154">
            <text:p>Basic</text:p>
          </table:table-cell>
          <table:table-cell office:value-type="string" table:style-name="ce70">
            <text:p>Pause Menu</text:p>
          </table:table-cell>
          <table:table-cell office:value-type="string" table:style-name="ce79">
            <text:p>Ability to pause the gameplay and display a usable pause men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pause menu is there</text:p>
          </table:table-cell>
          <table:table-cell table:number-columns-repeated="16378"/>
        </table:table-row>
        <table:table-row table:style-name="ro9">
          <table:table-cell office:value-type="string" table:style-name="ce154">
            <text:p>Intermediate</text:p>
          </table:table-cell>
          <table:table-cell office:value-type="string" table:style-name="ce70">
            <text:p>Nice Pause Menu</text:p>
          </table:table-cell>
          <table:table-cell office:value-type="string" table:style-name="ce79">
            <text:p>Ability to pause the gameplay and display a polished pause menu with most of the player input being given visual and audio feedba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I think it looks quite nice</text:p>
          </table:table-cell>
          <table:table-cell table:number-columns-repeated="16378"/>
        </table:table-row>
        <table:table-row table:style-name="ro9">
          <table:table-cell office:value-type="string" table:style-name="ce154">
            <text:p>Advanced</text:p>
          </table:table-cell>
          <table:table-cell office:value-type="string" table:style-name="ce70">
            <text:p>Polished Pause Menu</text:p>
          </table:table-cell>
          <table:table-cell office:value-type="string" table:style-name="ce79">
            <text:p>Ability to pause the gameplay and display a polished pause menu with all of the player input being given visual and audio feedba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clicking and monkey noises, woo!</text:p>
          </table:table-cell>
          <table:table-cell table:number-columns-repeated="16378"/>
        </table:table-row>
        <table:table-row table:style-name="ro11">
          <table:table-cell office:value-type="string" table:style-name="ce154">
            <text:p>Professional</text:p>
          </table:table-cell>
          <table:table-cell office:value-type="string" table:style-name="ce70">
            <text:p>Polished Pause Menu &amp; Options Menu</text:p>
          </table:table-cell>
          <table:table-cell office:value-type="string" table:style-name="ce79">
            <text:p>All other pause CR's must be met. Pause menu is extremely polished with varied VFX and SFX. Must have an options menu that allows for sfx and music options (described as seperate CR's), input options (button layout, button assignment, look/move sensitivity, inverted axises)</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Intermediate</text:p>
          </table:table-cell>
          <table:table-cell office:value-type="string" table:style-name="ce70">
            <text:p>Mute Sound</text:p>
          </table:table-cell>
          <table:table-cell office:value-type="string" table:style-name="ce79">
            <text:p>The ability to mute all sound in the game from the pause menu</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Advanced</text:p>
          </table:table-cell>
          <table:table-cell office:value-type="string" table:style-name="ce70">
            <text:p>Mute SFX/Music Seperately</text:p>
          </table:table-cell>
          <table:table-cell office:value-type="string" table:style-name="ce79">
            <text:p>the ability to mute sfx and music separately from the pause menu</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Intermediate</text:p>
          </table:table-cell>
          <table:table-cell office:value-type="string" table:style-name="ce70">
            <text:p>Credits</text:p>
          </table:table-cell>
          <table:table-cell office:value-type="string" table:style-name="ce79">
            <text:p>The ability to view the credits from the pause menu, should be the same credits as found elsewhere in the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Basic</text:p>
          </table:table-cell>
          <table:table-cell office:value-type="string" table:style-name="ce70">
            <text:p>Return to Game (unpause)</text:p>
          </table:table-cell>
          <table:table-cell office:value-type="string" table:style-name="ce79">
            <text:p>The ability to resume playing the game from the pause menu with out distrubing gameplay.</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Basic</text:p>
          </table:table-cell>
          <table:table-cell office:value-type="string" table:style-name="ce70">
            <text:p>Return to Main Menu</text:p>
          </table:table-cell>
          <table:table-cell office:value-type="string" table:style-name="ce79">
            <text:p>The ability to return to the main menu from the pause menu (this should trigger confirmation che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Intermediate</text:p>
          </table:table-cell>
          <table:table-cell office:value-type="string" table:style-name="ce70">
            <text:p>Quit Game</text:p>
          </table:table-cell>
          <table:table-cell office:value-type="string" table:style-name="ce79">
            <text:p>The ability to quit the game from the pause menu (this should trigger confirmation che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0"/>
          <table:table-cell table:number-columns-repeated="16378"/>
        </table:table-row>
        <table:table-row table:style-name="ro18">
          <table:table-cell office:value-type="string" table:style-name="ce154">
            <text:p>Intermediate</text:p>
          </table:table-cell>
          <table:table-cell office:value-type="string" table:style-name="ce70">
            <text:p>How To Play</text:p>
          </table:table-cell>
          <table:table-cell office:value-type="string" table:style-name="ce79">
            <text:p>The ability to view the how to play screen from the pause menu (does not need to be the same credits as end of game or main menu but should contain all the same information)</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office:value-type="string" table:number-columns-spanned="2" table:number-rows-spanned="1" table:style-name="ce153">
            <text:p>How To Play</text:p>
          </table:table-cell>
          <table:covered-table-cell/>
          <table:table-cell office:value-type="string" table:style-name="ce74">
            <text:p>Details</text:p>
          </table:table-cell>
          <table:table-cell office:value-type="string" table:style-name="ce150">
            <text:p>Student</text:p>
          </table:table-cell>
          <table:table-cell office:value-type="string" table:style-name="ce150">
            <text:p>Instructor</text:p>
          </table:table-cell>
          <table:table-cell office:value-type="string" table:style-name="ce76">
            <text:p>Comment</text:p>
          </table:table-cell>
          <table:table-cell table:number-columns-repeated="16378"/>
        </table:table-row>
        <table:table-row table:style-name="ro18">
          <table:table-cell office:value-type="string" table:style-name="ce154">
            <text:p>Required</text:p>
          </table:table-cell>
          <table:table-cell office:value-type="string" table:style-name="ce70">
            <text:p>Static Screen</text:p>
          </table:table-cell>
          <table:table-cell office:value-type="string" table:style-name="ce79">
            <text:p>Static How To Play screen. Must explain all controls, win conditions, loss conditions, core mechanics, and anything the player will need to successfully complete the experienc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0"/>
          <table:table-cell table:number-columns-repeated="16378"/>
        </table:table-row>
        <table:table-row table:style-name="ro18">
          <table:table-cell office:value-type="string" table:style-name="ce154">
            <text:p>Basic</text:p>
          </table:table-cell>
          <table:table-cell office:value-type="string" table:style-name="ce70">
            <text:p>Animated Screen</text:p>
          </table:table-cell>
          <table:table-cell office:value-type="string" table:style-name="ce79">
            <text:p>How to play screen that shows the player how to play and doesn't just teach. There must be at least 3 VFX and 3 SFX on this that aid in the teaching of the mechanic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example monkey is on screen to perform the button actions that the player presses while on this screen.</text:p>
          </table:table-cell>
          <table:table-cell table:number-columns-repeated="16378"/>
        </table:table-row>
        <table:table-row table:style-name="ro9">
          <table:table-cell office:value-type="string" table:style-name="ce154">
            <text:p>Intermediate</text:p>
          </table:table-cell>
          <table:table-cell office:value-type="string" table:style-name="ce70">
            <text:p>Interactive Screen</text:p>
          </table:table-cell>
          <table:table-cell office:value-type="string" table:style-name="ce79">
            <text:p>Some form of user input on how to play screen (i.e. one screen for each topic, manipulatable object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player can play around with the monkey on the screen.</text:p>
          </table:table-cell>
          <table:table-cell table:number-columns-repeated="16378"/>
        </table:table-row>
        <table:table-row table:style-name="ro1">
          <table:table-cell office:value-type="string" table:style-name="ce154">
            <text:p>Advanced</text:p>
          </table:table-cell>
          <table:table-cell office:value-type="string" table:style-name="ce70">
            <text:p>Polished Screen</text:p>
          </table:table-cell>
          <table:table-cell office:value-type="string" table:style-name="ce79">
            <text:p>Clean, communicative, high quality teaching</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office:value-type="string" table:style-name="ce154">
            <text:p>Basic</text:p>
          </table:table-cell>
          <table:table-cell office:value-type="string" table:style-name="ce70">
            <text:p>In Game Tutorial</text:p>
          </table:table-cell>
          <table:table-cell office:value-type="string" table:style-name="ce79">
            <text:p>Basic tutorial, tells controls and all core mechanic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text in game to tell you controls</text:p>
          </table:table-cell>
          <table:table-cell table:number-columns-repeated="16378"/>
        </table:table-row>
        <table:table-row table:style-name="ro9">
          <table:table-cell office:value-type="string" table:style-name="ce154">
            <text:p>Intermediate</text:p>
          </table:table-cell>
          <table:table-cell office:value-type="string" table:style-name="ce70">
            <text:p>In Game Tutorial</text:p>
          </table:table-cell>
          <table:table-cell office:value-type="string" table:style-name="ce79">
            <text:p>Tutorial Communicates all needed information to complete the experience without error</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0"/>
          <table:table-cell table:number-columns-repeated="16378"/>
        </table:table-row>
        <table:table-row table:style-name="ro18">
          <table:table-cell office:value-type="string" table:style-name="ce154">
            <text:p>Advanced</text:p>
          </table:table-cell>
          <table:table-cell office:value-type="string" table:style-name="ce70">
            <text:p>In Game Tutorial</text:p>
          </table:table-cell>
          <table:table-cell office:value-type="string" table:style-name="ce79">
            <text:p>Tutorial Communicates all needed information to complete the experience without error. There is something clever or very smooth abou the style of teaching. This CR must be justified on comments.</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Professional</text:p>
          </table:table-cell>
          <table:table-cell office:value-type="string" table:style-name="ce70">
            <text:p>In Game Tutorial</text:p>
          </table:table-cell>
          <table:table-cell office:value-type="string" table:style-name="ce79">
            <text:p>Completely seamless, can't tell there is a tutorial but the user learns everything anyway.</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office:value-type="string" table:number-columns-spanned="2" table:number-rows-spanned="1" table:style-name="ce153">
            <text:p>HUD (Heads Up Display)</text:p>
          </table:table-cell>
          <table:covered-table-cell/>
          <table:table-cell office:value-type="string" table:style-name="ce86">
            <text:p>Details</text:p>
          </table:table-cell>
          <table:table-cell office:value-type="string" table:style-name="ce150">
            <text:p>Student</text:p>
          </table:table-cell>
          <table:table-cell office:value-type="string" table:style-name="ce150">
            <text:p>Instructor</text:p>
          </table:table-cell>
          <table:table-cell office:value-type="string" table:style-name="ce76">
            <text:p>Comment</text:p>
          </table:table-cell>
          <table:table-cell table:number-columns-repeated="16378"/>
        </table:table-row>
        <table:table-row table:style-name="ro1">
          <table:table-cell office:value-type="string" table:style-name="ce154">
            <text:p>Required</text:p>
          </table:table-cell>
          <table:table-cell office:value-type="string" table:style-name="ce70">
            <text:p>Basic Score</text:p>
          </table:table-cell>
          <table:table-cell office:value-type="string" table:style-name="ce79">
            <text:p>Points, Lives, Health, Enemies Killed, etc.</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health</text:p>
          </table:table-cell>
          <table:table-cell table:number-columns-repeated="16378"/>
        </table:table-row>
        <table:table-row table:style-name="ro18">
          <table:table-cell office:value-type="string" table:style-name="ce154">
            <text:p>Basic</text:p>
          </table:table-cell>
          <table:table-cell office:value-type="string" table:style-name="ce70">
            <text:p>Basic Animations</text:p>
          </table:table-cell>
          <table:table-cell office:value-type="string" table:style-name="ce79">
            <text:p>“Death”, “Spawn”, “Damage” ( can be very basic, really just serving as player feedback), can be as simple as scaling a number up and down as it changes. Must have at least 3 animation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0">
            <text:p>hud things change color, update and resize</text:p>
          </table:table-cell>
          <table:table-cell table:number-columns-repeated="16378"/>
        </table:table-row>
        <table:table-row table:style-name="ro9">
          <table:table-cell office:value-type="string" table:style-name="ce154">
            <text:p>Intermediate</text:p>
          </table:table-cell>
          <table:table-cell office:value-type="string" table:style-name="ce70">
            <text:p>Quality Animations</text:p>
          </table:table-cell>
          <table:table-cell office:value-type="string" table:style-name="ce79">
            <text:p>Animations should add to the experience of the feedback. Should be more than just scaling, try and be creative. Must have at least 3 animations</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21">
          <table:table-cell office:value-type="string" table:style-name="ce154">
            <text:p>Advanced</text:p>
          </table:table-cell>
          <table:table-cell office:value-type="string" table:style-name="ce1">
            <text:p>Variety of Quality Animations</text:p>
          </table:table-cell>
          <table:table-cell office:value-type="string" table:style-name="ce1">
            <text:p>Same as advanced, must have at least 6.</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style-name="ce154">
            <text:p>Basic</text:p>
          </table:table-cell>
          <table:table-cell office:value-type="string" table:style-name="ce1">
            <text:p>Basic Map</text:p>
          </table:table-cell>
          <table:table-cell office:value-type="string" table:style-name="ce1">
            <text:p>Rendering a zoomed out camera in a second viewport, static minimap</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9">
          <table:table-cell office:value-type="string" table:style-name="ce154">
            <text:p>Intermediate</text:p>
          </table:table-cell>
          <table:table-cell office:value-type="string" table:style-name="ce1">
            <text:p>Custom Map</text:p>
          </table:table-cell>
          <table:table-cell office:value-type="string" table:style-name="ce1">
            <text:p>mini map with object indicators and player feedback</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style-name="ce154">
            <text:p>Advanced</text:p>
          </table:table-cell>
          <table:table-cell office:value-type="string" table:style-name="ce1">
            <text:p>Polished custom Map</text:p>
          </table:table-cell>
          <table:table-cell office:value-type="string" table:style-name="ce1">
            <text:p>High polish, custom art, clean, displays enemy and player info.</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21">
          <table:table-cell office:value-type="string" table:style-name="ce154">
            <text:p>Required</text:p>
          </table:table-cell>
          <table:table-cell office:value-type="string" table:style-name="ce1">
            <text:p>3 Seperate HUD Elements</text:p>
          </table:table-cell>
          <table:table-cell office:value-type="string" table:style-name="ce1">
            <text:p>Each element must animate at somepoint based off game state</text:p>
          </table:table-cell>
          <table:table-cell office:value-type="string" table:content-validation-name="val5" table:style-name="ce152">
            <text:p>Partial</text:p>
          </table:table-cell>
          <table:table-cell office:value-type="string" table:content-validation-name="val5" table:style-name="ce152">
            <text:p>Untested</text:p>
          </table:table-cell>
          <table:table-cell office:value-type="string" table:style-name="ce1">
            <text:p>just health and score</text:p>
          </table:table-cell>
          <table:table-cell table:number-columns-repeated="16378"/>
        </table:table-row>
        <table:table-row table:style-name="ro21">
          <table:table-cell office:value-type="string" table:style-name="ce154">
            <text:p>Intermediate</text:p>
          </table:table-cell>
          <table:table-cell office:value-type="string" table:style-name="ce1">
            <text:p>5 Seperate HUD Elements</text:p>
          </table:table-cell>
          <table:table-cell office:value-type="string" table:style-name="ce1">
            <text:p>Each element must animate at somepoint based off game state</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21">
          <table:table-cell office:value-type="string" table:style-name="ce154">
            <text:p>Advanced</text:p>
          </table:table-cell>
          <table:table-cell office:value-type="string" table:style-name="ce1">
            <text:p>7 Seperate HUD Elements</text:p>
          </table:table-cell>
          <table:table-cell office:value-type="string" table:style-name="ce1">
            <text:p>Each element must animate at somepoint based off game state</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number-columns-spanned="2" table:number-rows-spanned="1" table:style-name="ce153">
            <text:p>Credits</text:p>
          </table:table-cell>
          <table:covered-table-cell/>
          <table:table-cell office:value-type="string" table:style-name="ce74">
            <text:p>Details</text:p>
          </table:table-cell>
          <table:table-cell office:value-type="string" table:style-name="ce150">
            <text:p>Student</text:p>
          </table:table-cell>
          <table:table-cell office:value-type="string" table:style-name="ce150">
            <text:p>Instructor</text:p>
          </table:table-cell>
          <table:table-cell office:value-type="string" table:style-name="ce76">
            <text:p>Comment</text:p>
          </table:table-cell>
          <table:table-cell table:number-columns-repeated="16378"/>
        </table:table-row>
        <table:table-row table:style-name="ro21">
          <table:table-cell office:value-type="string" table:style-name="ce154">
            <text:p>Required</text:p>
          </table:table-cell>
          <table:table-cell office:value-type="string" table:style-name="ce1">
            <text:p>Static Credits Screen</text:p>
          </table:table-cell>
          <table:table-cell office:value-type="string" table:style-name="ce1">
            <text:p>Credits should include, President Claude Comair, Professor Chris Peters, TA (TA Names), Special Thanks, and Designer YO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yay, all the thanks!</text:p>
          </table:table-cell>
          <table:table-cell table:number-columns-repeated="16378"/>
        </table:table-row>
        <table:table-row table:style-name="ro22">
          <table:table-cell office:value-type="string" table:style-name="ce154">
            <text:p>Required</text:p>
          </table:table-cell>
          <table:table-cell office:value-type="string" table:style-name="ce1">
            <text:p>CopyRight</text:p>
          </table:table-cell>
          <table:table-cell office:value-type="string" table:style-name="ce1">
            <text:p>Should have the digipen copyright and any other copyrights pertaining to content in your game. Any material that needs copyright other than the digipen copyright MUST BE CLEARED WITH THE TEACHER OR TA AHEAD OF TIME. Copyright must appear in Credit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got it</text:p>
          </table:table-cell>
          <table:table-cell table:number-columns-repeated="16378"/>
        </table:table-row>
        <table:table-row table:style-name="ro9">
          <table:table-cell office:value-type="string" table:style-name="ce154">
            <text:p>Intermediate</text:p>
          </table:table-cell>
          <table:table-cell office:value-type="string" table:style-name="ce1">
            <text:p>Scrolling Credits</text:p>
          </table:table-cell>
          <table:table-cell office:value-type="string" table:style-name="ce1">
            <text:p>Scrolling Credit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it moves!</text:p>
          </table:table-cell>
          <table:table-cell table:number-columns-repeated="16378"/>
        </table:table-row>
        <table:table-row table:style-name="ro21">
          <table:table-cell office:value-type="string" table:style-name="ce154">
            <text:p>Advanced</text:p>
          </table:table-cell>
          <table:table-cell office:value-type="string" table:style-name="ce1">
            <text:p>Polished Scrolling Credits</text:p>
          </table:table-cell>
          <table:table-cell office:value-type="string" table:style-name="ce1">
            <text:p>Doesn't go to quickly or slowly, Custom Font, Music, Titles, Scrolling</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custom fonts and and moving, yeah!</text:p>
          </table:table-cell>
          <table:table-cell table:number-columns-repeated="16378"/>
        </table:table-row>
        <table:table-row table:style-name="ro21">
          <table:table-cell office:value-type="string" table:style-name="ce154">
            <text:p>Professional</text:p>
          </table:table-cell>
          <table:table-cell office:value-type="string" table:style-name="ce1">
            <text:p>Interactive Scrolling Credits</text:p>
          </table:table-cell>
          <table:table-cell office:value-type="string" table:style-name="ce1">
            <text:p>Think Smash Bros, or something of that complexity</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number-columns-spanned="2" table:number-rows-spanned="1" table:style-name="ce153">
            <text:p>Saved Game Content</text:p>
          </table:table-cell>
          <table:covered-table-cell/>
          <table:table-cell office:value-type="string" table:style-name="ce74">
            <text:p>Details</text:p>
          </table:table-cell>
          <table:table-cell office:value-type="string" table:style-name="ce150">
            <text:p>Student</text:p>
          </table:table-cell>
          <table:table-cell office:value-type="string" table:style-name="ce150">
            <text:p>Instructor</text:p>
          </table:table-cell>
          <table:table-cell office:value-type="string" table:style-name="ce76">
            <text:p>Comment</text:p>
          </table:table-cell>
          <table:table-cell table:number-columns-repeated="16378"/>
        </table:table-row>
        <table:table-row table:style-name="ro9">
          <table:table-cell office:value-type="string" table:style-name="ce154">
            <text:p>Intermediate</text:p>
          </table:table-cell>
          <table:table-cell office:value-type="string" table:style-name="ce70">
            <text:p>High Score Table</text:p>
          </table:table-cell>
          <table:table-cell office:value-type="string" table:style-name="ce70">
            <text:p>High score table</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9">
          <table:table-cell office:value-type="string" table:style-name="ce154">
            <text:p>Intermediate</text:p>
          </table:table-cell>
          <table:table-cell office:value-type="string" table:style-name="ce70">
            <text:p>Saved Level Progress</text:p>
          </table:table-cell>
          <table:table-cell office:value-type="string" table:style-name="ce70">
            <text:p>Completed levels are saved as completed</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office:value-type="string" table:style-name="ce154">
            <text:p>Advanced</text:p>
          </table:table-cell>
          <table:table-cell office:value-type="string" table:style-name="ce70">
            <text:p>Saved Game Progress</text:p>
          </table:table-cell>
          <table:table-cell office:value-type="string" table:style-name="ce70">
            <text:p>The ability to saved mid gameplay and load it again.</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8">
          <table:table-cell office:value-type="string" table:style-name="ce154">
            <text:p>Professional</text:p>
          </table:table-cell>
          <table:table-cell office:value-type="string" table:style-name="ce70">
            <text:p>Saved Game Progress</text:p>
          </table:table-cell>
          <table:table-cell office:value-type="string" table:style-name="ce70">
            <text:p>The ability to saved mid gameplay and load it again. All factors in the levels that had changed must be as they were when game was saved. (i.e. killed enemies don't respawn)</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0"/>
          <table:table-cell table:number-columns-repeated="16378"/>
        </table:table-row>
        <table:table-row table:style-name="ro1">
          <table:table-cell table:style-name="ce158"/>
          <table:table-cell table:style-name="ce68"/>
          <table:table-cell table:style-name="ce63"/>
          <table:table-cell table:content-validation-name="val6" table:style-name="ce159"/>
          <table:table-cell table:content-validation-name="val6" table:style-name="ce159"/>
          <table:table-cell table:number-columns-repeated="245" table:style-name="ce68"/>
          <table:table-cell table:number-columns-repeated="16134"/>
        </table:table-row>
        <table:table-row table:style-name="ro1">
          <table:table-cell table:style-name="ce158"/>
          <table:table-cell table:number-columns-repeated="2" table:style-name="ce68"/>
          <table:table-cell table:content-validation-name="val6" table:style-name="ce159"/>
          <table:table-cell table:content-validation-name="val6" table:style-name="ce159"/>
          <table:table-cell table:number-columns-repeated="245" table:style-name="ce68"/>
          <table:table-cell table:number-columns-repeated="16134"/>
        </table:table-row>
        <table:table-row table:style-name="ro1">
          <table:table-cell table:style-name="ce158"/>
          <table:table-cell table:style-name="ce68"/>
          <table:table-cell table:style-name="ce63"/>
          <table:table-cell table:content-validation-name="val6" table:style-name="ce159"/>
          <table:table-cell table:content-validation-name="val6" table:style-name="ce159"/>
          <table:table-cell table:number-columns-repeated="245" table:style-name="ce68"/>
          <table:table-cell table:number-columns-repeated="16134"/>
        </table:table-row>
        <table:table-row table:number-rows-repeated="8" table:style-name="ro1">
          <table:table-cell table:style-name="ce158"/>
          <table:table-cell table:number-columns-repeated="2" table:style-name="ce68"/>
          <table:table-cell table:content-validation-name="val6" table:style-name="ce159"/>
          <table:table-cell table:content-validation-name="val6" table:style-name="ce159"/>
          <table:table-cell table:number-columns-repeated="245" table:style-name="ce68"/>
          <table:table-cell table:number-columns-repeated="16134"/>
        </table:table-row>
        <table:table-row table:number-rows-repeated="48" table:style-name="ro23">
          <table:table-cell table:style-name="ce158"/>
          <table:table-cell table:number-columns-repeated="2"/>
          <table:table-cell table:content-validation-name="val6" table:style-name="ce159"/>
          <table:table-cell table:content-validation-name="val6" table:style-name="ce159"/>
          <table:table-cell table:number-columns-repeated="16379"/>
        </table:table-row>
        <table:table-row table:number-rows-repeated="7" table:style-name="ro1">
          <table:table-cell table:style-name="ce158"/>
          <table:table-cell table:number-columns-repeated="2"/>
          <table:table-cell table:content-validation-name="val6" table:style-name="ce159"/>
          <table:table-cell table:content-validation-name="val6" table:style-name="ce159"/>
          <table:table-cell table:number-columns-repeated="245"/>
          <table:table-cell table:number-columns-repeated="774" table:style-name="ce5"/>
          <table:table-cell table:number-columns-repeated="15360"/>
        </table:table-row>
        <table:table-row table:style-name="ro1">
          <table:table-cell table:style-name="ce158"/>
          <table:table-cell table:number-columns-repeated="2"/>
          <table:table-cell table:content-validation-name="val6" table:style-name="ce159"/>
          <table:table-cell table:content-validation-name="val6" table:style-name="ce159"/>
          <table:table-cell table:number-columns-repeated="245"/>
          <table:table-cell table:number-columns-repeated="768" table:style-name="ce68"/>
          <table:table-cell table:number-columns-repeated="15366"/>
        </table:table-row>
        <table:table-row table:number-rows-repeated="82" table:style-name="ro23">
          <table:table-cell table:style-name="ce158"/>
          <table:table-cell table:number-columns-repeated="2"/>
          <table:table-cell table:content-validation-name="val6" table:style-name="ce159"/>
          <table:table-cell table:content-validation-name="val6" table:style-name="ce159"/>
          <table:table-cell table:number-columns-repeated="16379"/>
        </table:table-row>
        <table:table-row table:number-rows-repeated="65248" table:style-name="ro23">
          <table:table-cell table:number-columns-repeated="3"/>
          <table:table-cell table:content-validation-name="val6" table:style-name="ce68"/>
          <table:table-cell table:content-validation-name="val6" table:style-name="ce68"/>
          <table:table-cell table:number-columns-repeated="16379"/>
        </table:table-row>
        <table:table-row table:number-rows-repeated="983110" table:style-name="ro23">
          <table:table-cell table:number-columns-repeated="16384"/>
        </table:table-row>
      </table:table>
      <table:table table:name="VCRs" table:style-name="ta2">
        <table:table-column table:style-name="co19" table:default-cell-style-name="ce68"/>
        <table:table-column table:style-name="co5" table:default-cell-style-name="ce68"/>
        <table:table-column table:style-name="co20" table:default-cell-style-name="ce68"/>
        <table:table-column table:style-name="co19" table:number-columns-repeated="2" table:default-cell-style-name="ce68"/>
        <table:table-column table:style-name="co21" table:default-cell-style-name="ce68"/>
        <table:table-column table:style-name="co1" table:number-columns-repeated="231" table:default-cell-style-name="ce68"/>
        <table:table-column table:style-name="co19" table:number-columns-repeated="768" table:default-cell-style-name="ce5"/>
        <table:table-column table:style-name="co12" table:number-columns-repeated="2" table:default-cell-style-name="ce5"/>
        <table:table-column table:style-name="co19" table:number-columns-repeated="16" table:default-cell-style-name="ce5"/>
        <table:table-column table:style-name="co13" table:default-cell-style-name="ce5"/>
        <table:table-column table:style-name="co14" table:number-columns-repeated="15360" table:default-cell-style-name="ce1"/>
        <table:table-row table:style-name="ro8">
          <table:table-cell office:value-type="string" table:style-name="ce66">
            <text:p>STATUS LIST</text:p>
          </table:table-cell>
          <table:table-cell office:value-type="string" table:style-name="ce66">
            <text:p>STATUS DESCRIPTION</text:p>
          </table:table-cell>
          <table:table-cell office:value-type="string" table:style-name="ce66">
            <text:p>VISUAL REQUIREMENTS</text:p>
          </table:table-cell>
          <table:table-cell office:value-type="string" office:string-value="0 Untested" table:formula="of:=&quot;&quot;&amp;COUNTIF([.D$10:.D$205];[.$A$2])&amp;&quot; &quot;&amp;[.$A$2]" table:style-name="ce2">
            <text:p>0 Untested</text:p>
          </table:table-cell>
          <table:table-cell office:value-type="string" office:string-value="25 Untested" table:formula="of:=&quot;&quot;&amp;COUNTIF([.E$10:.E$205];[.$A$2])&amp;&quot; &quot;&amp;[.$A$2]" table:style-name="ce2">
            <text:p>25 Untested</text:p>
          </table:table-cell>
          <table:table-cell office:value-type="string" table:style-name="ce66">
            <text:p>VCR</text:p>
          </table:table-cell>
          <table:table-cell table:number-columns-repeated="231" table:style-name="ce68"/>
          <table:table-cell table:number-columns-repeated="787" table:style-name="ce5"/>
          <table:table-cell table:number-columns-repeated="15360"/>
        </table:table-row>
        <table:table-row table:style-name="ro9">
          <table:table-cell office:value-type="string" table:style-name="ce69">
            <text:p>Untested</text:p>
          </table:table-cell>
          <table:table-cell office:value-type="string" table:style-name="ce70">
            <text:p>Has not been tested/checked</text:p>
          </table:table-cell>
          <table:table-cell office:value-type="string" table:number-columns-spanned="1" table:number-rows-spanned="8" table:style-name="ce82">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office:value-type="float" office:value="0" table:formula="of:=SUMPRODUCT(([.$A$10:.$A$205]=&quot;Required&quot;)*([.D$10:.D$205]=&quot;Missing&quot;))+0.5*SUMPRODUCT(([.$A$10:.$A$205]=&quot;Required&quot;)*([.D$10:.D$205]=&quot;Partial&quot;))" table:style-name="ce71">
            <text:p>0</text:p>
          </table:table-cell>
          <table:table-cell office:value-type="float" office:value="0" table:formula="of:=SUMPRODUCT(([.$A$10:.$A$205]=&quot;Required&quot;)*([.E$10:.E$205]=&quot;Missing&quot;))+0.5*SUMPRODUCT(([.$A$10:.$A$205]=&quot;Required&quot;)*([.E$10:.E$205]=&quot;Partial&quot;))" table:style-name="ce71">
            <text:p>0</text:p>
          </table:table-cell>
          <table:table-cell office:value-type="string" office:string-value="Required VCRs Missing" table:formula="of:=&quot;Required &quot;&amp;[.$F$1]&amp;&quot;s &quot;&amp;[.A3]" table:style-name="ce70">
            <text:p>Required VCRs Missing</text:p>
          </table:table-cell>
          <table:table-cell table:number-columns-repeated="231" table:style-name="ce68"/>
          <table:table-cell table:number-columns-repeated="787" table:style-name="ce5"/>
          <table:table-cell table:number-columns-repeated="15360"/>
        </table:table-row>
        <table:table-row table:style-name="ro1">
          <table:table-cell office:value-type="string" table:style-name="ce69">
            <text:p>Missing</text:p>
          </table:table-cell>
          <table:table-cell office:value-type="string" table:style-name="ce70">
            <text:p>Requirement not met</text:p>
          </table:table-cell>
          <table:covered-table-cell/>
          <table:table-cell office:value-type="float" office:value="0" table:formula="of:=SUMPRODUCT(([.$A$10:.$A$205]=&quot;Basic&quot;)*([.D$10:.D$205]=&quot;Missing&quot;))+0.5*SUMPRODUCT(([.$A$10:.$A$205]=&quot;Basic&quot;)*([.D$10:.D$205]=&quot;Partial&quot;))" table:style-name="ce71">
            <text:p>0</text:p>
          </table:table-cell>
          <table:table-cell office:value-type="float" office:value="0" table:formula="of:=SUMPRODUCT(([.$A$10:.$A$205]=&quot;Basic&quot;)*([.E$10:.E$205]=&quot;Missing&quot;))+0.5*SUMPRODUCT(([.$A$10:.$A$205]=&quot;Basic&quot;)*([.E$10:.E$205]=&quot;Partial&quot;))" table:style-name="ce71">
            <text:p>0</text:p>
          </table:table-cell>
          <table:table-cell office:value-type="string" office:string-value="Basic VCRs Missing" table:formula="of:=&quot;Basic &quot;&amp;[.$F$1]&amp;&quot;s &quot;&amp;[.A3]" table:style-name="ce70">
            <text:p>Basic VCRs Missing</text:p>
          </table:table-cell>
          <table:table-cell table:number-columns-repeated="231" table:style-name="ce68"/>
          <table:table-cell table:number-columns-repeated="787" table:style-name="ce5"/>
          <table:table-cell table:number-columns-repeated="15360"/>
        </table:table-row>
        <table:table-row table:style-name="ro9">
          <table:table-cell office:value-type="string" table:style-name="ce69">
            <text:p>Partial</text:p>
          </table:table-cell>
          <table:table-cell office:value-type="string" table:style-name="ce70">
            <text:p>Completed at least half-way</text:p>
          </table:table-cell>
          <table:covered-table-cell/>
          <table:table-cell office:value-type="float" office:value="0" table:formula="of:=SUMPRODUCT(([.$A$10:.$A$205]=&quot;Intermediate&quot;)*([.D$10:.D$205]=&quot;Missing&quot;))+0.5*SUMPRODUCT(([.$A$10:.$A$205]=&quot;Intermediate&quot;)*([.D$10:.D$205]=&quot;Partial&quot;))" table:style-name="ce71">
            <text:p>0</text:p>
          </table:table-cell>
          <table:table-cell office:value-type="float" office:value="0" table:formula="of:=SUMPRODUCT(([.$A$10:.$A$205]=&quot;Intermediate&quot;)*([.E$10:.E$205]=&quot;Missing&quot;))+0.5*SUMPRODUCT(([.$A$10:.$A$205]=&quot;Intermediate&quot;)*([.E$10:.E$205]=&quot;Partial&quot;))" table:style-name="ce71">
            <text:p>0</text:p>
          </table:table-cell>
          <table:table-cell office:value-type="string" office:string-value="Intermediate VCRs Missing" table:formula="of:=&quot;Intermediate &quot;&amp;[.$F$1]&amp;&quot;s &quot;&amp;[.A3]" table:style-name="ce70">
            <text:p>Intermediate VCRs Missing</text:p>
          </table:table-cell>
          <table:table-cell table:number-columns-repeated="999" table:style-name="ce72"/>
          <table:table-cell table:number-columns-repeated="15379"/>
        </table:table-row>
        <table:table-row table:style-name="ro9">
          <table:table-cell office:value-type="string" table:style-name="ce69">
            <text:p>Completed</text:p>
          </table:table-cell>
          <table:table-cell office:value-type="string" table:style-name="ce70">
            <text:p>Fully completed</text:p>
          </table:table-cell>
          <table:covered-table-cell/>
          <table:table-cell office:value-type="float" office:value="6" table:formula="of:=SUMPRODUCT(([.$A$10:.$A$205]=&quot;Intermediate&quot;)*([.D$10:.D$205]=&quot;Completed&quot;))+SUMPRODUCT(([.$A$10:.$A$205]=&quot;Intermediate&quot;)*([.D$10:.D$205]=&quot;Pre-Passed&quot;))+0.5*SUMPRODUCT(([.$A$10:.$A$205]=&quot;Intermediate&quot;)*([.D$10:.D$205]=&quot;Partial&quot;))" table:style-name="ce71">
            <text:p>6</text:p>
          </table:table-cell>
          <table:table-cell office:value-type="float" office:value="0" table:formula="of:=SUMPRODUCT(([.$A$10:.$A$205]=&quot;Intermediate&quot;)*([.E$10:.E$205]=&quot;Completed&quot;))+SUMPRODUCT(([.$A$10:.$A$205]=&quot;Intermediate&quot;)*([.E$10:.E$205]=&quot;Pre-Passed&quot;))+0.5*SUMPRODUCT(([.$A$10:.$A$205]=&quot;Intermediate&quot;)*([.E$10:.E$205]=&quot;Partial&quot;))" table:style-name="ce71">
            <text:p>0</text:p>
          </table:table-cell>
          <table:table-cell office:value-type="string" office:string-value="Intermediate VCRs Completed" table:formula="of:=&quot;Intermediate &quot;&amp;[.$F$1]&amp;&quot;s &quot;&amp;[.A5]" table:style-name="ce70">
            <text:p>Intermediate VCRs Completed</text:p>
          </table:table-cell>
          <table:table-cell table:number-columns-repeated="999" table:style-name="ce72"/>
          <table:table-cell table:number-columns-repeated="15379"/>
        </table:table-row>
        <table:table-row table:style-name="ro9">
          <table:table-cell office:value-type="string" table:style-name="ce69">
            <text:p>Pre-Passed</text:p>
          </table:table-cell>
          <table:table-cell office:value-type="string" table:style-name="ce70">
            <text:p>Marked as completed by instructor*</text:p>
          </table:table-cell>
          <table:covered-table-cell/>
          <table:table-cell office:value-type="float" office:value="0" table:formula="of:=SUMPRODUCT(([.$A$10:.$A$205]=&quot;Advanced&quot;)*([.D$10:.D$205]=&quot;Missing&quot;))+0.5*SUMPRODUCT(([.$A$10:.$A$205]=&quot;Advanced&quot;)*([.D$10:.D$205]=&quot;Partial&quot;))" table:style-name="ce71">
            <text:p>0</text:p>
          </table:table-cell>
          <table:table-cell office:value-type="float" office:value="0" table:formula="of:=SUMPRODUCT(([.$A$10:.$A$205]=&quot;Advanced&quot;)*([.E$10:.E$205]=&quot;Missing&quot;))+0.5*SUMPRODUCT(([.$A$10:.$A$205]=&quot;Advanced&quot;)*([.E$10:.E$205]=&quot;Partial&quot;))" table:style-name="ce71">
            <text:p>0</text:p>
          </table:table-cell>
          <table:table-cell office:value-type="string" office:string-value="Advanced VCRs Missing" table:formula="of:=&quot;Advanced &quot;&amp;[.$F$1]&amp;&quot;s &quot;&amp;[.A3]" table:style-name="ce70">
            <text:p>Advanced VCRs Missing</text:p>
          </table:table-cell>
          <table:table-cell table:number-columns-repeated="999" table:style-name="ce72"/>
          <table:table-cell table:number-columns-repeated="15379"/>
        </table:table-row>
        <table:table-row table:style-name="ro9">
          <table:table-cell office:value-type="string" table:style-name="ce69">
            <text:p>Waived</text:p>
          </table:table-cell>
          <table:table-cell office:value-type="string" table:style-name="ce70">
            <text:p>Requirement waived by instructor*</text:p>
          </table:table-cell>
          <table:covered-table-cell/>
          <table:table-cell office:value-type="float" office:value="7" table:formula="of:=SUMPRODUCT(([.$A$10:.$A$205]=&quot;Advanced&quot;)*([.D$10:.D$205]=&quot;Completed&quot;))+SUMPRODUCT(([.$A$10:.$A$205]=&quot;Advanced&quot;)*([.D$10:.D$205]=&quot;Pre-Passed&quot;))+0.5*SUMPRODUCT(([.$A$10:.$A$205]=&quot;Advanced&quot;)*([.D$10:.D$205]=&quot;Partial&quot;))" table:style-name="ce71">
            <text:p>7</text:p>
          </table:table-cell>
          <table:table-cell office:value-type="float" office:value="0" table:formula="of:=SUMPRODUCT(([.$A$10:.$A$205]=&quot;Advanced&quot;)*([.E$10:.E$205]=&quot;Completed&quot;))+SUMPRODUCT(([.$A$10:.$A$205]=&quot;Advanced&quot;)*([.E$10:.E$205]=&quot;Pre-Passed&quot;))+0.5*SUMPRODUCT(([.$A$10:.$A$205]=&quot;Advanced&quot;)*([.E$10:.E$205]=&quot;Partial&quot;))" table:style-name="ce71">
            <text:p>0</text:p>
          </table:table-cell>
          <table:table-cell office:value-type="string" office:string-value="Advanced VCRs Completed" table:formula="of:=&quot;Advanced &quot;&amp;[.$F$1]&amp;&quot;s &quot;&amp;[.A5]" table:style-name="ce70">
            <text:p>Advanced VCRs Completed</text:p>
          </table:table-cell>
          <table:table-cell table:number-columns-repeated="999" table:style-name="ce72"/>
          <table:table-cell table:number-columns-repeated="15379"/>
        </table:table-row>
        <table:table-row table:style-name="ro9">
          <table:table-cell office:value-type="string" table:style-name="ce73">
            <text:p>Not Applicable</text:p>
          </table:table-cell>
          <table:table-cell office:value-type="string" table:style-name="ce70">
            <text:p>Does not apply to this project</text:p>
          </table:table-cell>
          <table:covered-table-cell/>
          <table:table-cell office:value-type="float" office:value="0" table:formula="of:=SUMPRODUCT(([.$A$10:.$A$205]=&quot;Professional&quot;)*([.D$10:.D$205]=&quot;Completed&quot;))+SUMPRODUCT(([.$A$10:.$A$205]=&quot;Professional&quot;)*([.D$10:.D$205]=&quot;Pre-Passed&quot;))+0.5*SUMPRODUCT(([.$A$10:.$A$205]=&quot;Professional&quot;)*([.D$10:.D$205]=&quot;Partial&quot;))" table:style-name="ce71">
            <text:p>0</text:p>
          </table:table-cell>
          <table:table-cell office:value-type="float" office:value="0" table:formula="of:=SUMPRODUCT(([.$A$10:.$A$205]=&quot;Professional&quot;)*([.E$10:.E$205]=&quot;Completed&quot;))+SUMPRODUCT(([.$A$10:.$A$205]=&quot;Professional&quot;)*([.E$10:.E$205]=&quot;Pre-Passed&quot;))+0.5*SUMPRODUCT(([.$A$10:.$A$205]=&quot;Professional&quot;)*([.E$10:.E$205]=&quot;Partial&quot;))" table:style-name="ce71">
            <text:p>0</text:p>
          </table:table-cell>
          <table:table-cell office:value-type="string" office:string-value="Professional VCRs Completed" table:formula="of:=&quot;Professional &quot;&amp;[.$F$1]&amp;&quot;s &quot;&amp;[.A5]" table:style-name="ce70">
            <text:p>Professional VCRs Completed</text:p>
          </table:table-cell>
          <table:table-cell table:number-columns-repeated="999" table:style-name="ce72"/>
          <table:table-cell table:number-columns-repeated="15379"/>
        </table:table-row>
        <table:table-row table:style-name="ro1">
          <table:table-cell office:value-type="string" table:number-columns-spanned="2" table:number-rows-spanned="1" table:style-name="ce83">
            <text:p>*Comments must list instructor's name</text:p>
          </table:table-cell>
          <table:covered-table-cell/>
          <table:covered-table-cell/>
          <table:table-cell office:value-type="float" office:value="0" table:formula="of:=SUMPRODUCT(([.$A$10:.$A$205]=&quot;Innovative&quot;)*([.D$10:.D$205]=&quot;Completed&quot;))+SUMPRODUCT(([.$A$10:.$A$205]=&quot;Innovative&quot;)*([.D$10:.D$205]=&quot;Pre-Passed&quot;))+0.5*SUMPRODUCT(([.$A$10:.$A$205]=&quot;Innovative&quot;)*([.D$10:.D$205]=&quot;Partial&quot;))" table:style-name="ce71">
            <text:p>0</text:p>
          </table:table-cell>
          <table:table-cell office:value-type="float" office:value="0" table:formula="of:=SUMPRODUCT(([.$A$10:.$A$205]=&quot;Innovative&quot;)*([.E$10:.E$205]=&quot;Completed&quot;))+SUMPRODUCT(([.$A$10:.$A$205]=&quot;Innovative&quot;)*([.E$10:.E$205]=&quot;Pre-Passed&quot;))+0.5*SUMPRODUCT(([.$A$10:.$A$205]=&quot;Innovative&quot;)*([.E$10:.E$205]=&quot;Partial&quot;))" table:style-name="ce71">
            <text:p>0</text:p>
          </table:table-cell>
          <table:table-cell office:value-type="string" office:string-value="Innovative VCRs Completed" table:formula="of:=&quot;Innovative &quot;&amp;[.$F$1]&amp;&quot;s &quot;&amp;[.A5]" table:style-name="ce70">
            <text:p>Innovative VCRs Completed</text:p>
          </table:table-cell>
          <table:table-cell table:number-columns-repeated="999" table:style-name="ce72"/>
          <table:table-cell table:number-columns-repeated="15379"/>
        </table:table-row>
        <table:table-row table:style-name="ro1">
          <table:table-cell office:value-type="string" table:number-columns-spanned="2" table:number-rows-spanned="1" table:style-name="ce87">
            <text:p><text:s/>VISUAL QUALITY</text:p>
          </table:table-cell>
          <table:covered-table-cell/>
          <table:table-cell office:value-type="string" table:style-name="ce74">
            <text:p>Details</text:p>
          </table:table-cell>
          <table:table-cell office:value-type="string" table:style-name="ce75">
            <text:p>Student</text:p>
          </table:table-cell>
          <table:table-cell office:value-type="string" table:style-name="ce75">
            <text:p>Instructor</text:p>
          </table:table-cell>
          <table:table-cell office:value-type="string" table:style-name="ce76">
            <text:p>Comment</text:p>
          </table:table-cell>
          <table:table-cell table:number-columns-repeated="999" table:style-name="ce78"/>
          <table:table-cell table:number-columns-repeated="15379"/>
        </table:table-row>
        <table:table-row table:style-name="ro1">
          <table:table-cell office:value-type="string" table:style-name="ce70">
            <text:p>Required</text:p>
          </table:table-cell>
          <table:table-cell office:value-type="string" table:style-name="ce70">
            <text:p>Acceptable Art</text:p>
          </table:table-cell>
          <table:table-cell office:value-type="string" table:style-name="ce79">
            <text:p>All art is acceptable for a DigiPen game.</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y</text:p>
          </table:table-cell>
          <table:table-cell table:number-columns-repeated="231" table:style-name="ce68"/>
          <table:table-cell table:number-columns-repeated="787" table:style-name="ce5"/>
          <table:table-cell table:number-columns-repeated="15360"/>
        </table:table-row>
        <table:table-row table:style-name="ro9">
          <table:table-cell office:value-type="string" table:style-name="ce70">
            <text:p>Required</text:p>
          </table:table-cell>
          <table:table-cell office:value-type="string" table:style-name="ce70">
            <text:p>Placeholder Art</text:p>
          </table:table-cell>
          <table:table-cell office:value-type="string" table:style-name="ce79">
            <text:p>Lots of placeholder art, but it isn't too sloppy and does not have lots of problems with scale, glitches, artifacts, etc.</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a</text:p>
          </table:table-cell>
          <table:table-cell table:number-columns-repeated="231" table:style-name="ce68"/>
          <table:table-cell table:number-columns-repeated="787" table:style-name="ce5"/>
          <table:table-cell table:number-columns-repeated="15360"/>
        </table:table-row>
        <table:table-row table:style-name="ro1">
          <table:table-cell office:value-type="string" table:style-name="ce70">
            <text:p>Required</text:p>
          </table:table-cell>
          <table:table-cell office:value-type="string" table:style-name="ce70">
            <text:p>Visible Art</text:p>
          </table:table-cell>
          <table:table-cell office:value-type="string" table:style-name="ce79">
            <text:p>Art, color palette, and lighting do not make the game difficult to play.</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y</text:p>
          </table:table-cell>
          <table:table-cell table:number-columns-repeated="231" table:style-name="ce68"/>
          <table:table-cell table:number-columns-repeated="787" table:style-name="ce5"/>
          <table:table-cell table:number-columns-repeated="15360"/>
        </table:table-row>
        <table:table-row table:style-name="ro1">
          <table:table-cell office:value-type="string" table:style-name="ce70">
            <text:p>Basic</text:p>
          </table:table-cell>
          <table:table-cell office:value-type="string" table:style-name="ce70">
            <text:p>Decent Quality Art</text:p>
          </table:table-cell>
          <table:table-cell office:value-type="string" table:style-name="ce79">
            <text:p>Art is decent quality and not sloppy, even if it is just clean and abstract in look.</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f</text:p>
          </table:table-cell>
          <table:table-cell table:number-columns-repeated="231" table:style-name="ce68"/>
          <table:table-cell table:number-columns-repeated="787" table:style-name="ce5"/>
          <table:table-cell table:number-columns-repeated="15360"/>
        </table:table-row>
        <table:table-row table:style-name="ro9">
          <table:table-cell office:value-type="string" table:style-name="ce70">
            <text:p>Intermediate</text:p>
          </table:table-cell>
          <table:table-cell office:value-type="string" table:style-name="ce70">
            <text:p>Themed Art</text:p>
          </table:table-cell>
          <table:table-cell office:value-type="string" table:style-name="ce79">
            <text:p>Art is not inconsistent with the theme of the game.</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o</text:p>
          </table:table-cell>
          <table:table-cell table:number-columns-repeated="231" table:style-name="ce68"/>
          <table:table-cell table:number-columns-repeated="787" table:style-name="ce5"/>
          <table:table-cell table:number-columns-repeated="15360"/>
        </table:table-row>
        <table:table-row table:style-name="ro9">
          <table:table-cell office:value-type="string" table:style-name="ce70">
            <text:p>Intermediate</text:p>
          </table:table-cell>
          <table:table-cell office:value-type="string" table:style-name="ce70">
            <text:p>Visual Consistency</text:p>
          </table:table-cell>
          <table:table-cell office:value-type="string" table:style-name="ce79">
            <text:p>Visual elements are consistent with each other and do not clash.</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r</text:p>
          </table:table-cell>
          <table:table-cell table:number-columns-repeated="231" table:style-name="ce68"/>
          <table:table-cell table:number-columns-repeated="787" table:style-name="ce5"/>
          <table:table-cell table:number-columns-repeated="15360"/>
        </table:table-row>
        <table:table-row table:style-name="ro9">
          <table:table-cell office:value-type="string" table:style-name="ce70">
            <text:p>Intermediate</text:p>
          </table:table-cell>
          <table:table-cell office:value-type="string" table:style-name="ce70">
            <text:p>Well-Matched Art</text:p>
          </table:table-cell>
          <table:table-cell office:value-type="string" table:style-name="ce79">
            <text:p>Art matches the game's theme really well.</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a</text:p>
          </table:table-cell>
          <table:table-cell table:number-columns-repeated="16378"/>
        </table:table-row>
        <table:table-row table:style-name="ro1">
          <table:table-cell office:value-type="string" table:style-name="ce70">
            <text:p>Advanced</text:p>
          </table:table-cell>
          <table:table-cell office:value-type="string" table:style-name="ce70">
            <text:p>High Quality Art</text:p>
          </table:table-cell>
          <table:table-cell office:value-type="string" table:style-name="ce79">
            <text:p>Art is of high quality throughout.</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r</text:p>
          </table:table-cell>
          <table:table-cell table:number-columns-repeated="16378"/>
        </table:table-row>
        <table:table-row table:style-name="ro1">
          <table:table-cell office:value-type="string" table:style-name="ce70">
            <text:p>Advanced</text:p>
          </table:table-cell>
          <table:table-cell office:value-type="string" table:style-name="ce70">
            <text:p>Unique Style</text:p>
          </table:table-cell>
          <table:table-cell office:value-type="string" table:style-name="ce79">
            <text:p>Art has a unique and interesting style that matches the game's theme perfectly.</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t</text:p>
          </table:table-cell>
          <table:table-cell table:number-columns-repeated="16378"/>
        </table:table-row>
        <table:table-row table:style-name="ro1">
          <table:table-cell office:value-type="string" table:style-name="ce70">
            <text:p>Advanced</text:p>
          </table:table-cell>
          <table:table-cell office:value-type="string" table:style-name="ce70">
            <text:p>Professional Art</text:p>
          </table:table-cell>
          <table:table-cell office:value-type="string" table:style-name="ce79">
            <text:p>Art is of professional quality throughout.</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text:p>
          </table:table-cell>
          <table:table-cell table:number-columns-repeated="16378"/>
        </table:table-row>
        <table:table-row table:style-name="ro9">
          <table:table-cell office:value-type="string" table:style-name="ce70">
            <text:p>Advanced</text:p>
          </table:table-cell>
          <table:table-cell office:value-type="string" table:style-name="ce70">
            <text:p>Extensive Art</text:p>
          </table:table-cell>
          <table:table-cell office:value-type="string" table:style-name="ce79">
            <text:p>Has tons of art with lots of variety that greatly enhances the experience of the game.</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text:p>
          </table:table-cell>
          <table:table-cell table:number-columns-repeated="16378"/>
        </table:table-row>
        <table:table-row table:style-name="ro9">
          <table:table-cell office:value-type="string" table:style-name="ce160">
            <text:p>Professional</text:p>
          </table:table-cell>
          <table:table-cell office:value-type="string" table:style-name="ce70">
            <text:p>Innovative Visuals</text:p>
          </table:table-cell>
          <table:table-cell office:value-type="string" table:style-name="ce79">
            <text:p>Art has a visual style that has not been used by other games.</text:p>
          </table:table-cell>
          <table:table-cell office:value-type="string" table:content-validation-name="val7" table:style-name="ce162">
            <text:p>Missing</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0">
            <text:p>Professional</text:p>
          </table:table-cell>
          <table:table-cell office:value-type="string" table:style-name="ce70">
            <text:p>Emotional Visuals</text:p>
          </table:table-cell>
          <table:table-cell office:value-type="string" table:style-name="ce79">
            <text:p>Overall visuals are emotionally resonant, not just good looking.</text:p>
          </table:table-cell>
          <table:table-cell office:value-type="string" table:content-validation-name="val7" table:style-name="ce162">
            <text:p>Missing</text:p>
          </table:table-cell>
          <table:table-cell office:value-type="string" table:content-validation-name="val7" table:style-name="ce162">
            <text:p>Untested</text:p>
          </table:table-cell>
          <table:table-cell table:style-name="ce70"/>
          <table:table-cell table:number-columns-repeated="16378"/>
        </table:table-row>
        <table:table-row table:style-name="ro21">
          <table:table-cell office:value-type="string" table:number-columns-spanned="2" table:number-rows-spanned="1" table:style-name="ce85">
            <text:p><text:s/>ANIMATIONS &amp; SFX</text:p>
          </table:table-cell>
          <table:covered-table-cell/>
          <table:table-cell office:value-type="string" table:style-name="ce74">
            <text:p>Details<text:s/><text:span text:style-name="T5">(includes regular animations, parallax, particles, glow effects, fades, hit effects, drop shadows, etc.)</text:span></text:p>
          </table:table-cell>
          <table:table-cell office:value-type="string" table:style-name="ce75">
            <text:p>Student</text:p>
          </table:table-cell>
          <table:table-cell office:value-type="string" table:style-name="ce75">
            <text:p>Instructor</text:p>
          </table:table-cell>
          <table:table-cell office:value-type="string" table:style-name="ce76">
            <text:p>Comment</text:p>
          </table:table-cell>
          <table:table-cell table:number-columns-repeated="16378"/>
        </table:table-row>
        <table:table-row table:style-name="ro1">
          <table:table-cell office:value-type="string" table:style-name="ce160">
            <text:p>Basic</text:p>
          </table:table-cell>
          <table:table-cell office:value-type="string" table:style-name="ce70">
            <text:p>Button Highlight VFX</text:p>
          </table:table-cell>
          <table:table-cell office:value-type="string" table:style-name="ce79">
            <text:p>Visual Feedback for Highlight state</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0">
            <text:p>Intermediate</text:p>
          </table:table-cell>
          <table:table-cell office:value-type="string" table:style-name="ce70">
            <text:p>Button Highlight VFX</text:p>
          </table:table-cell>
          <table:table-cell office:value-type="string" table:style-name="ce79">
            <text:p>A Simple animation that changes more than just color.</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0">
            <text:p>Advanced</text:p>
          </table:table-cell>
          <table:table-cell office:value-type="string" table:style-name="ce70">
            <text:p>Button Highlight VFX</text:p>
          </table:table-cell>
          <table:table-cell office:value-type="string" table:style-name="ce79">
            <text:p>A Polished animation, no bugs, no visual arifacts or inconsistency (does not require custom art)</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0">
            <text:p>Professional</text:p>
          </table:table-cell>
          <table:table-cell office:value-type="string" table:style-name="ce70">
            <text:p>Button Highlight VFX</text:p>
          </table:table-cell>
          <table:table-cell office:value-type="string" table:style-name="ce79">
            <text:p>SFX and VFX work in unison, were custom made, and obviously made in unison to enchance each other.</text:p>
          </table:table-cell>
          <table:table-cell office:value-type="string" table:content-validation-name="val7" table:style-name="ce162">
            <text:p>Missing</text:p>
          </table:table-cell>
          <table:table-cell office:value-type="string" table:content-validation-name="val7" table:style-name="ce162">
            <text:p>Untested</text:p>
          </table:table-cell>
          <table:table-cell table:style-name="ce70"/>
          <table:table-cell table:number-columns-repeated="16378"/>
        </table:table-row>
        <table:table-row table:style-name="ro1">
          <table:table-cell office:value-type="string" table:style-name="ce160">
            <text:p>Basic</text:p>
          </table:table-cell>
          <table:table-cell office:value-type="string" table:style-name="ce70">
            <text:p>Button Selected VFX</text:p>
          </table:table-cell>
          <table:table-cell office:value-type="string" table:style-name="ce79">
            <text:p>Visual Feedback for selected state</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4">
            <text:p>Intermediate</text:p>
          </table:table-cell>
          <table:table-cell office:value-type="string" table:style-name="ce70">
            <text:p>Button Selected VFX</text:p>
          </table:table-cell>
          <table:table-cell office:value-type="string" table:style-name="ce79">
            <text:p>A Simple animation that changes more than just color.</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0">
            <text:p>Advanced</text:p>
          </table:table-cell>
          <table:table-cell office:value-type="string" table:style-name="ce70">
            <text:p>Button Selected VFX</text:p>
          </table:table-cell>
          <table:table-cell office:value-type="string" table:style-name="ce79">
            <text:p>A Polished animation, no bugs, no visual arifacts or inconsistency (does not require custom art)</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0">
            <text:p>Professional</text:p>
          </table:table-cell>
          <table:table-cell office:value-type="string" table:style-name="ce70">
            <text:p>Button Selected VFX</text:p>
          </table:table-cell>
          <table:table-cell office:value-type="string" table:style-name="ce79">
            <text:p>SFX and VFX work in unison, were custom made, and obviously made in unison to enchance each other.</text:p>
          </table:table-cell>
          <table:table-cell office:value-type="string" table:content-validation-name="val7" table:style-name="ce162">
            <text:p>Missing</text:p>
          </table:table-cell>
          <table:table-cell office:value-type="string" table:content-validation-name="val7" table:style-name="ce162">
            <text:p>Untested</text:p>
          </table:table-cell>
          <table:table-cell table:style-name="ce70"/>
          <table:table-cell table:number-columns-repeated="16378"/>
        </table:table-row>
        <table:table-row table:style-name="ro1">
          <table:table-cell office:value-type="string" table:style-name="ce161">
            <text:p>Basic</text:p>
          </table:table-cell>
          <table:table-cell office:value-type="string" table:style-name="ce70">
            <text:p>Splash Transitions</text:p>
          </table:table-cell>
          <table:table-cell office:value-type="string" table:style-name="ce79">
            <text:p>Simple Fading</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table:style-name="ce70"/>
          <table:table-cell table:number-columns-repeated="16378"/>
        </table:table-row>
        <table:table-row table:style-name="ro9">
          <table:table-cell office:value-type="string" table:style-name="ce161">
            <text:p>Intermediate</text:p>
          </table:table-cell>
          <table:table-cell office:value-type="string" table:style-name="ce70">
            <text:p>Splash Transitions</text:p>
          </table:table-cell>
          <table:table-cell office:value-type="string" table:style-name="ce79">
            <text:p>Simple Animated transitions</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zero team gear animates</text:p>
          </table:table-cell>
          <table:table-cell table:number-columns-repeated="16378"/>
        </table:table-row>
        <table:table-row table:style-name="ro1">
          <table:table-cell office:value-type="string" table:style-name="ce161">
            <text:p>Advanced</text:p>
          </table:table-cell>
          <table:table-cell office:value-type="string" table:style-name="ce70">
            <text:p>Splash Transitions</text:p>
          </table:table-cell>
          <table:table-cell office:value-type="string" table:style-name="ce79">
            <text:p>Polished animated transitions</text:p>
          </table:table-cell>
          <table:table-cell office:value-type="string" table:content-validation-name="val7" table:style-name="ce162">
            <text:p>Completed</text:p>
          </table:table-cell>
          <table:table-cell office:value-type="string" table:content-validation-name="val7" table:style-name="ce162">
            <text:p>Untested</text:p>
          </table:table-cell>
          <table:table-cell office:value-type="string" table:style-name="ce70">
            <text:p>eric says, yup</text:p>
          </table:table-cell>
          <table:table-cell table:number-columns-repeated="16378"/>
        </table:table-row>
        <table:table-row table:style-name="ro9">
          <table:table-cell office:value-type="string" table:style-name="ce163">
            <text:p>Professional</text:p>
          </table:table-cell>
          <table:table-cell office:value-type="string" table:style-name="ce70">
            <text:p>Splash Transitions</text:p>
          </table:table-cell>
          <table:table-cell office:value-type="string" table:style-name="ce79">
            <text:p>Asset interaction between screens (zero logo falls onto DP logo)</text:p>
          </table:table-cell>
          <table:table-cell office:value-type="string" table:content-validation-name="val7" table:style-name="ce162">
            <text:p>Missing</text:p>
          </table:table-cell>
          <table:table-cell office:value-type="string" table:content-validation-name="val7" table:style-name="ce162">
            <text:p>Untested</text:p>
          </table:table-cell>
          <table:table-cell office:value-type="string" table:style-name="ce70">
            <text:p>this is a bad thing. Boo!</text:p>
          </table:table-cell>
          <table:table-cell table:number-columns-repeated="16378"/>
        </table:table-row>
        <table:table-row table:number-rows-repeated="3" table:style-name="ro1">
          <table:table-cell table:number-columns-repeated="2" table:style-name="ce68"/>
          <table:table-cell table:style-name="ce63"/>
          <table:table-cell table:content-validation-name="val8" table:style-name="ce68"/>
          <table:table-cell table:content-validation-name="val8" table:style-name="ce68"/>
          <table:table-cell table:number-columns-repeated="232" table:style-name="ce68"/>
          <table:table-cell table:number-columns-repeated="16147"/>
        </table:table-row>
        <table:table-row table:style-name="ro1">
          <table:table-cell table:number-columns-repeated="237" table:style-name="ce68"/>
          <table:table-cell table:number-columns-repeated="16147"/>
        </table:table-row>
        <table:table-row table:style-name="ro1">
          <table:table-cell table:number-columns-repeated="2" table:style-name="ce68"/>
          <table:table-cell table:style-name="ce63"/>
          <table:table-cell table:number-columns-repeated="234" table:style-name="ce68"/>
          <table:table-cell table:number-columns-repeated="16147"/>
        </table:table-row>
        <table:table-row table:number-rows-repeated="2" table:style-name="ro1">
          <table:table-cell table:number-columns-repeated="237" table:style-name="ce68"/>
          <table:table-cell table:number-columns-repeated="16147"/>
        </table:table-row>
        <table:table-row table:number-rows-repeated="2" table:style-name="ro1">
          <table:table-cell table:number-columns-repeated="2" table:style-name="ce68"/>
          <table:table-cell table:style-name="ce63"/>
          <table:table-cell table:number-columns-repeated="234" table:style-name="ce68"/>
          <table:table-cell table:number-columns-repeated="16147"/>
        </table:table-row>
        <table:table-row table:number-rows-repeated="3" table:style-name="ro1">
          <table:table-cell table:number-columns-repeated="2" table:style-name="ce68"/>
          <table:table-cell table:style-name="ce63"/>
          <table:table-cell table:content-validation-name="val9" table:style-name="ce68"/>
          <table:table-cell table:content-validation-name="val9" table:style-name="ce68"/>
          <table:table-cell table:number-columns-repeated="232" table:style-name="ce68"/>
          <table:table-cell table:number-columns-repeated="16147"/>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number-columns-repeated="235" table:style-name="ce68"/>
          <table:table-cell table:number-columns-repeated="16147"/>
        </table:table-row>
        <table:table-row table:number-rows-repeated="3" table:style-name="ro1">
          <table:table-cell table:number-columns-repeated="2"/>
          <table:table-cell table:style-name="ce63"/>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number-columns-repeated="235" table:style-name="ce68"/>
          <table:table-cell table:number-columns-repeated="16147"/>
        </table:table-row>
        <table:table-row table:number-rows-repeated="8" table:style-name="ro1">
          <table:table-cell table:number-columns-repeated="2"/>
          <table:table-cell table:style-name="ce63"/>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8"/>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style-name="ro1">
          <table:table-cell table:number-columns-repeated="2"/>
          <table:table-cell table:style-name="ce68"/>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number-rows-repeated="6" table:style-name="ro1">
          <table:table-cell table:number-columns-repeated="2"/>
          <table:table-cell table:style-name="ce68"/>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style-name="ro1">
          <table:table-cell table:number-columns-repeated="2"/>
          <table:table-cell table:style-name="ce68"/>
          <table:table-cell table:content-validation-name="val9" table:style-name="ce68"/>
          <table:table-cell table:content-validation-name="val9" table:style-name="ce68"/>
          <table:table-cell table:number-columns-repeated="233" table:style-name="ce68"/>
          <table:table-cell table:number-columns-repeated="16146"/>
        </table:table-row>
        <table:table-row table:number-rows-repeated="8" table:style-name="ro1">
          <table:table-cell table:number-columns-repeated="2"/>
          <table:table-cell table:style-name="ce68"/>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style-name="ro1">
          <table:table-cell table:number-columns-repeated="2"/>
          <table:table-cell table:style-name="ce68"/>
          <table:table-cell table:content-validation-name="val9" table:style-name="ce68"/>
          <table:table-cell table:content-validation-name="val9" table:style-name="ce68"/>
          <table:table-cell table:number-columns-repeated="233" table:style-name="ce68"/>
          <table:table-cell table:number-columns-repeated="16146"/>
        </table:table-row>
        <table:table-row table:number-rows-repeated="2" table:style-name="ro1">
          <table:table-cell table:number-columns-repeated="2"/>
          <table:table-cell table:style-name="ce68"/>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number-rows-repeated="5" table:style-name="ro1">
          <table:table-cell table:number-columns-repeated="2"/>
          <table:table-cell table:style-name="ce68"/>
          <table:table-cell table:content-validation-name="val9" table:style-name="ce68"/>
          <table:table-cell table:content-validation-name="val9" table:style-name="ce68"/>
          <table:table-cell table:number-columns-repeated="232" table:style-name="ce68"/>
          <table:table-cell table:number-columns-repeated="787" table:style-name="ce5"/>
          <table:table-cell table:number-columns-repeated="15360"/>
        </table:table-row>
        <table:table-row table:number-rows-repeated="5" table:style-name="ro1">
          <table:table-cell table:number-columns-repeated="2"/>
          <table:table-cell table:style-name="ce68"/>
          <table:table-cell table:content-validation-name="val9" table:style-name="ce68"/>
          <table:table-cell table:content-validation-name="val9" table:style-name="ce68"/>
          <table:table-cell table:number-columns-repeated="233" table:style-name="ce68"/>
          <table:table-cell table:number-columns-repeated="16146"/>
        </table:table-row>
        <table:table-row table:number-rows-repeated="4" table:style-name="ro1">
          <table:table-cell table:number-columns-repeated="2"/>
          <table:table-cell table:style-name="ce68"/>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8"/>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8"/>
          <table:table-cell table:content-validation-name="val9" table:style-name="ce68"/>
          <table:table-cell table:content-validation-name="val9" table:style-name="ce68"/>
          <table:table-cell table:number-columns-repeated="16379"/>
        </table:table-row>
        <table:table-row table:style-name="ro1">
          <table:table-cell table:number-columns-repeated="2"/>
          <table:table-cell table:style-name="ce63"/>
          <table:table-cell table:content-validation-name="val9" table:style-name="ce68"/>
          <table:table-cell table:content-validation-name="val9" table:style-name="ce68"/>
          <table:table-cell table:number-columns-repeated="16379"/>
        </table:table-row>
        <table:table-row table:number-rows-repeated="65414" table:style-name="ro10">
          <table:table-cell table:number-columns-repeated="3"/>
          <table:table-cell table:content-validation-name="val9" table:style-name="ce68"/>
          <table:table-cell table:content-validation-name="val9" table:style-name="ce68"/>
          <table:table-cell table:number-columns-repeated="16379"/>
        </table:table-row>
        <table:table-row table:number-rows-repeated="983057" table:style-name="ro10">
          <table:table-cell table:number-columns-repeated="16384"/>
        </table:table-row>
      </table:table>
      <table:table table:name="Student_Grade" table:style-name="ta2">
        <table:table-column table:style-name="co24" table:default-cell-style-name="ce92"/>
        <table:table-column table:style-name="co25" table:default-cell-style-name="ce93"/>
        <table:table-column table:style-name="co7" table:default-cell-style-name="ce94"/>
        <table:table-column table:style-name="co7" table:default-cell-style-name="ce95"/>
        <table:table-column table:style-name="co7" table:default-cell-style-name="ce94"/>
        <table:table-column table:style-name="co7" table:default-cell-style-name="ce95"/>
        <table:table-column table:style-name="co7" table:default-cell-style-name="ce94"/>
        <table:table-column table:style-name="co7" table:default-cell-style-name="ce95"/>
        <table:table-column table:style-name="co26" table:default-cell-style-name="ce92"/>
        <table:table-column table:style-name="co6" table:default-cell-style-name="ce92"/>
        <table:table-column table:style-name="co27" table:default-cell-style-name="ce92"/>
        <table:table-column table:style-name="co10" table:number-columns-repeated="232" table:default-cell-style-name="ce92"/>
        <table:table-column table:style-name="co19" table:number-columns-repeated="765" table:default-cell-style-name="ce45"/>
        <table:table-column table:style-name="co12" table:number-columns-repeated="2" table:default-cell-style-name="ce45"/>
        <table:table-column table:style-name="co19" table:number-columns-repeated="3" table:default-cell-style-name="ce1"/>
        <table:table-column table:style-name="co13" table:number-columns-repeated="11" table:default-cell-style-name="ce1"/>
        <table:table-column table:style-name="co14" table:number-columns-repeated="15360" table:default-cell-style-name="ce1"/>
        <table:table-row table:style-name="ro24">
          <table:table-cell office:value-type="string" table:number-columns-spanned="1" table:number-rows-spanned="3" table:style-name="ce114">
            <text:p>STUDENT</text:p>
            <text:p>GRADE</text:p>
          </table:table-cell>
          <table:table-cell table:style-name="ce88"/>
          <table:table-cell office:value-type="string" table:number-columns-spanned="2" table:number-rows-spanned="1" table:style-name="ce115">
            <text:p>CODER</text:p>
          </table:table-cell>
          <table:covered-table-cell/>
          <table:table-cell office:value-type="string" table:number-columns-spanned="2" table:number-rows-spanned="1" table:style-name="ce115">
            <text:p>DESIGNER</text:p>
          </table:table-cell>
          <table:covered-table-cell/>
          <table:table-cell office:value-type="string" table:number-columns-spanned="2" table:number-rows-spanned="1" table:style-name="ce115">
            <text:p>ARTIST</text:p>
          </table:table-cell>
          <table:covered-table-cell/>
          <table:table-cell table:style-name="ce89"/>
          <table:table-cell office:value-type="string" table:number-columns-spanned="5" table:number-rows-spanned="2" table:style-name="ce36">
            <text:p>BSCS/MSCS/BSESD are always coders. BAGD are always designers. BFA/MFA are always artists. BSGD are coders at the sophomore level or lower, but designers at the junior level or higher.</text:p>
          </table:table-cell>
          <table:covered-table-cell table:number-columns-repeated="4"/>
          <table:table-cell table:number-columns-repeated="994" table:style-name="ce89"/>
          <table:table-cell table:number-columns-repeated="15376"/>
        </table:table-row>
        <table:table-row table:style-name="ro25">
          <table:covered-table-cell/>
          <table:table-cell table:style-name="ce88"/>
          <table:table-cell office:value-type="string" table:number-columns-spanned="2" table:number-rows-spanned="1" table:style-name="ce116">
            <text:p>GRADE</text:p>
          </table:table-cell>
          <table:covered-table-cell/>
          <table:table-cell office:value-type="string" table:number-columns-spanned="2" table:number-rows-spanned="1" table:style-name="ce116">
            <text:p>GRADE</text:p>
          </table:table-cell>
          <table:covered-table-cell/>
          <table:table-cell office:value-type="string" table:number-columns-spanned="2" table:number-rows-spanned="1" table:style-name="ce116">
            <text:p>GRADE</text:p>
          </table:table-cell>
          <table:covered-table-cell/>
          <table:table-cell table:style-name="ce89"/>
          <table:covered-table-cell/>
          <table:covered-table-cell table:number-columns-repeated="4"/>
          <table:table-cell table:number-columns-repeated="994" table:style-name="ce89"/>
          <table:table-cell table:number-columns-repeated="15376"/>
        </table:table-row>
        <table:table-row table:style-name="ro26">
          <table:covered-table-cell/>
          <table:table-cell table:style-name="ce90"/>
          <table:table-cell office:value-type="percentage" office:value="0.76" table:formula="of:=IF(([.A6]+[.C6]) &lt;= 0.95; ROUND([.A6]+[.C6];2); ROUND((0.95+([.A6]+[.C6]-0.95)/5);2))" table:number-columns-spanned="2" table:number-rows-spanned="1" table:style-name="ce117">
            <text:p>76%</text:p>
          </table:table-cell>
          <table:covered-table-cell/>
          <table:table-cell office:value-type="percentage" office:value="0" table:formula="of:=IF(([.A6]+[.#REF!]) &lt;= 0.95; ROUND([.A6]+[.#REF!];2); ROUND((0.95+([.A6]+[.#REF!]-0.95)/5);2))" table:number-columns-spanned="2" table:number-rows-spanned="1" table:style-name="ce117">
            <text:p>#REF!</text:p>
          </table:table-cell>
          <table:covered-table-cell/>
          <table:table-cell office:value-type="percentage" office:value="0" table:formula="of:=IF(([.A6]+[.#REF!]) &lt;= 0.95; ROUND([.A6]+[.#REF!];2); ROUND((0.95+([.A6]+[.#REF!]-0.95)/5);2))" table:number-columns-spanned="2" table:number-rows-spanned="1" table:style-name="ce117">
            <text:p>#REF!</text:p>
          </table:table-cell>
          <table:covered-table-cell/>
          <table:table-cell table:number-columns-repeated="1000" table:style-name="ce91"/>
          <table:table-cell table:number-columns-repeated="15376"/>
        </table:table-row>
        <table:table-row table:style-name="ro1">
          <table:table-cell table:style-name="ce92"/>
          <table:table-cell table:style-name="ce93"/>
          <table:table-cell table:style-name="ce94"/>
          <table:table-cell table:style-name="ce95"/>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office:value-type="string" table:style-name="ce96">
            <text:p>BASE GRADE</text:p>
          </table:table-cell>
          <table:table-cell table:style-name="ce23"/>
          <table:table-cell office:value-type="string" table:number-columns-spanned="2" table:number-rows-spanned="1" table:style-name="ce118">
            <text:p>TOTAL MODS</text:p>
          </table:table-cell>
          <table:covered-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office:value-type="percentage" office:value="0.7" table:formula="of:=[Game_Data.$I$12]+[Submission.$E$17]" table:style-name="ce97">
            <text:p>70%</text:p>
          </table:table-cell>
          <table:table-cell table:style-name="ce23"/>
          <table:table-cell office:value-type="percentage" office:value="0.06" table:formula="of:=[.D15]+[.D24]+[.D33]" table:number-columns-spanned="2" table:number-rows-spanned="1" table:style-name="ce119">
            <text:p>6.00%</text:p>
          </table:table-cell>
          <table:covered-table-cell/>
          <table:table-cell table:style-name="ce98"/>
          <table:table-cell table:style-name="ce95"/>
          <table:table-cell table:style-name="ce98"/>
          <table:table-cell table:style-name="ce95"/>
          <table:table-cell table:number-columns-repeated="235" table:style-name="ce92"/>
          <table:table-cell table:number-columns-repeated="767" table:style-name="ce45"/>
          <table:table-cell table:number-columns-repeated="15374"/>
        </table:table-row>
        <table:table-row table:style-name="ro1">
          <table:table-cell table:style-name="ce4"/>
          <table:table-cell table:style-name="ce23"/>
          <table:table-cell table:number-columns-spanned="2" table:number-rows-spanned="1" table:style-name="ce120"/>
          <table:covered-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8">
          <table:table-cell office:value-type="string" table:style-name="ce42">
            <text:p>Technical Requirements</text:p>
          </table:table-cell>
          <table:table-cell office:value-type="string" table:style-name="ce43">
            <text:p>#</text:p>
          </table:table-cell>
          <table:table-cell office:value-type="string" table:style-name="ce42">
            <text:p>Weight</text:p>
          </table:table-cell>
          <table:table-cell office:value-type="string" table:style-name="ce99">
            <text:p>Total</text:p>
          </table:table-cell>
          <table:table-cell table:style-name="ce100"/>
          <table:table-cell table:style-name="ce101"/>
          <table:table-cell table:style-name="ce100"/>
          <table:table-cell table:style-name="ce101"/>
          <table:table-cell table:number-columns-repeated="235" table:style-name="ce92"/>
          <table:table-cell table:number-columns-repeated="767" table:style-name="ce45"/>
          <table:table-cell table:number-columns-repeated="15374"/>
        </table:table-row>
        <table:table-row table:style-name="ro1">
          <table:table-cell office:value-type="string" office:string-value="Missing Required TCRs (out of 8)" table:formula="of:=&quot;Missing Required TCRs (out of &quot;&amp;COUNTIF([TCRs.$A$10:.$A$161];&quot;Required&quot;)&amp;&quot;)&quot;" table:style-name="ce46">
            <text:p>Missing Required TCRs (out of 8)</text:p>
          </table:table-cell>
          <table:table-cell office:value-type="float" office:value="0" table:formula="of:=[TCRs.$D$2]" table:style-name="ce47">
            <text:p>0</text:p>
          </table:table-cell>
          <table:table-cell office:value-type="percentage" office:value="-0.1" table:style-name="ce102">
            <text:p>-10%</text:p>
          </table:table-cell>
          <table:table-cell office:value-type="percentage" office:value="0" table:formula="of:=[.B9]*[.C9]" table:style-name="ce103">
            <text:p>0.00%</text:p>
          </table: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office:value-type="string" office:string-value="Missing Basic TCRs (out of 8)" table:formula="of:=&quot;Missing Basic TCRs (out of &quot;&amp;COUNTIF([TCRs.$A$10:.$A$161];&quot;Basic&quot;)&amp;&quot;)&quot;" table:style-name="ce50">
            <text:p>Missing Basic TCRs (out of 8)</text:p>
          </table:table-cell>
          <table:table-cell office:value-type="float" office:value="0" table:formula="of:=[TCRs.$D$3]" table:style-name="ce23">
            <text:p>0</text:p>
          </table:table-cell>
          <table:table-cell office:value-type="percentage" office:value="-0.02" table:style-name="ce104">
            <text:p>-2%</text:p>
          </table:table-cell>
          <table:table-cell office:value-type="percentage" office:value="0" table:formula="of:=[.B10]*[.C10]" table:style-name="ce105">
            <text:p>0.00%</text:p>
          </table: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office:value-type="string" office:string-value="Completed Intermediate TCRs (out of 4)" table:formula="of:=&quot;Completed Intermediate TCRs (out of &quot;&amp;COUNTIF([TCRs.$A$10:.$A$161];&quot;Intermediate&quot;)&amp;&quot;)&quot;" table:style-name="ce50">
            <text:p>Completed Intermediate TCRs (out of 4)</text:p>
          </table:table-cell>
          <table:table-cell office:value-type="float" office:value="4" table:formula="of:=[TCRs.$D$5]" table:style-name="ce23">
            <text:p>4</text:p>
          </table:table-cell>
          <table:table-cell office:value-type="percentage" office:value="5.0000000000000001E-3" table:style-name="ce106">
            <text:p>0.5%</text:p>
          </table:table-cell>
          <table:table-cell office:value-type="percentage" office:value="0.02" table:formula="of:=[.B11]*[.C11]" table:style-name="ce105">
            <text:p>2.00%</text:p>
          </table: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office:value-type="string" office:string-value="Completed Advanced TCRs (out of 0)" table:formula="of:=&quot;Completed Advanced TCRs (out of &quot;&amp;COUNTIF([TCRs.$A$10:.$A$161];&quot;Advanced&quot;)&amp;&quot;)&quot;" table:style-name="ce50">
            <text:p>Completed Advanced TCRs (out of 0)</text:p>
          </table:table-cell>
          <table:table-cell office:value-type="float" office:value="0" table:formula="of:=[TCRs.$D$7]" table:style-name="ce23">
            <text:p>0</text:p>
          </table:table-cell>
          <table:table-cell office:value-type="percentage" office:value="0.01" table:style-name="ce106">
            <text:p>1.0%</text:p>
          </table:table-cell>
          <table:table-cell office:value-type="percentage" office:value="0" table:formula="of:=[.B12]*[.C12]" table:style-name="ce105">
            <text:p>0.00%</text:p>
          </table: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office:value-type="string" office:string-value="Completed Professional TCRs (out of 0)" table:formula="of:=&quot;Completed Professional TCRs (out of &quot;&amp;COUNTIF([TCRs.$A$10:.$A$161];&quot;Professional&quot;)&amp;&quot;)&quot;" table:style-name="ce50">
            <text:p>Completed Professional TCRs (out of 0)</text:p>
          </table:table-cell>
          <table:table-cell office:value-type="float" office:value="0" table:formula="of:=[TCRs.$D$8]" table:style-name="ce23">
            <text:p>0</text:p>
          </table:table-cell>
          <table:table-cell office:value-type="percentage" office:value="0.02" table:style-name="ce106">
            <text:p>2.0%</text:p>
          </table:table-cell>
          <table:table-cell office:value-type="percentage" office:value="0" table:formula="of:=[.B13]*[.C13]" table:style-name="ce105">
            <text:p>0.00%</text:p>
          </table: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office:value-type="string" office:string-value="Completed Innovative TCRs (out of 0)" table:formula="of:=&quot;Completed Innovative TCRs (out of &quot;&amp;COUNTIF([TCRs.$A$10:.$A$161];&quot;Innovative&quot;)&amp;&quot;)&quot;" table:style-name="ce53">
            <text:p>Completed Innovative TCRs (out of 0)</text:p>
          </table:table-cell>
          <table:table-cell office:value-type="float" office:value="0" table:formula="of:=[TCRs.$D$9]" table:style-name="ce54">
            <text:p>0</text:p>
          </table:table-cell>
          <table:table-cell office:value-type="percentage" office:value="0.05" table:style-name="ce107">
            <text:p>5.0%</text:p>
          </table:table-cell>
          <table:table-cell office:value-type="percentage" office:value="0" table:formula="of:=[.B14]*[.C14]" table:style-name="ce108">
            <text:p>0.00%</text:p>
          </table:table-cell>
          <table:table-cell table:style-name="ce98"/>
          <table:table-cell table:style-name="ce95"/>
          <table:table-cell table:style-name="ce98"/>
          <table:table-cell table:style-name="ce95"/>
          <table:table-cell table:number-columns-repeated="235" table:style-name="ce92"/>
          <table:table-cell table:number-columns-repeated="767" table:style-name="ce45"/>
          <table:table-cell table:number-columns-repeated="15374"/>
        </table:table-row>
        <table:table-row table:style-name="ro1">
          <table:table-cell table:style-name="ce4"/>
          <table:table-cell table:style-name="ce23"/>
          <table:table-cell office:value-type="string" table:style-name="ce109">
            <text:p>Total:</text:p>
          </table:table-cell>
          <table:table-cell office:value-type="percentage" office:value="0.02" table:formula="of:=SUM([.D9:.D14])" table:style-name="ce110">
            <text:p>2.00%</text:p>
          </table: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1">
          <table:table-cell table:style-name="ce4"/>
          <table:table-cell table:style-name="ce23"/>
          <table:table-cell table:number-columns-spanned="2" table:number-rows-spanned="1" table:style-name="ce121"/>
          <table:covered-table-cell/>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table-row>
        <table:table-row table:style-name="ro8">
          <table:table-cell office:value-type="string" table:style-name="ce42">
            <text:p>Feature Requirements</text:p>
          </table:table-cell>
          <table:table-cell office:value-type="string" table:style-name="ce43">
            <text:p>#</text:p>
          </table:table-cell>
          <table:table-cell office:value-type="string" table:style-name="ce42">
            <text:p>Weight</text:p>
          </table:table-cell>
          <table:table-cell office:value-type="string" table:style-name="ce99">
            <text:p>Total</text:p>
          </table:table-cell>
          <table:table-cell table:number-columns-repeated="16380"/>
        </table:table-row>
        <table:table-row table:style-name="ro1">
          <table:table-cell office:value-type="string" office:string-value="Missing Required FCRs (out of 13)" table:formula="of:=&quot;Missing Required FCRs (out of &quot;&amp;COUNTIF([FCRs.$A$10:.$A$218];&quot;Required&quot;)&amp;&quot;)&quot;" table:style-name="ce46">
            <text:p>Missing Required FCRs (out of 13)</text:p>
          </table:table-cell>
          <table:table-cell office:value-type="float" office:value="0.5" table:formula="of:=[FCRs.$D$2]" table:style-name="ce47">
            <text:p>0.5</text:p>
          </table:table-cell>
          <table:table-cell office:value-type="percentage" office:value="-0.1" table:style-name="ce102">
            <text:p>-10%</text:p>
          </table:table-cell>
          <table:table-cell office:value-type="percentage" office:value="-0.05" table:formula="of:=[.B18]*[.C18]" table:style-name="ce103">
            <text:p>-5.00%</text:p>
          </table:table-cell>
          <table:table-cell table:number-columns-repeated="16380"/>
        </table:table-row>
        <table:table-row table:style-name="ro1">
          <table:table-cell office:value-type="string" office:string-value="Missing Basic FCRs (out of 10)" table:formula="of:=&quot;Missing Basic FCRs (out of &quot;&amp;COUNTIF([FCRs.$A$10:.$A$218];&quot;Basic&quot;)&amp;&quot;)&quot;" table:style-name="ce50">
            <text:p>Missing Basic FCRs (out of 10)</text:p>
          </table:table-cell>
          <table:table-cell office:value-type="float" office:value="1" table:formula="of:=[FCRs.$D$3]" table:style-name="ce23">
            <text:p>1</text:p>
          </table:table-cell>
          <table:table-cell office:value-type="percentage" office:value="-0.02" table:style-name="ce104">
            <text:p>-2%</text:p>
          </table:table-cell>
          <table:table-cell office:value-type="percentage" office:value="-0.02" table:formula="of:=[.B19]*[.C19]" table:style-name="ce105">
            <text:p>-2.00%</text:p>
          </table:table-cell>
          <table:table-cell table:number-columns-repeated="16380"/>
        </table:table-row>
        <table:table-row table:style-name="ro1">
          <table:table-cell office:value-type="string" office:string-value="Completed Intermediate FCRs (out of 16)" table:formula="of:=&quot;Completed Intermediate FCRs (out of &quot;&amp;COUNTIF([FCRs.$A$10:.$A$218];&quot;Intermediate&quot;)&amp;&quot;)&quot;" table:style-name="ce50">
            <text:p>Completed Intermediate FCRs (out of 16)</text:p>
          </table:table-cell>
          <table:table-cell office:value-type="float" office:value="8" table:formula="of:=[FCRs.$D$5]" table:style-name="ce23">
            <text:p>8</text:p>
          </table:table-cell>
          <table:table-cell office:value-type="percentage" office:value="5.0000000000000001E-3" table:style-name="ce106">
            <text:p>0.5%</text:p>
          </table:table-cell>
          <table:table-cell office:value-type="percentage" office:value="0.04" table:formula="of:=[.B20]*[.C20]" table:style-name="ce105">
            <text:p>4.00%</text:p>
          </table:table-cell>
          <table:table-cell table:number-columns-repeated="16380"/>
        </table:table-row>
        <table:table-row table:style-name="ro1">
          <table:table-cell office:value-type="string" office:string-value="Completed Advanced FCRs (out of 10)" table:formula="of:=&quot;Completed Advanced FCRs (out of &quot;&amp;COUNTIF([FCRs.$A$10:.$A$218];&quot;Advanced&quot;)&amp;&quot;)&quot;" table:style-name="ce50">
            <text:p>Completed Advanced FCRs (out of 10)</text:p>
          </table:table-cell>
          <table:table-cell office:value-type="float" office:value="2" table:formula="of:=[FCRs.$D$7]" table:style-name="ce23">
            <text:p>2</text:p>
          </table:table-cell>
          <table:table-cell office:value-type="percentage" office:value="0.01" table:style-name="ce106">
            <text:p>1.0%</text:p>
          </table:table-cell>
          <table:table-cell office:value-type="percentage" office:value="0.02" table:formula="of:=[.B21]*[.C21]" table:style-name="ce105">
            <text:p>2.00%</text:p>
          </table:table-cell>
          <table:table-cell table:number-columns-repeated="16380"/>
        </table:table-row>
        <table:table-row table:style-name="ro1">
          <table:table-cell office:value-type="string" office:string-value="Completed Professional FCRs (out of 4)" table:formula="of:=&quot;Completed Professional FCRs (out of &quot;&amp;COUNTIF([FCRs.$A$10:.$A$218];&quot;Professional&quot;)&amp;&quot;)&quot;" table:style-name="ce50">
            <text:p>Completed Professional FCRs (out of 4)</text:p>
          </table:table-cell>
          <table:table-cell office:value-type="float" office:value="0" table:formula="of:=[FCRs.$D$8]" table:style-name="ce23">
            <text:p>0</text:p>
          </table:table-cell>
          <table:table-cell office:value-type="percentage" office:value="0.02" table:style-name="ce106">
            <text:p>2.0%</text:p>
          </table:table-cell>
          <table:table-cell office:value-type="percentage" office:value="0" table:formula="of:=[.B22]*[.C22]" table:style-name="ce105">
            <text:p>0.00%</text:p>
          </table:table-cell>
          <table:table-cell table:number-columns-repeated="16380"/>
        </table:table-row>
        <table:table-row table:style-name="ro1">
          <table:table-cell office:value-type="string" office:string-value="Completed Innovative FCRs (out of 0)" table:formula="of:=&quot;Completed Innovative FCRs (out of &quot;&amp;COUNTIF([FCRs.$A$10:.$A$218];&quot;Innovative&quot;)&amp;&quot;)&quot;" table:style-name="ce53">
            <text:p>Completed Innovative FCRs (out of 0)</text:p>
          </table:table-cell>
          <table:table-cell office:value-type="float" office:value="0" table:formula="of:=[FCRs.$D$9]" table:style-name="ce54">
            <text:p>0</text:p>
          </table:table-cell>
          <table:table-cell office:value-type="percentage" office:value="0.05" table:style-name="ce107">
            <text:p>5.0%</text:p>
          </table:table-cell>
          <table:table-cell office:value-type="percentage" office:value="0" table:formula="of:=[.B23]*[.C23]" table:style-name="ce108">
            <text:p>0.00%</text:p>
          </table:table-cell>
          <table:table-cell table:number-columns-repeated="16380"/>
        </table:table-row>
        <table:table-row table:style-name="ro1">
          <table:table-cell table:style-name="ce4"/>
          <table:table-cell table:style-name="ce23"/>
          <table:table-cell office:value-type="string" table:style-name="ce109">
            <text:p>Total:</text:p>
          </table:table-cell>
          <table:table-cell office:value-type="percentage" office:value="-1.0000000000000005E-2" table:formula="of:=SUM([.D18:.D23])" table:style-name="ce110">
            <text:p>-1.00%</text:p>
          </table:table-cell>
          <table:table-cell table:number-columns-repeated="16380"/>
        </table:table-row>
        <table:table-row table:style-name="ro1">
          <table:table-cell table:style-name="ce4"/>
          <table:table-cell table:style-name="ce23"/>
          <table:table-cell table:number-columns-spanned="2" table:number-rows-spanned="1" table:style-name="ce121"/>
          <table:covered-table-cell/>
          <table:table-cell table:number-columns-repeated="16380"/>
        </table:table-row>
        <table:table-row table:style-name="ro8">
          <table:table-cell office:value-type="string" table:style-name="ce42">
            <text:p>Visual Requirements</text:p>
          </table:table-cell>
          <table:table-cell office:value-type="string" table:style-name="ce43">
            <text:p>#</text:p>
          </table:table-cell>
          <table:table-cell office:value-type="string" table:style-name="ce42">
            <text:p>Weight</text:p>
          </table:table-cell>
          <table:table-cell office:value-type="string" table:style-name="ce99">
            <text:p>Total</text:p>
          </table:table-cell>
          <table:table-cell table:number-columns-repeated="16380"/>
        </table:table-row>
        <table:table-row table:style-name="ro1">
          <table:table-cell office:value-type="string" office:string-value="Missing Required VCRs (out of 3)" table:formula="of:=&quot;Missing Required VCRs (out of &quot;&amp;COUNTIF([VCRs.$A$10:.$A$205];&quot;Required&quot;)&amp;&quot;)&quot;" table:style-name="ce46">
            <text:p>Missing Required VCRs (out of 3)</text:p>
          </table:table-cell>
          <table:table-cell office:value-type="float" office:value="0" table:formula="of:=[VCRs.$D$2]" table:style-name="ce47">
            <text:p>0</text:p>
          </table:table-cell>
          <table:table-cell office:value-type="percentage" office:value="-0.1" table:style-name="ce102">
            <text:p>-10%</text:p>
          </table:table-cell>
          <table:table-cell office:value-type="percentage" office:value="0" table:formula="of:=[.B27]*[.C27]" table:style-name="ce103">
            <text:p>0.00%</text:p>
          </table:table-cell>
          <table:table-cell table:number-columns-repeated="16380"/>
        </table:table-row>
        <table:table-row table:style-name="ro1">
          <table:table-cell office:value-type="string" office:string-value="Missing Basic VCRs (out of 4)" table:formula="of:=&quot;Missing Basic VCRs (out of &quot;&amp;COUNTIF([VCRs.$A$10:.$A$205];&quot;Basic&quot;)&amp;&quot;)&quot;" table:style-name="ce50">
            <text:p>Missing Basic VCRs (out of 4)</text:p>
          </table:table-cell>
          <table:table-cell office:value-type="float" office:value="0" table:formula="of:=[VCRs.$D$3]" table:style-name="ce23">
            <text:p>0</text:p>
          </table:table-cell>
          <table:table-cell office:value-type="percentage" office:value="-0.02" table:style-name="ce104">
            <text:p>-2%</text:p>
          </table:table-cell>
          <table:table-cell office:value-type="percentage" office:value="0" table:formula="of:=[.B28]*[.C28]" table:style-name="ce105">
            <text:p>0.00%</text:p>
          </table:table-cell>
          <table:table-cell table:number-columns-repeated="16380"/>
        </table:table-row>
        <table:table-row table:style-name="ro1">
          <table:table-cell office:value-type="string" office:string-value="Completed Intermediate VCRs (out of 6)" table:formula="of:=&quot;Completed Intermediate VCRs (out of &quot;&amp;COUNTIF([VCRs.$A$10:.$A$205];&quot;Intermediate&quot;)&amp;&quot;)&quot;" table:style-name="ce50">
            <text:p>Completed Intermediate VCRs (out of 6)</text:p>
          </table:table-cell>
          <table:table-cell office:value-type="float" office:value="6" table:formula="of:=[VCRs.$D$5]" table:style-name="ce23">
            <text:p>6</text:p>
          </table:table-cell>
          <table:table-cell office:value-type="percentage" office:value="2.5000000000000001E-3" table:style-name="ce111">
            <text:p>0.25%</text:p>
          </table:table-cell>
          <table:table-cell office:value-type="percentage" office:value="1.4999999999999999E-2" table:formula="of:=[.B29]*[.C29]" table:style-name="ce105">
            <text:p>1.50%</text:p>
          </table:table-cell>
          <table:table-cell table:number-columns-repeated="16380"/>
        </table:table-row>
        <table:table-row table:style-name="ro1">
          <table:table-cell office:value-type="string" office:string-value="Completed Advanced VCRs (out of 7)" table:formula="of:=&quot;Completed Advanced VCRs (out of &quot;&amp;COUNTIF([VCRs.$A$10:.$A$205];&quot;Advanced&quot;)&amp;&quot;)&quot;" table:style-name="ce50">
            <text:p>Completed Advanced VCRs (out of 7)</text:p>
          </table:table-cell>
          <table:table-cell office:value-type="float" office:value="7" table:formula="of:=[VCRs.$D$7]" table:style-name="ce23">
            <text:p>7</text:p>
          </table:table-cell>
          <table:table-cell office:value-type="percentage" office:value="5.0000000000000001E-3" table:style-name="ce106">
            <text:p>0.5%</text:p>
          </table:table-cell>
          <table:table-cell office:value-type="percentage" office:value="3.5000000000000003E-2" table:formula="of:=[.B30]*[.C30]" table:style-name="ce105">
            <text:p>3.50%</text:p>
          </table:table-cell>
          <table:table-cell table:number-columns-repeated="16380"/>
        </table:table-row>
        <table:table-row table:style-name="ro1">
          <table:table-cell office:value-type="string" office:string-value="Completed Professional VCRs (out of 5)" table:formula="of:=&quot;Completed Professional VCRs (out of &quot;&amp;COUNTIF([VCRs.$A$10:.$A$205];&quot;Professional&quot;)&amp;&quot;)&quot;" table:style-name="ce50">
            <text:p>Completed Professional VCRs (out of 5)</text:p>
          </table:table-cell>
          <table:table-cell office:value-type="float" office:value="0" table:formula="of:=[VCRs.$D$8]" table:style-name="ce23">
            <text:p>0</text:p>
          </table:table-cell>
          <table:table-cell office:value-type="percentage" office:value="0.01" table:style-name="ce106">
            <text:p>1.0%</text:p>
          </table:table-cell>
          <table:table-cell office:value-type="percentage" office:value="0" table:formula="of:=[.B31]*[.C31]" table:style-name="ce105">
            <text:p>0.00%</text:p>
          </table:table-cell>
          <table:table-cell table:number-columns-repeated="16380"/>
        </table:table-row>
        <table:table-row table:style-name="ro1">
          <table:table-cell office:value-type="string" office:string-value="Completed Innovative VCRs (out of 0)" table:formula="of:=&quot;Completed Innovative VCRs (out of &quot;&amp;COUNTIF([VCRs.$A$10:.$A$205];&quot;Innovative&quot;)&amp;&quot;)&quot;" table:style-name="ce53">
            <text:p>Completed Innovative VCRs (out of 0)</text:p>
          </table:table-cell>
          <table:table-cell office:value-type="float" office:value="0" table:formula="of:=[VCRs.$D$9]" table:style-name="ce54">
            <text:p>0</text:p>
          </table:table-cell>
          <table:table-cell office:value-type="percentage" office:value="0.03" table:style-name="ce107">
            <text:p>3.0%</text:p>
          </table:table-cell>
          <table:table-cell office:value-type="percentage" office:value="0" table:formula="of:=[.B32]*[.C32]" table:style-name="ce108">
            <text:p>0.00%</text:p>
          </table:table-cell>
          <table:table-cell table:number-columns-repeated="16380"/>
        </table:table-row>
        <table:table-row table:style-name="ro1">
          <table:table-cell table:style-name="ce4"/>
          <table:table-cell table:style-name="ce23"/>
          <table:table-cell office:value-type="string" table:style-name="ce109">
            <text:p>Total:</text:p>
          </table:table-cell>
          <table:table-cell office:value-type="percentage" office:value="0.05" table:formula="of:=SUM([.D27:.D32])" table:style-name="ce110">
            <text:p>5.00%</text:p>
          </table:table-cell>
          <table:table-cell table:style-name="ce94"/>
          <table:table-cell table:style-name="ce95"/>
          <table:table-cell table:style-name="ce94"/>
          <table:table-cell table:style-name="ce95"/>
          <table:table-cell table:number-columns-repeated="235" table:style-name="ce4"/>
          <table:table-cell table:number-columns-repeated="767" table:style-name="ce5"/>
          <table:table-cell table:number-columns-repeated="3" table:style-name="ce112"/>
          <table:table-cell table:number-columns-repeated="15371"/>
        </table:table-row>
        <table:table-row table:style-name="ro1">
          <table:table-cell table:style-name="ce92"/>
          <table:table-cell table:style-name="ce93"/>
          <table:table-cell table:style-name="ce94"/>
          <table:table-cell table:style-name="ce95"/>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style-name="ce1"/>
        </table:table-row>
        <table:table-row table:style-name="ro1">
          <table:table-cell table:number-columns-repeated="2" table:style-name="ce45"/>
          <table:table-cell table:style-name="ce98"/>
          <table:table-cell table:style-name="ce95"/>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style-name="ce1"/>
        </table:table-row>
        <table:table-row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style-name="ce1"/>
        </table:table-row>
        <table:table-row table:style-name="ro1">
          <table:table-cell table:style-name="ce113"/>
          <table:table-cell table:style-name="ce93"/>
          <table:table-cell table:style-name="ce100"/>
          <table:table-cell table:style-name="ce101"/>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style-name="ce1"/>
        </table:table-row>
        <table:table-row table:number-rows-repeated="5" table:style-name="ro1">
          <table:table-cell table:style-name="ce92"/>
          <table:table-cell table:style-name="ce93"/>
          <table:table-cell table:style-name="ce94"/>
          <table:table-cell table:style-name="ce95"/>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style-name="ce1"/>
        </table:table-row>
        <table:table-row table:style-name="ro1">
          <table:table-cell table:number-columns-repeated="2" table:style-name="ce45"/>
          <table:table-cell table:style-name="ce98"/>
          <table:table-cell table:style-name="ce95"/>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style-name="ce1"/>
        </table:table-row>
        <table:table-row table:number-rows-repeated="8"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number-columns-repeated="235" table:style-name="ce92"/>
          <table:table-cell table:number-columns-repeated="767" table:style-name="ce45"/>
          <table:table-cell table:number-columns-repeated="15374" table:style-name="ce1"/>
        </table:table-row>
        <table:table-row table:number-rows-repeated="2" table:style-name="ro1">
          <table:table-cell table:style-name="ce92"/>
          <table:table-cell table:style-name="ce93"/>
          <table:table-cell table:style-name="ce94"/>
          <table:table-cell table:style-name="ce95"/>
          <table:table-cell table:style-name="ce94"/>
          <table:table-cell table:style-name="ce95"/>
          <table:table-cell table:style-name="ce94"/>
          <table:table-cell table:style-name="ce95"/>
          <table:table-cell table:number-columns-repeated="235" table:style-name="ce4"/>
          <table:table-cell table:number-columns-repeated="767" table:style-name="ce5"/>
          <table:table-cell table:number-columns-repeated="3" table:style-name="ce112"/>
          <table:table-cell table:number-columns-repeated="15371"/>
        </table:table-row>
        <table:table-row table:number-rows-repeated="1048523" table:style-name="ro7">
          <table:table-cell table:number-columns-repeated="16384"/>
        </table:table-row>
      </table:table>
      <table:table table:name="Instructor_Grade" table:style-name="ta2">
        <table:table-column table:style-name="co24" table:default-cell-style-name="ce92"/>
        <table:table-column table:style-name="co25" table:default-cell-style-name="ce93"/>
        <table:table-column table:style-name="co7" table:default-cell-style-name="ce94"/>
        <table:table-column table:style-name="co7" table:default-cell-style-name="ce95"/>
        <table:table-column table:style-name="co7" table:default-cell-style-name="ce94"/>
        <table:table-column table:style-name="co28" table:default-cell-style-name="ce95"/>
        <table:table-column table:style-name="co7" table:default-cell-style-name="ce94"/>
        <table:table-column table:style-name="co7" table:default-cell-style-name="ce95"/>
        <table:table-column table:style-name="co26" table:default-cell-style-name="ce123"/>
        <table:table-column table:style-name="co6" table:default-cell-style-name="ce93"/>
        <table:table-column table:style-name="co27" table:default-cell-style-name="ce92"/>
        <table:table-column table:style-name="co10" table:number-columns-repeated="236" table:default-cell-style-name="ce92"/>
        <table:table-column table:style-name="co19" table:number-columns-repeated="765" table:default-cell-style-name="ce45"/>
        <table:table-column table:style-name="co12" table:number-columns-repeated="2" table:default-cell-style-name="ce45"/>
        <table:table-column table:style-name="co19" table:number-columns-repeated="3" table:default-cell-style-name="ce1"/>
        <table:table-column table:style-name="co13" table:number-columns-repeated="7" table:default-cell-style-name="ce1"/>
        <table:table-column table:style-name="co14" table:number-columns-repeated="15360" table:default-cell-style-name="ce1"/>
        <table:table-row table:style-name="ro24">
          <table:table-cell office:value-type="string" table:number-columns-spanned="1" table:number-rows-spanned="3" table:style-name="ce114">
            <text:p>INSTRUCTOR</text:p>
            <text:p>GRADE</text:p>
          </table:table-cell>
          <table:table-cell table:style-name="ce88"/>
          <table:table-cell office:value-type="string" table:number-columns-spanned="2" table:number-rows-spanned="1" table:style-name="ce115">
            <text:p>FINAL</text:p>
          </table:table-cell>
          <table:covered-table-cell/>
          <table:table-cell table:style-name="ce100"/>
          <table:table-cell office:value-type="string" table:number-columns-spanned="1" table:number-rows-spanned="2" table:style-name="ce131">
            <text:p>Student-Instructor Mods Difference</text:p>
          </table:table-cell>
          <table:table-cell table:style-name="ce92"/>
          <table:table-cell office:value-type="string" table:number-columns-spanned="3" table:number-rows-spanned="7" table:style-name="ce65">
            <text:p>This is based on -1%/-2%/-10% weighting for all categories. If you can accurately predict your CR modifiers, your entire project gets a small bonus. If you get your project pre-graded and turn it in early, this is effectively an early turn-in bonus.</text:p>
          </table:table-cell>
          <table:covered-table-cell table:number-columns-repeated="2"/>
          <table:table-cell table:number-columns-repeated="998" table:style-name="ce89"/>
          <table:table-cell table:number-columns-repeated="2" table:style-name="ce45"/>
          <table:table-cell table:number-columns-repeated="15374" table:style-name="ce1"/>
        </table:table-row>
        <table:table-row table:style-name="ro25">
          <table:covered-table-cell/>
          <table:table-cell table:style-name="ce88"/>
          <table:table-cell office:value-type="string" table:number-columns-spanned="2" table:number-rows-spanned="1" table:style-name="ce116">
            <text:p>GRADE</text:p>
          </table:table-cell>
          <table:covered-table-cell/>
          <table:table-cell table:style-name="ce100"/>
          <table:covered-table-cell/>
          <table:table-cell table:style-name="ce92"/>
          <table:covered-table-cell/>
          <table:covered-table-cell table:number-columns-repeated="2"/>
          <table:table-cell table:number-columns-repeated="998" table:style-name="ce89"/>
          <table:table-cell table:number-columns-repeated="2" table:style-name="ce45"/>
          <table:table-cell table:number-columns-repeated="15374" table:style-name="ce1"/>
        </table:table-row>
        <table:table-row table:style-name="ro26">
          <table:covered-table-cell/>
          <table:table-cell table:style-name="ce90"/>
          <table:table-cell office:value-type="percentage" office:value="0.7" table:formula="of:=IF(([.A6]+[.C6]+[.F7]) &lt;= 0.95; ROUND([.A6]+[.C6]+[.F7];2); ROUND((0.95+([.A6]+[.C6]+[.F7]-0.95)/5);3))" table:number-columns-spanned="2" table:number-rows-spanned="1" table:style-name="ce132">
            <text:p>70.0%</text:p>
          </table:table-cell>
          <table:covered-table-cell/>
          <table:table-cell table:style-name="ce100"/>
          <table:table-cell office:value-type="percentage" office:value="0.06" table:formula="of:=ABS([Student_Grade.$D$15]+[Student_Grade.$D$24]+[Student_Grade.$D$33]) - ABS([.D15]+[.D24]+[.D33])" table:style-name="ce122">
            <text:p>6.00%</text:p>
          </table:table-cell>
          <table:table-cell table:style-name="ce92"/>
          <table:covered-table-cell/>
          <table:covered-table-cell table:number-columns-repeated="2"/>
          <table:table-cell table:number-columns-repeated="998" table:style-name="ce91"/>
          <table:table-cell table:number-columns-repeated="2" table:style-name="ce45"/>
          <table:table-cell table:number-columns-repeated="15374" table:style-name="ce1"/>
        </table:table-row>
        <table:table-row table:style-name="ro1">
          <table:table-cell table:style-name="ce92"/>
          <table:table-cell table:style-name="ce93"/>
          <table:table-cell table:style-name="ce94"/>
          <table:table-cell table:style-name="ce95"/>
          <table:table-cell table:style-name="ce123"/>
          <table:table-cell table:style-name="ce23"/>
          <table:table-cell table:style-name="ce92"/>
          <table:covered-table-cell/>
          <table:covered-table-cell table:number-columns-repeated="2"/>
          <table:table-cell table:number-columns-repeated="233" table:style-name="ce92"/>
          <table:table-cell table:number-columns-repeated="767" table:style-name="ce45"/>
          <table:table-cell table:number-columns-repeated="15374" table:style-name="ce1"/>
        </table:table-row>
        <table:table-row table:style-name="ro1">
          <table:table-cell office:value-type="string" table:style-name="ce96">
            <text:p>BASE GRADE</text:p>
          </table:table-cell>
          <table:table-cell table:style-name="ce23"/>
          <table:table-cell office:value-type="string" table:number-columns-spanned="2" table:number-rows-spanned="1" table:style-name="ce118">
            <text:p>TOTAL MODS</text:p>
          </table:table-cell>
          <table:covered-table-cell/>
          <table:table-cell table:style-name="ce123"/>
          <table:table-cell office:value-type="string" table:number-columns-spanned="1" table:number-rows-spanned="2" table:style-name="ce131">
            <text:p>Student Grading Accuracy Bonus</text:p>
          </table:table-cell>
          <table:table-cell table:style-name="ce92"/>
          <table:covered-table-cell/>
          <table:covered-table-cell table:number-columns-repeated="2"/>
          <table:table-cell table:number-columns-repeated="233" table:style-name="ce92"/>
          <table:table-cell table:number-columns-repeated="767" table:style-name="ce45"/>
          <table:table-cell table:number-columns-repeated="15374" table:style-name="ce1"/>
        </table:table-row>
        <table:table-row table:style-name="ro1">
          <table:table-cell office:value-type="percentage" office:value="0.7" table:formula="of:=[Game_Data.$I$12]+[Submission.$E$17]" table:style-name="ce97">
            <text:p>70%</text:p>
          </table:table-cell>
          <table:table-cell table:style-name="ce23"/>
          <table:table-cell office:value-type="percentage" office:value="0" table:formula="of:=[.D15]+[.D24]+[.D33]" table:number-columns-spanned="2" table:number-rows-spanned="1" table:style-name="ce119">
            <text:p>0.00%</text:p>
          </table:table-cell>
          <table:covered-table-cell/>
          <table:table-cell table:style-name="ce94"/>
          <table:covered-table-cell/>
          <table:table-cell table:style-name="ce92"/>
          <table:covered-table-cell/>
          <table:covered-table-cell table:number-columns-repeated="2"/>
          <table:table-cell table:number-columns-repeated="233" table:style-name="ce92"/>
          <table:table-cell table:number-columns-repeated="767" table:style-name="ce45"/>
          <table:table-cell table:number-columns-repeated="15374" table:style-name="ce1"/>
        </table:table-row>
        <table:table-row table:style-name="ro1">
          <table:table-cell table:style-name="ce4"/>
          <table:table-cell table:style-name="ce23"/>
          <table:table-cell table:number-columns-spanned="2" table:number-rows-spanned="1" table:style-name="ce120"/>
          <table:covered-table-cell/>
          <table:table-cell table:style-name="ce124"/>
          <table:table-cell office:value-type="percentage" office:value="0" table:formula="of:=IF([.F3] &gt; 0.05; 0; IF( [.F3] &gt; 0.02; 0.01; (IF([.F3] &gt; 0.01; 0.02; 0.03))))" table:style-name="ce125">
            <text:p>0%</text:p>
          </table:table-cell>
          <table:table-cell table:style-name="ce92"/>
          <table:covered-table-cell/>
          <table:covered-table-cell table:number-columns-repeated="2"/>
          <table:table-cell table:number-columns-repeated="233" table:style-name="ce92"/>
          <table:table-cell table:number-columns-repeated="767" table:style-name="ce45"/>
          <table:table-cell table:number-columns-repeated="15374" table:style-name="ce1"/>
        </table:table-row>
        <table:table-row table:style-name="ro8">
          <table:table-cell office:value-type="string" table:style-name="ce42">
            <text:p>Technical Requirements</text:p>
          </table:table-cell>
          <table:table-cell office:value-type="string" table:style-name="ce43">
            <text:p>#</text:p>
          </table:table-cell>
          <table:table-cell office:value-type="string" table:style-name="ce42">
            <text:p>Weight</text:p>
          </table:table-cell>
          <table:table-cell office:value-type="string" table:style-name="ce99">
            <text:p>Total</text:p>
          </table:table-cell>
          <table:table-cell table:style-name="ce126"/>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Missing Required TCRs (out of 8)" table:formula="of:=&quot;Missing Required TCRs (out of &quot;&amp;COUNTIF([TCRs.$A$10:.$A$161];&quot;Required&quot;)&amp;&quot;)&quot;" table:style-name="ce46">
            <text:p>Missing Required TCRs (out of 8)</text:p>
          </table:table-cell>
          <table:table-cell office:value-type="float" office:value="0" table:formula="of:=[TCRs.$E$2]" table:style-name="ce47">
            <text:p>0</text:p>
          </table:table-cell>
          <table:table-cell office:value-type="percentage" office:value="-0.1" table:style-name="ce102">
            <text:p>-10%</text:p>
          </table:table-cell>
          <table:table-cell office:value-type="percentage" office:value="0" table:formula="of:=[.B9]*[.C9]" table:style-name="ce103">
            <text:p>0.00%</text:p>
          </table:table-cell>
          <table:table-cell table:style-name="ce124"/>
          <table:table-cell office:value-type="string" table:number-columns-spanned="1" table:number-rows-spanned="3" table:style-name="ce39">
            <text:p>+1% for 5% or less</text:p>
            <text:p>+2% for 2% or less</text:p>
            <text:p>+3% for 1% or less</text:p>
          </table:table-cell>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Missing Basic TCRs (out of 8)" table:formula="of:=&quot;Missing Basic TCRs (out of &quot;&amp;COUNTIF([TCRs.$A$10:.$A$161];&quot;Basic&quot;)&amp;&quot;)&quot;" table:style-name="ce50">
            <text:p>Missing Basic TCRs (out of 8)</text:p>
          </table:table-cell>
          <table:table-cell office:value-type="float" office:value="0" table:formula="of:=[TCRs.$E$3]" table:style-name="ce23">
            <text:p>0</text:p>
          </table:table-cell>
          <table:table-cell office:value-type="percentage" office:value="-0.02" table:style-name="ce104">
            <text:p>-2%</text:p>
          </table:table-cell>
          <table:table-cell office:value-type="percentage" office:value="0" table:formula="of:=[.B10]*[.C10]" table:style-name="ce105">
            <text:p>0.00%</text:p>
          </table:table-cell>
          <table:table-cell table:style-name="ce124"/>
          <table:covered-table-cell/>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Intermediate TCRs (out of 4)" table:formula="of:=&quot;Completed Intermediate TCRs (out of &quot;&amp;COUNTIF([TCRs.$A$10:.$A$161];&quot;Intermediate&quot;)&amp;&quot;)&quot;" table:style-name="ce50">
            <text:p>Completed Intermediate TCRs (out of 4)</text:p>
          </table:table-cell>
          <table:table-cell office:value-type="float" office:value="0" table:formula="of:=[TCRs.$E$5]" table:style-name="ce23">
            <text:p>0</text:p>
          </table:table-cell>
          <table:table-cell office:value-type="percentage" office:value="5.0000000000000001E-3" table:style-name="ce106">
            <text:p>0.5%</text:p>
          </table:table-cell>
          <table:table-cell office:value-type="percentage" office:value="0" table:formula="of:=[.B11]*[.C11]" table:style-name="ce105">
            <text:p>0.00%</text:p>
          </table:table-cell>
          <table:table-cell table:style-name="ce127"/>
          <table:covered-table-cell/>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Advanced TCRs (out of 0)" table:formula="of:=&quot;Completed Advanced TCRs (out of &quot;&amp;COUNTIF([TCRs.$A$10:.$A$172];&quot;Advanced&quot;)&amp;&quot;)&quot;" table:style-name="ce50">
            <text:p>Completed Advanced TCRs (out of 0)</text:p>
          </table:table-cell>
          <table:table-cell office:value-type="float" office:value="0" table:formula="of:=[TCRs.$E$7]" table:style-name="ce23">
            <text:p>0</text:p>
          </table:table-cell>
          <table:table-cell office:value-type="percentage" office:value="0.01" table:style-name="ce106">
            <text:p>1.0%</text:p>
          </table:table-cell>
          <table:table-cell office:value-type="percentage" office:value="0" table:formula="of:=[.B12]*[.C12]" table:style-name="ce105">
            <text:p>0.00%</text:p>
          </table:table-cell>
          <table:table-cell table:style-name="ce127"/>
          <table:table-cell table:style-name="ce128"/>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Professional TCRs (out of 0)" table:formula="of:=&quot;Completed Professional TCRs (out of &quot;&amp;COUNTIF([TCRs.$A$10:.$A$172];&quot;Professional&quot;)&amp;&quot;)&quot;" table:style-name="ce50">
            <text:p>Completed Professional TCRs (out of 0)</text:p>
          </table:table-cell>
          <table:table-cell office:value-type="float" office:value="0" table:formula="of:=[TCRs.$E$8]" table:style-name="ce23">
            <text:p>0</text:p>
          </table:table-cell>
          <table:table-cell office:value-type="percentage" office:value="0.02" table:style-name="ce106">
            <text:p>2.0%</text:p>
          </table:table-cell>
          <table:table-cell office:value-type="percentage" office:value="0" table:formula="of:=[.B13]*[.C13]" table:style-name="ce105">
            <text:p>0.00%</text:p>
          </table:table-cell>
          <table:table-cell table:style-name="ce127"/>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Innovative TCRs (out of 0)" table:formula="of:=&quot;Completed Innovative TCRs (out of &quot;&amp;COUNTIF([TCRs.$A$10:.$A$161];&quot;Innovative&quot;)&amp;&quot;)&quot;" table:style-name="ce53">
            <text:p>Completed Innovative TCRs (out of 0)</text:p>
          </table:table-cell>
          <table:table-cell office:value-type="float" office:value="0" table:formula="of:=[TCRs.$E$9]" table:style-name="ce54">
            <text:p>0</text:p>
          </table:table-cell>
          <table:table-cell office:value-type="percentage" office:value="0.05" table:style-name="ce107">
            <text:p>5.0%</text:p>
          </table:table-cell>
          <table:table-cell office:value-type="percentage" office:value="0" table:formula="of:=[.B14]*[.C14]" table:style-name="ce108">
            <text:p>0.00%</text:p>
          </table:table-cell>
          <table:table-cell table:style-name="ce124"/>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table:style-name="ce4"/>
          <table:table-cell table:style-name="ce23"/>
          <table:table-cell office:value-type="string" table:style-name="ce109">
            <text:p>Total:</text:p>
          </table:table-cell>
          <table:table-cell office:value-type="percentage" office:value="0" table:formula="of:=SUM([.D9:.D14])" table:style-name="ce110">
            <text:p>0.00%</text:p>
          </table:table-cell>
          <table:table-cell table:style-name="ce126"/>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table:style-name="ce4"/>
          <table:table-cell table:style-name="ce23"/>
          <table:table-cell table:number-columns-spanned="2" table:number-rows-spanned="1" table:style-name="ce121"/>
          <table:covered-table-cell/>
          <table:table-cell table:style-name="ce124"/>
          <table:table-cell table:style-name="ce23"/>
          <table:table-cell table:number-columns-repeated="237" table:style-name="ce92"/>
          <table:table-cell table:number-columns-repeated="767" table:style-name="ce45"/>
          <table:table-cell table:number-columns-repeated="15374" table:style-name="ce1"/>
        </table:table-row>
        <table:table-row table:style-name="ro8">
          <table:table-cell office:value-type="string" table:style-name="ce42">
            <text:p>Design Requirements</text:p>
          </table:table-cell>
          <table:table-cell office:value-type="string" table:style-name="ce43">
            <text:p>#</text:p>
          </table:table-cell>
          <table:table-cell office:value-type="string" table:style-name="ce42">
            <text:p>Weight</text:p>
          </table:table-cell>
          <table:table-cell office:value-type="string" table:style-name="ce99">
            <text:p>Total</text:p>
          </table:table-cell>
          <table:table-cell table:style-name="ce124"/>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Missing Required FCRs (out of 13)" table:formula="of:=&quot;Missing Required FCRs (out of &quot;&amp;COUNTIF([FCRs.$A$10:.$A$218];&quot;Required&quot;)&amp;&quot;)&quot;" table:style-name="ce46">
            <text:p>Missing Required FCRs (out of 13)</text:p>
          </table:table-cell>
          <table:table-cell office:value-type="float" office:value="0" table:formula="of:=[FCRs.$E$2]" table:style-name="ce47">
            <text:p>0</text:p>
          </table:table-cell>
          <table:table-cell office:value-type="percentage" office:value="-0.1" table:style-name="ce102">
            <text:p>-10%</text:p>
          </table:table-cell>
          <table:table-cell office:value-type="percentage" office:value="0" table:formula="of:=[.B18]*[.C18]" table:style-name="ce103">
            <text:p>0.00%</text:p>
          </table:table-cell>
          <table:table-cell table:style-name="ce129"/>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Missing Basic FCRs (out of 10)" table:formula="of:=&quot;Missing Basic FCRs (out of &quot;&amp;COUNTIF([FCRs.$A$10:.$A$218];&quot;Basic&quot;)&amp;&quot;)&quot;" table:style-name="ce50">
            <text:p>Missing Basic FCRs (out of 10)</text:p>
          </table:table-cell>
          <table:table-cell office:value-type="float" office:value="0" table:formula="of:=[FCRs.$E$3]" table:style-name="ce23">
            <text:p>0</text:p>
          </table:table-cell>
          <table:table-cell office:value-type="percentage" office:value="-0.02" table:style-name="ce104">
            <text:p>-2%</text:p>
          </table:table-cell>
          <table:table-cell office:value-type="percentage" office:value="0" table:formula="of:=[.B19]*[.C19]" table:style-name="ce105">
            <text:p>0.00%</text:p>
          </table:table-cell>
          <table:table-cell table:style-name="ce129"/>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Intermediate FCRs (out of 16)" table:formula="of:=&quot;Completed Intermediate FCRs (out of &quot;&amp;COUNTIF([FCRs.$A$10:.$A$218];&quot;Intermediate&quot;)&amp;&quot;)&quot;" table:style-name="ce50">
            <text:p>Completed Intermediate FCRs (out of 16)</text:p>
          </table:table-cell>
          <table:table-cell office:value-type="float" office:value="0" table:formula="of:=[FCRs.$E$5]" table:style-name="ce23">
            <text:p>0</text:p>
          </table:table-cell>
          <table:table-cell office:value-type="percentage" office:value="5.0000000000000001E-3" table:style-name="ce106">
            <text:p>0.5%</text:p>
          </table:table-cell>
          <table:table-cell office:value-type="percentage" office:value="0" table:formula="of:=[.B20]*[.C20]" table:style-name="ce105">
            <text:p>0.00%</text:p>
          </table:table-cell>
          <table:table-cell table:style-name="ce129"/>
          <table:table-cell table:style-name="ce2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Advanced FCRs (out of 10)" table:formula="of:=&quot;Completed Advanced FCRs (out of &quot;&amp;COUNTIF([FCRs.$A$10:.$A$218];&quot;Advanced&quot;)&amp;&quot;)&quot;" table:style-name="ce50">
            <text:p>Completed Advanced FCRs (out of 10)</text:p>
          </table:table-cell>
          <table:table-cell office:value-type="float" office:value="0" table:formula="of:=[FCRs.$E$7]" table:style-name="ce23">
            <text:p>0</text:p>
          </table:table-cell>
          <table:table-cell office:value-type="percentage" office:value="0.01" table:style-name="ce106">
            <text:p>1.0%</text:p>
          </table:table-cell>
          <table:table-cell office:value-type="percentage" office:value="0" table:formula="of:=[.B21]*[.C21]" table:style-name="ce105">
            <text:p>0.00%</text:p>
          </table:table-cell>
          <table:table-cell table:style-name="ce124"/>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Professional FCRs (out of 4)" table:formula="of:=&quot;Completed Professional FCRs (out of &quot;&amp;COUNTIF([FCRs.$A$10:.$A$218];&quot;Professional&quot;)&amp;&quot;)&quot;" table:style-name="ce50">
            <text:p>Completed Professional FCRs (out of 4)</text:p>
          </table:table-cell>
          <table:table-cell office:value-type="float" office:value="0" table:formula="of:=[FCRs.$E$8]" table:style-name="ce23">
            <text:p>0</text:p>
          </table:table-cell>
          <table:table-cell office:value-type="percentage" office:value="0.02" table:style-name="ce106">
            <text:p>2.0%</text:p>
          </table:table-cell>
          <table:table-cell office:value-type="percentage" office:value="0" table:formula="of:=[.B22]*[.C22]" table:style-name="ce105">
            <text:p>0.00%</text:p>
          </table:table-cell>
          <table:table-cell table:style-name="ce126"/>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Innovative FCRs (out of 0)" table:formula="of:=&quot;Completed Innovative FCRs (out of &quot;&amp;COUNTIF([FCRs.$A$10:.$A$218];&quot;Innovative&quot;)&amp;&quot;)&quot;" table:style-name="ce53">
            <text:p>Completed Innovative FCRs (out of 0)</text:p>
          </table:table-cell>
          <table:table-cell office:value-type="float" office:value="0" table:formula="of:=[FCRs.$E$9]" table:style-name="ce54">
            <text:p>0</text:p>
          </table:table-cell>
          <table:table-cell office:value-type="percentage" office:value="0.05" table:style-name="ce107">
            <text:p>5.0%</text:p>
          </table:table-cell>
          <table:table-cell office:value-type="percentage" office:value="0" table:formula="of:=[.B23]*[.C23]" table:style-name="ce108">
            <text:p>0.00%</text:p>
          </table:table-cell>
          <table:table-cell table:style-name="ce124"/>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table:style-name="ce4"/>
          <table:table-cell table:style-name="ce23"/>
          <table:table-cell office:value-type="string" table:style-name="ce109">
            <text:p>Total:</text:p>
          </table:table-cell>
          <table:table-cell office:value-type="percentage" office:value="0" table:formula="of:=SUM([.D18:.D23])" table:style-name="ce110">
            <text:p>0.00%</text:p>
          </table:table-cell>
          <table:table-cell table:style-name="ce124"/>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table:style-name="ce4"/>
          <table:table-cell table:style-name="ce23"/>
          <table:table-cell table:number-columns-spanned="2" table:number-rows-spanned="1" table:style-name="ce121"/>
          <table:covered-table-cell/>
          <table:table-cell table:style-name="ce129"/>
          <table:table-cell table:style-name="ce93"/>
          <table:table-cell table:number-columns-repeated="237" table:style-name="ce92"/>
          <table:table-cell table:number-columns-repeated="767" table:style-name="ce45"/>
          <table:table-cell table:number-columns-repeated="15374" table:style-name="ce1"/>
        </table:table-row>
        <table:table-row table:style-name="ro8">
          <table:table-cell office:value-type="string" table:style-name="ce42">
            <text:p>Visual Requirements</text:p>
          </table:table-cell>
          <table:table-cell office:value-type="string" table:style-name="ce43">
            <text:p>#</text:p>
          </table:table-cell>
          <table:table-cell office:value-type="string" table:style-name="ce42">
            <text:p>Weight</text:p>
          </table:table-cell>
          <table:table-cell office:value-type="string" table:style-name="ce99">
            <text:p>Total</text:p>
          </table:table-cell>
          <table:table-cell table:style-name="ce129"/>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Missing Required VCRs (out of 3)" table:formula="of:=&quot;Missing Required VCRs (out of &quot;&amp;COUNTIF([VCRs.$A$10:.$A$205];&quot;Required&quot;)&amp;&quot;)&quot;" table:style-name="ce46">
            <text:p>Missing Required VCRs (out of 3)</text:p>
          </table:table-cell>
          <table:table-cell office:value-type="float" office:value="0" table:formula="of:=[VCRs.$E$2]" table:style-name="ce47">
            <text:p>0</text:p>
          </table:table-cell>
          <table:table-cell office:value-type="percentage" office:value="-0.1" table:style-name="ce102">
            <text:p>-10%</text:p>
          </table:table-cell>
          <table:table-cell office:value-type="percentage" office:value="0" table:formula="of:=[.B27]*[.C27]" table:style-name="ce103">
            <text:p>0.00%</text:p>
          </table:table-cell>
          <table:table-cell table:style-name="ce129"/>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Missing Basic VCRs (out of 4)" table:formula="of:=&quot;Missing Basic VCRs (out of &quot;&amp;COUNTIF([VCRs.$A$10:.$A$205];&quot;Basic&quot;)&amp;&quot;)&quot;" table:style-name="ce50">
            <text:p>Missing Basic VCRs (out of 4)</text:p>
          </table:table-cell>
          <table:table-cell office:value-type="float" office:value="0" table:formula="of:=[VCRs.$E$3]" table:style-name="ce23">
            <text:p>0</text:p>
          </table:table-cell>
          <table:table-cell office:value-type="percentage" office:value="-0.02" table:style-name="ce104">
            <text:p>-2%</text:p>
          </table:table-cell>
          <table:table-cell office:value-type="percentage" office:value="0" table:formula="of:=[.B28]*[.C28]" table:style-name="ce105">
            <text:p>0.00%</text:p>
          </table:table-cell>
          <table:table-cell table:style-name="ce124"/>
          <table:table-cell table:style-name="ce23"/>
          <table:table-cell table:number-columns-repeated="4" table:style-name="ce4"/>
          <table:table-cell table:number-columns-repeated="233" table:style-name="ce92"/>
          <table:table-cell table:number-columns-repeated="767" table:style-name="ce45"/>
          <table:table-cell table:number-columns-repeated="15374" table:style-name="ce1"/>
        </table:table-row>
        <table:table-row table:style-name="ro1">
          <table:table-cell office:value-type="string" office:string-value="Completed Intermediate VCRs (out of 6)" table:formula="of:=&quot;Completed Intermediate VCRs (out of &quot;&amp;COUNTIF([VCRs.$A$10:.$A$205];&quot;Intermediate&quot;)&amp;&quot;)&quot;" table:style-name="ce50">
            <text:p>Completed Intermediate VCRs (out of 6)</text:p>
          </table:table-cell>
          <table:table-cell office:value-type="float" office:value="0" table:formula="of:=[VCRs.$E$5]" table:style-name="ce23">
            <text:p>0</text:p>
          </table:table-cell>
          <table:table-cell office:value-type="percentage" office:value="2.5000000000000001E-3" table:style-name="ce111">
            <text:p>0.25%</text:p>
          </table:table-cell>
          <table:table-cell office:value-type="percentage" office:value="0" table:formula="of:=[.B29]*[.C29]" table:style-name="ce105">
            <text:p>0.00%</text:p>
          </table:table-cell>
          <table:table-cell table:style-name="ce126"/>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Advanced VCRs (out of 7)" table:formula="of:=&quot;Completed Advanced VCRs (out of &quot;&amp;COUNTIF([VCRs.$A$10:.$A$205];&quot;Advanced&quot;)&amp;&quot;)&quot;" table:style-name="ce50">
            <text:p>Completed Advanced VCRs (out of 7)</text:p>
          </table:table-cell>
          <table:table-cell office:value-type="float" office:value="0" table:formula="of:=[VCRs.$E$7]" table:style-name="ce23">
            <text:p>0</text:p>
          </table:table-cell>
          <table:table-cell office:value-type="percentage" office:value="5.0000000000000001E-3" table:style-name="ce106">
            <text:p>0.5%</text:p>
          </table:table-cell>
          <table:table-cell office:value-type="percentage" office:value="0" table:formula="of:=[.B30]*[.C30]" table:style-name="ce105">
            <text:p>0.00%</text:p>
          </table:table-cell>
          <table:table-cell table:style-name="ce124"/>
          <table:table-cell table:style-name="ce93"/>
          <table:table-cell table:number-columns-repeated="237" table:style-name="ce92"/>
          <table:table-cell table:number-columns-repeated="767" table:style-name="ce45"/>
          <table:table-cell table:number-columns-repeated="15374" table:style-name="ce1"/>
        </table:table-row>
        <table:table-row table:style-name="ro1">
          <table:table-cell office:value-type="string" office:string-value="Completed Professional VCRs (out of 5)" table:formula="of:=&quot;Completed Professional VCRs (out of &quot;&amp;COUNTIF([VCRs.$A$10:.$A$205];&quot;Professional&quot;)&amp;&quot;)&quot;" table:style-name="ce50">
            <text:p>Completed Professional VCRs (out of 5)</text:p>
          </table:table-cell>
          <table:table-cell office:value-type="float" office:value="0" table:formula="of:=[VCRs.$E$8]" table:style-name="ce23">
            <text:p>0</text:p>
          </table:table-cell>
          <table:table-cell office:value-type="percentage" office:value="0.01" table:style-name="ce106">
            <text:p>1.0%</text:p>
          </table:table-cell>
          <table:table-cell office:value-type="percentage" office:value="0" table:formula="of:=[.B31]*[.C31]" table:style-name="ce105">
            <text:p>0.00%</text:p>
          </table:table-cell>
          <table:table-cell table:style-name="ce124"/>
          <table:table-cell table:style-name="ce95"/>
          <table:table-cell table:style-name="ce94"/>
          <table:table-cell table:style-name="ce95"/>
          <table:table-cell table:style-name="ce129"/>
          <table:table-cell table:style-name="ce93"/>
          <table:table-cell table:number-columns-repeated="233" table:style-name="ce4"/>
          <table:table-cell table:number-columns-repeated="767" table:style-name="ce5"/>
          <table:table-cell table:number-columns-repeated="3" table:style-name="ce112"/>
          <table:table-cell table:number-columns-repeated="15371" table:style-name="ce1"/>
        </table:table-row>
        <table:table-row table:style-name="ro1">
          <table:table-cell office:value-type="string" office:string-value="Completed Innovative VCRs (out of 0)" table:formula="of:=&quot;Completed Innovative VCRs (out of &quot;&amp;COUNTIF([VCRs.$A$10:.$A$205];&quot;Innovative&quot;)&amp;&quot;)&quot;" table:style-name="ce53">
            <text:p>Completed Innovative VCRs (out of 0)</text:p>
          </table:table-cell>
          <table:table-cell office:value-type="float" office:value="0" table:formula="of:=[VCRs.$E$9]" table:style-name="ce54">
            <text:p>0</text:p>
          </table:table-cell>
          <table:table-cell office:value-type="percentage" office:value="0.03" table:style-name="ce107">
            <text:p>3.0%</text:p>
          </table:table-cell>
          <table:table-cell office:value-type="percentage" office:value="0" table:formula="of:=[.B32]*[.C32]" table:style-name="ce108">
            <text:p>0.00%</text:p>
          </table:table-cell>
          <table:table-cell table:style-name="ce129"/>
          <table:table-cell table:style-name="ce95"/>
          <table:table-cell table:style-name="ce98"/>
          <table:table-cell table:style-name="ce95"/>
          <table:table-cell table:style-name="ce124"/>
          <table:table-cell table:style-name="ce93"/>
          <table:table-cell table:number-columns-repeated="233" table:style-name="ce92"/>
          <table:table-cell table:number-columns-repeated="767" table:style-name="ce45"/>
          <table:table-cell table:number-columns-repeated="15374" table:style-name="ce1"/>
        </table:table-row>
        <table:table-row table:style-name="ro1">
          <table:table-cell table:style-name="ce4"/>
          <table:table-cell table:style-name="ce23"/>
          <table:table-cell office:value-type="string" table:style-name="ce109">
            <text:p>Total:</text:p>
          </table:table-cell>
          <table:table-cell office:value-type="percentage" office:value="0" table:formula="of:=SUM([.D27:.D32])" table:style-name="ce110">
            <text:p>0.00%</text:p>
          </table:table-cell>
          <table:table-cell table:style-name="ce129"/>
          <table:table-cell table:style-name="ce95"/>
          <table:table-cell table:style-name="ce94"/>
          <table:table-cell table:style-name="ce95"/>
          <table:table-cell table:style-name="ce126"/>
          <table:table-cell table:style-name="ce93"/>
          <table:table-cell table:number-columns-repeated="233" table:style-name="ce92"/>
          <table:table-cell table:number-columns-repeated="767" table:style-name="ce45"/>
          <table:table-cell table:number-columns-repeated="15374" table:style-name="ce1"/>
        </table:table-row>
        <table:table-row table:style-name="ro1">
          <table:table-cell table:style-name="ce92"/>
          <table:table-cell table:style-name="ce93"/>
          <table:table-cell table:style-name="ce94"/>
          <table:table-cell table:style-name="ce95"/>
          <table:table-cell table:style-name="ce94"/>
          <table:table-cell table:style-name="ce101"/>
          <table:table-cell table:style-name="ce100"/>
          <table:table-cell table:style-name="ce101"/>
          <table:table-cell table:style-name="ce124"/>
          <table:table-cell table:style-name="ce93"/>
          <table:table-cell table:number-columns-repeated="237" table:style-name="ce92"/>
          <table:table-cell table:number-columns-repeated="767" table:style-name="ce45"/>
          <table:table-cell table:number-columns-repeated="15370"/>
        </table:table-row>
        <table:table-row table:style-name="ro1">
          <table:table-cell table:number-columns-repeated="2" table:style-name="ce45"/>
          <table:table-cell table:style-name="ce98"/>
          <table:table-cell table:style-name="ce95"/>
          <table:table-cell table:style-name="ce98"/>
          <table:table-cell table:style-name="ce95"/>
          <table:table-cell table:style-name="ce94"/>
          <table:table-cell table:style-name="ce95"/>
          <table:table-cell table:style-name="ce124"/>
          <table:table-cell table:style-name="ce93"/>
          <table:table-cell table:number-columns-repeated="237" table:style-name="ce92"/>
          <table:table-cell table:number-columns-repeated="767" table:style-name="ce45"/>
          <table:table-cell table:number-columns-repeated="15370"/>
        </table:table-row>
        <table:table-row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style-name="ce129"/>
          <table:table-cell table:style-name="ce93"/>
          <table:table-cell table:number-columns-repeated="237" table:style-name="ce92"/>
          <table:table-cell table:number-columns-repeated="767" table:style-name="ce45"/>
          <table:table-cell table:number-columns-repeated="15370"/>
        </table:table-row>
        <table:table-row table:style-name="ro1">
          <table:table-cell table:style-name="ce113"/>
          <table:table-cell table:style-name="ce93"/>
          <table:table-cell table:style-name="ce100"/>
          <table:table-cell table:style-name="ce101"/>
          <table:table-cell table:style-name="ce100"/>
          <table:table-cell table:style-name="ce95"/>
          <table:table-cell table:style-name="ce94"/>
          <table:table-cell table:style-name="ce95"/>
          <table:table-cell table:style-name="ce129"/>
          <table:table-cell table:style-name="ce93"/>
          <table:table-cell table:number-columns-repeated="237" table:style-name="ce92"/>
          <table:table-cell table:number-columns-repeated="767" table:style-name="ce45"/>
          <table:table-cell table:number-columns-repeated="15370"/>
        </table:table-row>
        <table:table-row table:style-name="ro1">
          <table:table-cell table:style-name="ce92"/>
          <table:table-cell table:style-name="ce93"/>
          <table:table-cell table:style-name="ce94"/>
          <table:table-cell table:style-name="ce95"/>
          <table:table-cell table:style-name="ce94"/>
          <table:table-cell table:style-name="ce95"/>
          <table:table-cell table:style-name="ce94"/>
          <table:table-cell table:style-name="ce95"/>
          <table:table-cell table:style-name="ce129"/>
          <table:table-cell table:style-name="ce93"/>
          <table:table-cell table:number-columns-repeated="237" table:style-name="ce92"/>
          <table:table-cell table:number-columns-repeated="767" table:style-name="ce45"/>
          <table:table-cell table:number-columns-repeated="15370"/>
        </table:table-row>
        <table:table-row table:style-name="ro1">
          <table:table-cell table:style-name="ce92"/>
          <table:table-cell table:style-name="ce93"/>
          <table:table-cell table:style-name="ce94"/>
          <table:table-cell table:style-name="ce95"/>
          <table:table-cell table:style-name="ce94"/>
          <table:table-cell table:style-name="ce95"/>
          <table:table-cell table:style-name="ce94"/>
          <table:table-cell table:style-name="ce95"/>
          <table:table-cell table:style-name="ce123"/>
          <table:table-cell table:style-name="ce93"/>
          <table:table-cell table:number-columns-repeated="237" table:style-name="ce92"/>
          <table:table-cell table:number-columns-repeated="767" table:style-name="ce45"/>
          <table:table-cell table:number-columns-repeated="15370"/>
        </table:table-row>
        <table:table-row table:style-name="ro1">
          <table:table-cell table:style-name="ce92"/>
          <table:table-cell table:style-name="ce93"/>
          <table:table-cell table:style-name="ce94"/>
          <table:table-cell table:style-name="ce95"/>
          <table:table-cell table:style-name="ce94"/>
          <table:table-cell table:style-name="ce95"/>
          <table:table-cell table:style-name="ce98"/>
          <table:table-cell table:style-name="ce95"/>
          <table:table-cell table:style-name="ce130"/>
          <table:table-cell table:style-name="ce93"/>
          <table:table-cell table:number-columns-repeated="237" table:style-name="ce92"/>
          <table:table-cell table:number-columns-repeated="767" table:style-name="ce45"/>
          <table:table-cell table:number-columns-repeated="15370"/>
        </table:table-row>
        <table:table-row table:number-rows-repeated="2" table:style-name="ro1">
          <table:table-cell table:style-name="ce92"/>
          <table:table-cell table:style-name="ce93"/>
          <table:table-cell table:style-name="ce94"/>
          <table:table-cell table:style-name="ce95"/>
          <table:table-cell table:style-name="ce94"/>
          <table:table-cell table:style-name="ce95"/>
          <table:table-cell table:style-name="ce94"/>
          <table:table-cell table:style-name="ce95"/>
          <table:table-cell table:style-name="ce123"/>
          <table:table-cell table:style-name="ce93"/>
          <table:table-cell table:number-columns-repeated="237" table:style-name="ce92"/>
          <table:table-cell table:number-columns-repeated="767" table:style-name="ce45"/>
          <table:table-cell table:number-columns-repeated="15370"/>
        </table:table-row>
        <table:table-row table:style-name="ro1">
          <table:table-cell table:number-columns-repeated="2" table:style-name="ce45"/>
          <table:table-cell table:style-name="ce98"/>
          <table:table-cell table:style-name="ce95"/>
          <table:table-cell table:style-name="ce98"/>
          <table:table-cell table:style-name="ce95"/>
          <table:table-cell table:style-name="ce94"/>
          <table:table-cell table:style-name="ce95"/>
          <table:table-cell table:style-name="ce123"/>
          <table:table-cell table:style-name="ce93"/>
          <table:table-cell table:number-columns-repeated="237" table:style-name="ce92"/>
          <table:table-cell table:number-columns-repeated="767" table:style-name="ce45"/>
          <table:table-cell table:number-columns-repeated="15370"/>
        </table:table-row>
        <table:table-row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style-name="ce94"/>
          <table:table-cell table:style-name="ce93"/>
          <table:table-cell table:number-columns-repeated="237" table:style-name="ce92"/>
          <table:table-cell table:number-columns-repeated="767" table:style-name="ce45"/>
          <table:table-cell table:number-columns-repeated="15370"/>
        </table:table-row>
        <table:table-row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style-name="ce123"/>
          <table:table-cell table:style-name="ce93"/>
          <table:table-cell table:number-columns-repeated="237" table:style-name="ce92"/>
          <table:table-cell table:number-columns-repeated="767" table:style-name="ce45"/>
          <table:table-cell table:number-columns-repeated="15370"/>
        </table:table-row>
        <table:table-row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style-name="ce130"/>
          <table:table-cell table:style-name="ce93"/>
          <table:table-cell table:number-columns-repeated="237" table:style-name="ce92"/>
          <table:table-cell table:number-columns-repeated="767" table:style-name="ce45"/>
          <table:table-cell table:number-columns-repeated="15370"/>
        </table:table-row>
        <table:table-row table:number-rows-repeated="2"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style-name="ce15"/>
          <table:table-cell table:style-name="ce23"/>
          <table:table-cell table:number-columns-repeated="237" table:style-name="ce92"/>
          <table:table-cell table:number-columns-repeated="767" table:style-name="ce45"/>
          <table:table-cell table:number-columns-repeated="15370"/>
        </table:table-row>
        <table:table-row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style-name="ce123"/>
          <table:table-cell table:style-name="ce93"/>
          <table:table-cell table:number-columns-repeated="237" table:style-name="ce92"/>
          <table:table-cell table:number-columns-repeated="767" table:style-name="ce45"/>
          <table:table-cell table:number-columns-repeated="15370" table:style-name="ce1"/>
        </table:table-row>
        <table:table-row table:number-rows-repeated="2" table:style-name="ro1">
          <table:table-cell table:number-columns-repeated="2" table:style-name="ce45"/>
          <table:table-cell table:style-name="ce94"/>
          <table:table-cell table:style-name="ce95"/>
          <table:table-cell table:style-name="ce94"/>
          <table:table-cell table:style-name="ce95"/>
          <table:table-cell table:style-name="ce94"/>
          <table:table-cell table:style-name="ce95"/>
          <table:table-cell table:style-name="ce123"/>
          <table:table-cell table:style-name="ce93"/>
          <table:table-cell table:number-columns-repeated="237" table:style-name="ce4"/>
          <table:table-cell table:number-columns-repeated="767" table:style-name="ce5"/>
          <table:table-cell table:number-columns-repeated="3" table:style-name="ce112"/>
          <table:table-cell table:number-columns-repeated="15367"/>
        </table:table-row>
        <table:table-row table:number-rows-repeated="1048525"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1" svg:font-family="Arial1"/>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36P0">
      <number:month/>
      <number:text>/</number:text>
      <number:day/>
    </number:date-style>
    <number:text-style style:name="N36">
      <number:text-content/>
      <style:map style:condition="value()&gt;=0" style:apply-style-name="N36P0"/>
    </number:text-style>
    <number:percentage-style style:name="N37P0">
      <number:number number:decimal-places="2" number:min-integer-digits="1"/>
      <number:text>%</number:text>
    </number:percentage-style>
    <number:percentage-style style:name="N37">
      <style:text-properties fo:color="#FF0000"/>
      <number:text>-</number:text>
      <number:number number:decimal-places="2" number:min-integer-digits="1"/>
      <number:text>%</number:text>
      <style:map style:condition="value()&gt;=0" style:apply-style-name="N37P0"/>
    </number:percentage-style>
    <number:percentage-style style:name="N38">
      <number:number number:decimal-places="1" number:min-integer-digits="1"/>
      <number:text>%</number:text>
    </number:percentage-style>
    <number:date-style style:name="N39P0">
      <number:day/>
      <number:text>-</number:text>
      <number:month number:textual="true"/>
    </number:date-style>
    <number:text-style style:name="N39">
      <number:text-content/>
      <style:map style:condition="value()&gt;=0" style:apply-style-name="N39P0"/>
    </number:text-style>
    <number:currency-style style:name="N40P0" number:language="en" number:country="US">
      <number:currency-symbol number:language="en" number:country="US">$</number:currency-symbol>
      <number:number number:decimal-places="2" number:min-integer-digits="1" number:grouping="true"/>
    </number:currency-style>
    <number:currency-style style:name="N40"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40P0"/>
    </number:currency-style>
    <style:style style:name="bgBLUE" style:family="table-cell" style:data-style-name="N0">
      <style:table-cell-properties fo:border="thin solid #000000" style:vertical-align="top" fo:wrap-option="wrap" fo:background-color="#006699"/>
      <style:text-properties fo:font-size="10pt" style:font-size-asian="10pt" style:font-size-complex="10pt"/>
    </style:style>
    <style:style style:name="bgCYAN" style:family="table-cell" style:data-style-name="N0">
      <style:table-cell-properties fo:border="thin solid #000000" style:vertical-align="top" fo:wrap-option="wrap" fo:background-color="#336666"/>
      <style:text-properties fo:font-size="10pt" style:font-size-asian="10pt" style:font-size-complex="10pt"/>
    </style:style>
    <style:style style:name="bgGREEN" style:family="table-cell" style:data-style-name="N0">
      <style:table-cell-properties fo:border="thin solid #000000" style:vertical-align="top" fo:wrap-option="wrap" fo:background-color="#007826"/>
      <style:text-properties fo:font-size="10pt" style:font-size-asian="10pt" style:font-size-complex="10pt"/>
    </style:style>
    <style:style style:name="bgGREY" style:family="table-cell" style:data-style-name="N0">
      <style:table-cell-properties fo:border="thin solid #000000" style:vertical-align="top" fo:wrap-option="wrap" fo:background-color="#808080"/>
      <style:text-properties fo:font-size="10pt" style:font-size-asian="10pt" style:font-size-complex="10pt"/>
    </style:style>
    <style:style style:name="bgPURPLE" style:family="table-cell" style:data-style-name="N0">
      <style:table-cell-properties fo:border="thin solid #000000" style:vertical-align="top" fo:wrap-option="wrap" fo:background-color="#663399"/>
      <style:text-properties fo:font-size="10pt" style:font-size-asian="10pt" style:font-size-complex="10pt"/>
    </style:style>
    <style:style style:name="bgRED" style:family="table-cell" style:data-style-name="N0">
      <style:table-cell-properties fo:border="thin solid #000000" style:vertical-align="top" fo:wrap-option="wrap" fo:background-color="#CC0000"/>
      <style:text-properties fo:font-size="10pt" style:font-size-asian="10pt" style:font-size-complex="10pt"/>
    </style:style>
    <style:style style:name="bgYELLOW" style:family="table-cell" style:data-style-name="N0">
      <style:table-cell-properties fo:border="thin solid #000000" style:vertical-align="top" fo:wrap-option="wrap" fo:background-color="#FFFF66"/>
      <style:text-properties fo:font-size="10pt" style:font-size-asian="10pt" style:font-size-complex="10pt"/>
    </style:style>
    <style:style style:name="CategoryHeader" style:family="table-cell" style:data-style-name="N0">
      <style:table-cell-properties fo:border="thin solid #000000" style:vertical-align="top" fo:wrap-option="wrap" fo:background-color="#000000"/>
      <style:text-properties fo:color="#FFFFFF" style:font-name="Calibri1" style:font-name-asian="Calibri1" style:font-name-complex="Calibri1" fo:font-size="10pt" style:font-size-asian="10pt" style:font-size-complex="10pt" fo:font-weight="bold" style:font-weight-asian="bold" style:font-weight-complex="bold"/>
    </style:style>
    <style:style style:name="cf1" style:family="table-cell" style:data-style-name="N0">
      <style:table-cell-properties fo:border="thin solid #000000" style:vertical-align="top" fo:wrap-option="wrap" fo:background-color="#000000"/>
      <style:text-properties fo:color="#FFFFFF" fo:font-weight="bold" style:font-weight-asian="bold" style:font-weight-complex="bold"/>
    </style:style>
    <style:style style:name="cf10" style:family="table-cell" style:data-style-name="N0">
      <style:table-cell-properties fo:border="thin solid #000000" style:vertical-align="top" fo:wrap-option="wrap" fo:background-color="#FFFF66"/>
    </style:style>
    <style:style style:name="cf11" style:family="table-cell" style:data-style-name="N0">
      <style:table-cell-properties fo:border="thin solid #000000" style:vertical-align="top" fo:wrap-option="wrap" fo:background-color="#663399"/>
    </style:style>
    <style:style style:name="cf12" style:family="table-cell" style:data-style-name="N0">
      <style:table-cell-properties fo:border="thin solid #000000" style:vertical-align="top" fo:wrap-option="wrap" fo:background-color="#808080"/>
    </style:style>
    <style:style style:name="cf13" style:family="table-cell" style:data-style-name="N0">
      <style:table-cell-properties fo:border="thin solid #000000" style:vertical-align="top" fo:wrap-option="wrap" fo:background-color="#006699"/>
    </style:style>
    <style:style style:name="cf14" style:family="table-cell" style:data-style-name="N0">
      <style:table-cell-properties fo:border="thin solid #000000" style:vertical-align="top" fo:wrap-option="wrap" fo:background-color="#CC0000"/>
    </style:style>
    <style:style style:name="cf15" style:family="table-cell" style:data-style-name="N0">
      <style:table-cell-properties fo:border="thin solid #000000" style:vertical-align="top" fo:wrap-option="wrap" fo:background-color="#336666"/>
    </style:style>
    <style:style style:name="cf2" style:family="table-cell" style:data-style-name="N0">
      <style:table-cell-properties fo:border="thin solid #000000" style:vertical-align="top" fo:wrap-option="wrap" fo:background-color="#007826"/>
    </style:style>
    <style:style style:name="cf3" style:family="table-cell" style:data-style-name="N0">
      <style:table-cell-properties fo:border="thin solid #000000" style:vertical-align="top" fo:wrap-option="wrap" fo:background-color="#FFFF66"/>
    </style:style>
    <style:style style:name="cf4" style:family="table-cell" style:data-style-name="N0">
      <style:table-cell-properties fo:border="thin solid #000000" style:vertical-align="top" fo:wrap-option="wrap" fo:background-color="#663399"/>
    </style:style>
    <style:style style:name="cf5" style:family="table-cell" style:data-style-name="N0">
      <style:table-cell-properties fo:border="thin solid #000000" style:vertical-align="top" fo:wrap-option="wrap" fo:background-color="#808080"/>
    </style:style>
    <style:style style:name="cf6" style:family="table-cell" style:data-style-name="N0">
      <style:table-cell-properties fo:border="thin solid #000000" style:vertical-align="top" fo:wrap-option="wrap" fo:background-color="#006699"/>
    </style:style>
    <style:style style:name="cf7" style:family="table-cell" style:data-style-name="N0">
      <style:table-cell-properties fo:border="thin solid #000000" style:vertical-align="top" fo:wrap-option="wrap" fo:background-color="#CC0000"/>
    </style:style>
    <style:style style:name="cf8" style:family="table-cell" style:data-style-name="N0">
      <style:table-cell-properties fo:border="thin solid #000000" style:vertical-align="top" fo:wrap-option="wrap" fo:background-color="#336666"/>
    </style:style>
    <style:style style:name="cf9" style:family="table-cell" style:data-style-name="N0">
      <style:table-cell-properties fo:border="thin solid #000000" style:vertical-align="top" fo:wrap-option="wrap" fo:background-color="#007826"/>
    </style:style>
    <style:style style:name="Heading" style:family="table-cell" style:data-style-name="N0">
      <style:table-cell-properties fo:border="thin solid #000000" style:vertical-align="top" fo:wrap-option="wrap" fo:background-color="#FFFFFF"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fo:border="thin solid #000000" style:vertical-align="top" fo:wrap-option="wrap" fo:background-color="#FFFFFF"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fo:border="thin solid #000000" style:vertical-align="top" fo:wrap-option="wrap" fo:background-color="#FFFFFF"/>
      <style:text-properties fo:color="#000000" style:font-name="Calibri" style:font-name-asian="Calibri" style:font-name-complex="Calibri" fo:font-size="11pt" style:font-size-asian="11pt" style:font-size-complex="11pt"/>
    </style:style>
    <style:style style:name="Result" style:family="table-cell" style:data-style-name="N0">
      <style:table-cell-properties fo:border="thin solid #000000" style:vertical-align="top" fo:wrap-option="wrap" fo:background-color="#FFFFFF"/>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0">
      <style:table-cell-properties fo:border="thin solid #000000" style:vertical-align="top" fo:wrap-option="wrap" fo:background-color="#FFFFFF"/>
      <style:text-properties fo:font-style="italic" style:font-style-asian="italic" style:font-style-complex="italic" style:text-underline-style="solid" style:text-underline-type="single" fo:font-weight="bold" style:font-weight-asian="bold" style:font-weight-complex="bold"/>
    </style:style>
    <style:style style:name="cf16" style:family="table-cell">
      <style:table-cell-properties fo:border="thin solid #000000" fo:background-color="#000000"/>
      <style:text-properties fo:color="#FFFFFF" fo:font-weight="bold" style:font-weight-asian="bold" style:font-weight-complex="bold"/>
    </style:style>
    <style:style style:name="cf17" style:family="table-cell">
      <style:table-cell-properties fo:border="thin solid #000000" fo:background-color="#007826"/>
      <style:text-properties fo:color="#000000"/>
    </style:style>
    <style:style style:name="cf18" style:family="table-cell">
      <style:table-cell-properties fo:border="thin solid #000000" fo:background-color="#FFFF66"/>
      <style:text-properties fo:color="#000000"/>
    </style:style>
    <style:style style:name="cf19" style:family="table-cell">
      <style:table-cell-properties fo:border="thin solid #000000" fo:background-color="#663399"/>
      <style:text-properties fo:color="#000000"/>
    </style:style>
    <style:style style:name="cf20" style:family="table-cell">
      <style:table-cell-properties fo:border="thin solid #000000" fo:background-color="#808080"/>
      <style:text-properties fo:color="#000000"/>
    </style:style>
    <style:style style:name="cf21" style:family="table-cell">
      <style:table-cell-properties fo:border="thin solid #000000" fo:background-color="#006699"/>
      <style:text-properties fo:color="#000000"/>
    </style:style>
    <style:style style:name="cf22" style:family="table-cell">
      <style:table-cell-properties fo:border="thin solid #000000" fo:background-color="#CC0000"/>
      <style:text-properties fo:color="#000000"/>
    </style:style>
    <style:style style:name="cf23" style:family="table-cell">
      <style:table-cell-properties fo:border="thin solid #000000" fo:background-color="#336666"/>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page-order="ltr" style:first-page-number="continue" style:scale-to="100%" style:table-centering="none" style:print="objects charts drawings"/>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2">
      <style:page-layout-properties fo:margin-top="0.75in" fo:margin-bottom="0.75in" fo:margin-left="0.7in" fo:margin-right="0.7in" style:print-orientation="portrait" style:print-page-order="ltr" style:first-page-number="continue" style:scale-to="100%" style:table-centering="none" style:print="objects charts drawings"/>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whom</meta:initial-creator>
    <dc:creator>Travis Moore</dc:creator>
    <meta:creation-date>2009-11-09T15:59:30Z</meta:creation-date>
    <dc:date>2014-12-09T03:11:48Z</dc:date>
    <meta:editing-cycles>512</meta:editing-cycles>
    <meta:editing-duration>PT0S</meta:editing-duration>
  </office:meta>
</office:document-meta>
</file>